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 Black" svg:font-family="'Arial Black'" style:font-family-generic="roman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affd9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affd9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6cm" svg:stroke-color="#000000" draw:stroke-linejoin="miter" svg:stroke-linecap="square" draw:fill="none" draw:fill-color="#ff9900" draw:textarea-horizontal-align="left" draw:textarea-vertical-align="middle" draw:auto-grow-height="false" fo:min-height="1.729cm" fo:min-width="17.606cm" fo:padding-top="0.13cm" fo:padding-bottom="0.13cm" fo:padding-left="0.25cm" fo:padding-right="0.25cm" fo:wrap-option="no-wrap" draw:shadow-color="#000000"/>
    </style:style>
    <style:style style:name="gr3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0000"/>
    </style:style>
    <style:style style:name="gr4" style:family="graphic" style:parent-style-name="standard">
      <style:graphic-properties draw:stroke="none" draw:fill="none" draw:fill-color="#ff9900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000000"/>
    </style:style>
    <style:style style:name="gr5" style:family="graphic" style:parent-style-name="standard">
      <style:graphic-properties draw:stroke="solid" svg:stroke-width="0.106cm" svg:stroke-color="#000000" draw:stroke-linejoin="miter" svg:stroke-linecap="square" draw:fill="none" draw:fill-color="#ff9900" draw:textarea-horizontal-align="left" draw:textarea-vertical-align="middle" draw:auto-grow-height="false" fo:min-height="1.724cm" fo:min-width="17.605cm" fo:padding-top="0.13cm" fo:padding-bottom="0.13cm" fo:padding-left="0.25cm" fo:padding-right="0.25cm" fo:wrap-option="no-wrap" draw:shadow-color="#000000"/>
    </style:style>
    <style:style style:name="gr6" style:family="graphic" style:parent-style-name="standard">
      <style:graphic-properties draw:stroke="none" draw:fill="none" draw:fill-color="#ff9900" draw:textarea-horizontal-align="left" draw:textarea-vertical-align="top" draw:auto-grow-height="true" fo:min-height="0cm" fo:min-width="0cm" fo:padding-top="0.127cm" fo:padding-bottom="0.127cm" fo:padding-left="0.255cm" fo:padding-right="0.255cm" fo:wrap-option="no-wrap" draw:shadow-color="#000000"/>
    </style:style>
    <style:style style:name="gr7" style:family="graphic" style:parent-style-name="standard">
      <style:graphic-properties draw:stroke="solid" svg:stroke-width="0.106cm" svg:stroke-color="#000000" draw:stroke-linejoin="miter" svg:stroke-linecap="square" draw:fill="none" draw:fill-color="#ff9900" draw:textarea-horizontal-align="left" draw:textarea-vertical-align="middle" draw:auto-grow-height="false" fo:min-height="1.339cm" fo:min-width="19.307cm" fo:padding-top="0.13cm" fo:padding-bottom="0.13cm" fo:padding-left="0.25cm" fo:padding-right="0.25cm" fo:wrap-option="no-wrap" draw:shadow-color="#000000"/>
    </style:style>
    <style:style style:name="gr8" style:family="graphic" style:parent-style-name="standard">
      <style:graphic-properties draw:stroke="solid" svg:stroke-width="0.035cm" svg:stroke-color="#000000" draw:stroke-linejoin="miter" svg:stroke-linecap="square" draw:fill="solid" draw:fill-color="#ff9900" draw:textarea-horizontal-align="left" draw:textarea-vertical-align="middle" draw:auto-grow-height="false" fo:min-height="1.182cm" fo:min-width="10.701cm" fo:padding-top="0.13cm" fo:padding-bottom="0.13cm" fo:padding-left="0.25cm" fo:padding-right="0.25cm" fo:wrap-option="no-wrap" draw:shadow-color="#000000"/>
    </style:style>
    <style:style style:name="gr9" style:family="graphic" style:parent-style-name="standard" style:list-style-name="L3">
      <style:graphic-properties draw:stroke="solid" svg:stroke-width="0.053cm" svg:stroke-color="#000000" draw:stroke-linejoin="miter" svg:stroke-linecap="square" draw:fill="none" draw:fill-color="#ff99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000000"/>
    </style:style>
    <style:style style:name="gr10" style:family="graphic" style:parent-style-name="standard" style:list-style-name="L3">
      <style:graphic-properties draw:stroke="solid" svg:stroke-width="0.053cm" svg:stroke-color="#000000" draw:stroke-linejoin="miter" svg:stroke-linecap="square" draw:fill="none" draw:fill-color="#ff99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000000"/>
    </style:style>
    <style:style style:name="gr11" style:family="graphic" style:parent-style-name="standard" style:list-style-name="L3">
      <style:graphic-properties draw:stroke="solid" svg:stroke-width="0.053cm" svg:stroke-color="#000000" draw:stroke-linejoin="miter" svg:stroke-linecap="square" draw:fill="none" draw:fill-color="#ff99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000000"/>
    </style:style>
    <style:style style:name="gr12" style:family="graphic" style:parent-style-name="standard" style:list-style-name="L3">
      <style:graphic-properties draw:stroke="solid" svg:stroke-width="0.053cm" svg:stroke-color="#000000" draw:stroke-linejoin="miter" svg:stroke-linecap="square" draw:fill="none" draw:fill-color="#ff99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000000"/>
    </style:style>
    <style:style style:name="gr13" style:family="graphic" style:parent-style-name="standard">
      <style:graphic-properties draw:stroke="solid" svg:stroke-width="0.106cm" svg:stroke-color="#000000" draw:marker-end="Arrowheads_20_150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0000"/>
    </style:style>
    <style:style style:name="gr14" style:family="graphic" style:parent-style-name="standard">
      <style:graphic-properties draw:stroke="solid" svg:stroke-width="0.106cm" svg:stroke-color="#000000" draw:marker-end="Arrowheads_20_151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0000"/>
    </style:style>
    <style:style style:name="gr15" style:family="graphic" style:parent-style-name="standard">
      <style:graphic-properties draw:stroke="solid" svg:stroke-width="0.106cm" svg:stroke-color="#000000" draw:marker-end="Arrowheads_20_152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0000"/>
    </style:style>
    <style:style style:name="gr16" style:family="graphic" style:parent-style-name="standard">
      <style:graphic-properties draw:stroke="solid" svg:stroke-width="0.106cm" svg:stroke-color="#000000" draw:marker-end="Arrowheads_20_153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0000"/>
    </style:style>
    <style:style style:name="gr17" style:family="graphic" style:parent-style-name="standard" style:list-style-name="L3">
      <style:graphic-properties draw:stroke="solid" svg:stroke-width="0.035cm" svg:stroke-color="#000000" draw:stroke-linejoin="miter" svg:stroke-linecap="square" draw:fill="none" draw:fill-color="#ff99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000000"/>
    </style:style>
    <style:style style:name="gr18" style:family="graphic" style:parent-style-name="standard" style:list-style-name="L3">
      <style:graphic-properties draw:stroke="solid" svg:stroke-width="0.035cm" svg:stroke-color="#000000" draw:stroke-linejoin="miter" svg:stroke-linecap="square" draw:fill="none" draw:fill-color="#ff99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000000"/>
    </style:style>
    <style:style style:name="gr1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2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2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2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3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3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3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3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3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4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4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4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4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4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5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5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5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5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6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6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6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7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7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7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7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8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8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8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9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9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9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0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0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5" style:family="graphic" style:parent-style-name="standard" style:list-style-name="L3">
      <style:graphic-properties draw:stroke="solid" svg:stroke-width="0.106cm" svg:stroke-color="#3333ff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06" style:family="graphic" style:parent-style-name="standard" style:list-style-name="L3">
      <style:graphic-properties draw:stroke="solid" svg:stroke-width="0.106cm" svg:stroke-color="#3333ff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7" style:family="graphic" style:parent-style-name="standard" style:list-style-name="L6">
      <style:graphic-properties draw:stroke="dash" draw:stroke-dash="Dashed_20__28_var_29__20_5" svg:stroke-width="0.106cm" svg:stroke-color="#ff0033" draw:stroke-linejoin="miter" svg:stroke-linecap="square" draw:fill="none" draw:fill-color="#ff99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000000"/>
    </style:style>
    <style:style style:name="gr10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1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1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1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1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1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2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2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29" style:family="graphic" style:parent-style-name="standard" style:list-style-name="L3">
      <style:graphic-properties draw:stroke="solid" svg:stroke-width="0.106cm" svg:stroke-color="#3333ff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31" style:family="graphic" style:parent-style-name="standard" style:list-style-name="L6">
      <style:graphic-properties draw:stroke="dash" draw:stroke-dash="Dashed_20__28_var_29__20_5" svg:stroke-width="0.106cm" svg:stroke-color="#ff0033" draw:stroke-linejoin="miter" svg:stroke-linecap="square" draw:fill="none" draw:fill-color="#ff99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000000"/>
    </style:style>
    <style:style style:name="gr13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3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3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3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4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4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4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4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5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5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6" style:family="graphic" style:parent-style-name="standard" style:list-style-name="L6">
      <style:graphic-properties draw:stroke="dash" draw:stroke-dash="Dashed_20__28_var_29__20_5" svg:stroke-width="0.106cm" svg:stroke-color="#ff0033" draw:stroke-linejoin="miter" svg:stroke-linecap="square" draw:fill="none" draw:fill-color="#ff99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000000"/>
    </style:style>
    <style:style style:name="gr15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6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6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6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6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6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6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6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6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6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6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7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7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7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7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7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7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7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7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7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7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8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8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8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8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8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8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8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8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8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8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9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9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9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9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9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9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9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9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9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9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0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0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0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0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20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05" style:family="graphic" style:parent-style-name="standard" style:list-style-name="L3">
      <style:graphic-properties draw:stroke="solid" svg:stroke-width="0.106cm" svg:stroke-color="#3333ff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06" style:family="graphic" style:parent-style-name="standard" style:list-style-name="L3">
      <style:graphic-properties draw:stroke="solid" svg:stroke-width="0.106cm" svg:stroke-color="#3333ff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07" style:family="graphic" style:parent-style-name="standard" style:list-style-name="L6">
      <style:graphic-properties draw:stroke="dash" draw:stroke-dash="Dashed_20__28_var_29__20_5" svg:stroke-width="0.106cm" svg:stroke-color="#ff0033" draw:stroke-linejoin="miter" svg:stroke-linecap="square" draw:fill="none" draw:fill-color="#ff99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000000"/>
    </style:style>
    <style:style style:name="gr20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20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1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1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1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21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21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1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21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1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1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21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22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2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2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2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2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22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22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2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2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2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3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23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32" style:family="graphic" style:parent-style-name="standard" style:list-style-name="L3">
      <style:graphic-properties draw:stroke="solid" svg:stroke-width="0.106cm" svg:stroke-color="#3333ff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3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3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235" style:family="graphic" style:parent-style-name="standard" style:list-style-name="L6">
      <style:graphic-properties draw:stroke="dash" draw:stroke-dash="Dashed_20__28_var_29__20_5" svg:stroke-width="0.106cm" svg:stroke-color="#ff0033" draw:stroke-linejoin="miter" svg:stroke-linecap="square" draw:fill="none" draw:fill-color="#ff99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000000"/>
    </style:style>
    <style:style style:name="gr23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23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3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3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4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24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24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4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24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4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4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24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24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4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5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5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5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25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25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5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5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5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5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25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6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6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6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63" style:family="graphic" style:parent-style-name="standard" style:list-style-name="L6">
      <style:graphic-properties draw:stroke="dash" draw:stroke-dash="Dashed_20__28_var_29__20_5" svg:stroke-width="0.106cm" svg:stroke-color="#ff0033" draw:stroke-linejoin="miter" svg:stroke-linecap="square" draw:fill="none" draw:fill-color="#ff99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000000"/>
    </style:style>
    <style:style style:name="gr26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26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6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26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6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6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27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27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7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27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7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7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27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27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7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7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8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8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28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28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8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8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8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8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28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8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9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91" style:family="graphic" style:parent-style-name="standard" style:list-style-name="L6">
      <style:graphic-properties draw:stroke="dash" draw:stroke-dash="Dashed_20__28_var_29__20_5" svg:stroke-width="0.106cm" svg:stroke-color="#ff0033" draw:stroke-linejoin="miter" svg:stroke-linecap="square" draw:fill="none" draw:fill-color="#ff99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00"/>
    </style:style>
    <style:style style:name="gr29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9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94" style:family="graphic" style:parent-style-name="standard" style:list-style-name="L3">
      <style:graphic-properties draw:stroke="solid" svg:stroke-width="0.106cm" svg:stroke-color="#3333ff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295" style:family="graphic" style:parent-style-name="standard" style:list-style-name="L3">
      <style:graphic-properties draw:stroke="solid" svg:stroke-width="0.106cm" svg:stroke-color="#3333ff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29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9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29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29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30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0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30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0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0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30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30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0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0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0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1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31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31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1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1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1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1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31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1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1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20" style:family="graphic" style:parent-style-name="standard" style:list-style-name="L6">
      <style:graphic-properties draw:stroke="dash" draw:stroke-dash="Dashed_20__28_var_29__20_5" svg:stroke-width="0.106cm" svg:stroke-color="#ff0033" draw:stroke-linejoin="miter" svg:stroke-linecap="square" draw:fill="none" draw:fill-color="#ff99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00"/>
    </style:style>
    <style:style style:name="gr32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2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32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24" style:family="graphic" style:parent-style-name="standard" style:list-style-name="L3">
      <style:graphic-properties draw:stroke="solid" svg:stroke-width="0.106cm" svg:stroke-color="#3333ff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325" style:family="graphic" style:parent-style-name="standard" style:list-style-name="L3">
      <style:graphic-properties draw:stroke="solid" svg:stroke-width="0.106cm" svg:stroke-color="#3333ff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2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2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2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32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33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3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33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3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3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33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33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3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3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3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4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34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34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4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4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4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4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34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4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4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50" style:family="graphic" style:parent-style-name="standard" style:list-style-name="L6">
      <style:graphic-properties draw:stroke="dash" draw:stroke-dash="Dashed_20__28_var_29__20_5" svg:stroke-width="0.106cm" svg:stroke-color="#ff0033" draw:stroke-linejoin="miter" svg:stroke-linecap="square" draw:fill="none" draw:fill-color="#ff99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00"/>
    </style:style>
    <style:style style:name="gr35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35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35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5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355" style:family="graphic" style:parent-style-name="standard" style:list-style-name="L3">
      <style:graphic-properties draw:stroke="solid" svg:stroke-width="0.106cm" svg:stroke-color="#3333ff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56" style:family="graphic" style:parent-style-name="standard" style:list-style-name="L3">
      <style:graphic-properties draw:stroke="solid" svg:stroke-width="0.106cm" svg:stroke-color="#3333ff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5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5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5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36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36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6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36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6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6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36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36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6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6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7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7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37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37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7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7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7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7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37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7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8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81" style:family="graphic" style:parent-style-name="standard" style:list-style-name="L6">
      <style:graphic-properties draw:stroke="dash" draw:stroke-dash="Dashed_20__28_var_29__20_5" svg:stroke-width="0.106cm" svg:stroke-color="#ff0033" draw:stroke-linejoin="miter" svg:stroke-linecap="square" draw:fill="none" draw:fill-color="#ff99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00"/>
    </style:style>
    <style:style style:name="gr38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383" style:family="graphic" style:parent-style-name="standard" style:list-style-name="L3">
      <style:graphic-properties draw:stroke="solid" svg:stroke-width="0.106cm" svg:stroke-color="#3333ff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8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8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38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8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38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8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9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9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39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39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9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39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9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39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39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39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0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0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0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0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40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40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0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0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0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0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41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1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1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13" style:family="graphic" style:parent-style-name="standard" style:list-style-name="L6">
      <style:graphic-properties draw:stroke="dash" draw:stroke-dash="Dashed_20__28_var_29__20_5" svg:stroke-width="0.106cm" svg:stroke-color="#ff0033" draw:stroke-linejoin="miter" svg:stroke-linecap="square" draw:fill="none" draw:fill-color="#ff99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00"/>
    </style:style>
    <style:style style:name="gr41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41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1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1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41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1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42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2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42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2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2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42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42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2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42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2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3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43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43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3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3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3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3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43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43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3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4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4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4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44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4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4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4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4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4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4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5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45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5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5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45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5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45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5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45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5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6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46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46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6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46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6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6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46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46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6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7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7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7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47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47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7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7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7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7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47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8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8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8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8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8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8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8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8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48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48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9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9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49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9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49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9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49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9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49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49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50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0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50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0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0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50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50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0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0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0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1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51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51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1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1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1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1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51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1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1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2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2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2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2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24" style:family="graphic" style:parent-style-name="standard" style:list-style-name="L3">
      <style:graphic-properties draw:stroke="solid" svg:stroke-width="0.106cm" svg:stroke-color="#3333ff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25" style:family="graphic" style:parent-style-name="standard" style:list-style-name="L3">
      <style:graphic-properties draw:stroke="solid" svg:stroke-width="0.106cm" svg:stroke-color="#3333ff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526" style:family="graphic" style:parent-style-name="standard" style:list-style-name="L6">
      <style:graphic-properties draw:stroke="dash" draw:stroke-dash="Dashed_20__28_var_29__20_5" svg:stroke-width="0.106cm" svg:stroke-color="#ff0033" draw:stroke-linejoin="miter" svg:stroke-linecap="square" draw:fill="none" draw:fill-color="#ff99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000000"/>
    </style:style>
    <style:style style:name="gr52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52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2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3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53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3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53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3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53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3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3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53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53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4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54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4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4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54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54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4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4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4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4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55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55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5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5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5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5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55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5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5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5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6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6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6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63" style:family="graphic" style:parent-style-name="standard" style:list-style-name="L3">
      <style:graphic-properties draw:stroke="solid" svg:stroke-width="0.106cm" svg:stroke-color="#3333ff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6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56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66" style:family="graphic" style:parent-style-name="standard" style:list-style-name="L6">
      <style:graphic-properties draw:stroke="dash" draw:stroke-dash="Dashed_20__28_var_29__20_5" svg:stroke-width="0.106cm" svg:stroke-color="#ff0033" draw:stroke-linejoin="miter" svg:stroke-linecap="square" draw:fill="none" draw:fill-color="#ff99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000000"/>
    </style:style>
    <style:style style:name="gr56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56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6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7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57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7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57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7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57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7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7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57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57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8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58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8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8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58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58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8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8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8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8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59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59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9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9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9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9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59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9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9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59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0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0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0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0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0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60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06" style:family="graphic" style:parent-style-name="standard" style:list-style-name="L6">
      <style:graphic-properties draw:stroke="dash" draw:stroke-dash="Dashed_20__28_var_29__20_5" svg:stroke-width="0.106cm" svg:stroke-color="#ff0033" draw:stroke-linejoin="miter" svg:stroke-linecap="square" draw:fill="none" draw:fill-color="#ff99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000000"/>
    </style:style>
    <style:style style:name="gr60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60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0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1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61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1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1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61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1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61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1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1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61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62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2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62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2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2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62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62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2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2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2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3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63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63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3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3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3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3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63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3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3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4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4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4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4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4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4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64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64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4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64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5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5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65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5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5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5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65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5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65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5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6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66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66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6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66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6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6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66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66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6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7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7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7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67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67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7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7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7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7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67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8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8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8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8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8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8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8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8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688" style:family="graphic" style:parent-style-name="standard" style:list-style-name="L3">
      <style:graphic-properties draw:stroke="solid" svg:stroke-width="0.106cm" svg:stroke-color="#3333ff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689" style:family="graphic" style:parent-style-name="standard" style:list-style-name="L3">
      <style:graphic-properties draw:stroke="solid" svg:stroke-width="0.106cm" svg:stroke-color="#3333ff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90" style:family="graphic" style:parent-style-name="standard" style:list-style-name="L6">
      <style:graphic-properties draw:stroke="dash" draw:stroke-dash="Dashed_20__28_var_29__20_5" svg:stroke-width="0.106cm" svg:stroke-color="#ff0033" draw:stroke-linejoin="miter" svg:stroke-linecap="square" draw:fill="none" draw:fill-color="#ff99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000000"/>
    </style:style>
    <style:style style:name="gr69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69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9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9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69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9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9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69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69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0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70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0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0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70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70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0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70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0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0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71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71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1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1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1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1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71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71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1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1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2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2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72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2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2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2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2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2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2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2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3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73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732" style:family="graphic" style:parent-style-name="standard" style:list-style-name="L3">
      <style:graphic-properties draw:stroke="solid" svg:stroke-width="0.106cm" svg:stroke-color="#3333ff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33" style:family="graphic" style:parent-style-name="standard" style:list-style-name="L6">
      <style:graphic-properties draw:stroke="dash" draw:stroke-dash="Dashed_20__28_var_29__20_5" svg:stroke-width="0.106cm" svg:stroke-color="#ff0033" draw:stroke-linejoin="miter" svg:stroke-linecap="square" draw:fill="none" draw:fill-color="#ff99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000000"/>
    </style:style>
    <style:style style:name="gr73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3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73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3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3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73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4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4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4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74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4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74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4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4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74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74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5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75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5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5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75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75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5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5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5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5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76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76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6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6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6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6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76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6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6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6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7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7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7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7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7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77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77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77" style:family="graphic" style:parent-style-name="standard" style:list-style-name="L6">
      <style:graphic-properties draw:stroke="dash" draw:stroke-dash="Dashed_20__28_var_29__20_5" svg:stroke-width="0.106cm" svg:stroke-color="#ff0033" draw:stroke-linejoin="miter" svg:stroke-linecap="square" draw:fill="none" draw:fill-color="#ff99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000000"/>
    </style:style>
    <style:style style:name="gr77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77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78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8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8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78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8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8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8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8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78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8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79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9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9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79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79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9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79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9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79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79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80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0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0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0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0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80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80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0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0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0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1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81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1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1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1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1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1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1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1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1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82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82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22" style:family="graphic" style:parent-style-name="standard" style:list-style-name="L6">
      <style:graphic-properties draw:stroke="dash" draw:stroke-dash="Dashed_20__28_var_29__20_5" svg:stroke-width="0.106cm" svg:stroke-color="#ff0033" draw:stroke-linejoin="miter" svg:stroke-linecap="square" draw:fill="none" draw:fill-color="#ff99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00"/>
    </style:style>
    <style:style style:name="gr82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82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2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2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82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28" style:family="graphic" style:parent-style-name="standard" style:list-style-name="L3">
      <style:graphic-properties draw:stroke="solid" svg:stroke-width="0.106cm" svg:stroke-color="#3333ff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2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830" style:family="graphic" style:parent-style-name="standard" style:list-style-name="L3">
      <style:graphic-properties draw:stroke="solid" svg:stroke-width="0.106cm" svg:stroke-color="#3333ff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3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3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83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3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83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3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3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83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83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4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84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4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4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84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84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4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4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4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4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85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85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5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5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5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5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85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5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5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5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6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6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6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6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6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86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86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67" style:family="graphic" style:parent-style-name="standard" style:list-style-name="L6">
      <style:graphic-properties draw:stroke="dash" draw:stroke-dash="Dashed_20__28_var_29__20_5" svg:stroke-width="0.106cm" svg:stroke-color="#ff0033" draw:stroke-linejoin="miter" svg:stroke-linecap="square" draw:fill="none" draw:fill-color="#ff99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00"/>
    </style:style>
    <style:style style:name="gr86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86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7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7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87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7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874" style:family="graphic" style:parent-style-name="standard" style:list-style-name="L3">
      <style:graphic-properties draw:stroke="solid" svg:stroke-width="0.106cm" svg:stroke-color="#3333ff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7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7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87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7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87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5cm" fo:min-width="1.132cm" fo:padding-top="0.13cm" fo:padding-bottom="0.13cm" fo:padding-left="0.25cm" fo:padding-right="0.25cm" fo:wrap-option="no-wrap" draw:shadow-color="#000000"/>
    </style:style>
    <style:style style:name="gr880" style:family="graphic" style:parent-style-name="standard" style:list-style-name="L3">
      <style:graphic-properties draw:stroke="solid" svg:stroke-width="0.106cm" svg:stroke-color="#3333ff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8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8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8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88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88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8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88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8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8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89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89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9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9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9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9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89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89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9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89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0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0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90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0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0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0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0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0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0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0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1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91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91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13" style:family="graphic" style:parent-style-name="standard" style:list-style-name="L6">
      <style:graphic-properties draw:stroke="dash" draw:stroke-dash="Dashed_20__28_var_29__20_5" svg:stroke-width="0.106cm" svg:stroke-color="#ff0033" draw:stroke-linejoin="miter" svg:stroke-linecap="square" draw:fill="none" draw:fill-color="#ff99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00"/>
    </style:style>
    <style:style style:name="gr91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91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1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1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91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1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2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2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92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2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92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5cm" fo:min-width="1.132cm" fo:padding-top="0.13cm" fo:padding-bottom="0.13cm" fo:padding-left="0.25cm" fo:padding-right="0.25cm" fo:wrap-option="no-wrap" draw:shadow-color="#000000"/>
    </style:style>
    <style:style style:name="gr92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5cm" fo:min-width="1.132cm" fo:padding-top="0.13cm" fo:padding-bottom="0.13cm" fo:padding-left="0.25cm" fo:padding-right="0.25cm" fo:wrap-option="no-wrap" draw:shadow-color="#000000"/>
    </style:style>
    <style:style style:name="gr926" style:family="graphic" style:parent-style-name="standard" style:list-style-name="L3">
      <style:graphic-properties draw:stroke="solid" svg:stroke-width="0.106cm" svg:stroke-color="#3333ff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27" style:family="graphic" style:parent-style-name="standard" style:list-style-name="L3">
      <style:graphic-properties draw:stroke="solid" svg:stroke-width="0.106cm" svg:stroke-color="#3333ff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92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2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3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93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93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3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93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3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3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93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93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3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4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4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4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94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94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4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4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4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4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94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5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5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5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5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5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5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5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5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95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95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60" style:family="graphic" style:parent-style-name="standard" style:list-style-name="L6">
      <style:graphic-properties draw:stroke="dash" draw:stroke-dash="Dashed_20__28_var_29__20_5" svg:stroke-width="0.106cm" svg:stroke-color="#ff0033" draw:stroke-linejoin="miter" svg:stroke-linecap="square" draw:fill="none" draw:fill-color="#ff99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00"/>
    </style:style>
    <style:style style:name="gr96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96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6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6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96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6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96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6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6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97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7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97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5cm" fo:min-width="1.132cm" fo:padding-top="0.13cm" fo:padding-bottom="0.13cm" fo:padding-left="0.25cm" fo:padding-right="0.25cm" fo:wrap-option="no-wrap" draw:shadow-color="#000000"/>
    </style:style>
    <style:style style:name="gr97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5cm" fo:min-width="1.132cm" fo:padding-top="0.13cm" fo:padding-bottom="0.13cm" fo:padding-left="0.25cm" fo:padding-right="0.25cm" fo:wrap-option="no-wrap" draw:shadow-color="#000000"/>
    </style:style>
    <style:style style:name="gr97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5cm" fo:min-width="1.131cm" fo:padding-top="0.13cm" fo:padding-bottom="0.13cm" fo:padding-left="0.25cm" fo:padding-right="0.25cm" fo:wrap-option="no-wrap" draw:shadow-color="#000000"/>
    </style:style>
    <style:style style:name="gr975" style:family="graphic" style:parent-style-name="standard" style:list-style-name="L3">
      <style:graphic-properties draw:stroke="solid" svg:stroke-width="0.106cm" svg:stroke-color="#3333ff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7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7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7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97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98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8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98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8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8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98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98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8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8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8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9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99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99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9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9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9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9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99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9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99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0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0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0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0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0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0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00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00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08" style:family="graphic" style:parent-style-name="standard" style:list-style-name="L6">
      <style:graphic-properties draw:stroke="dash" draw:stroke-dash="Dashed_20__28_var_29__20_5" svg:stroke-width="0.106cm" svg:stroke-color="#ff0033" draw:stroke-linejoin="miter" svg:stroke-linecap="square" draw:fill="none" draw:fill-color="#ff99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00"/>
    </style:style>
    <style:style style:name="gr100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01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1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1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01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1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1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01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1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1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01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2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02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5cm" fo:min-width="1.132cm" fo:padding-top="0.13cm" fo:padding-bottom="0.13cm" fo:padding-left="0.25cm" fo:padding-right="0.25cm" fo:wrap-option="no-wrap" draw:shadow-color="#000000"/>
    </style:style>
    <style:style style:name="gr102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5cm" fo:min-width="1.132cm" fo:padding-top="0.13cm" fo:padding-bottom="0.13cm" fo:padding-left="0.25cm" fo:padding-right="0.25cm" fo:wrap-option="no-wrap" draw:shadow-color="#000000"/>
    </style:style>
    <style:style style:name="gr102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5cm" fo:min-width="1.131cm" fo:padding-top="0.13cm" fo:padding-bottom="0.13cm" fo:padding-left="0.25cm" fo:padding-right="0.25cm" fo:wrap-option="no-wrap" draw:shadow-color="#000000"/>
    </style:style>
    <style:style style:name="gr102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5cm" fo:min-width="1.132cm" fo:padding-top="0.13cm" fo:padding-bottom="0.13cm" fo:padding-left="0.25cm" fo:padding-right="0.25cm" fo:wrap-option="no-wrap" draw:shadow-color="#000000"/>
    </style:style>
    <style:style style:name="gr102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2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2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02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02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3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03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3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3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03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03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3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3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3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3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04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04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4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4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4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4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04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4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4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4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5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5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5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5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5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05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05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57" style:family="graphic" style:parent-style-name="standard" style:list-style-name="L6">
      <style:graphic-properties draw:stroke="dash" draw:stroke-dash="Dashed_20__28_var_29__20_5" svg:stroke-width="0.106cm" svg:stroke-color="#ff0033" draw:stroke-linejoin="miter" svg:stroke-linecap="square" draw:fill="none" draw:fill-color="#ff99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00"/>
    </style:style>
    <style:style style:name="gr105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05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6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6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06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6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6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06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6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06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6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06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5cm" fo:min-width="1.132cm" fo:padding-top="0.13cm" fo:padding-bottom="0.13cm" fo:padding-left="0.25cm" fo:padding-right="0.25cm" fo:wrap-option="no-wrap" draw:shadow-color="#000000"/>
    </style:style>
    <style:style style:name="gr107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5cm" fo:min-width="1.131cm" fo:padding-top="0.13cm" fo:padding-bottom="0.13cm" fo:padding-left="0.25cm" fo:padding-right="0.25cm" fo:wrap-option="no-wrap" draw:shadow-color="#000000"/>
    </style:style>
    <style:style style:name="gr107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5cm" fo:min-width="1.132cm" fo:padding-top="0.13cm" fo:padding-bottom="0.13cm" fo:padding-left="0.25cm" fo:padding-right="0.25cm" fo:wrap-option="no-wrap" draw:shadow-color="#000000"/>
    </style:style>
    <style:style style:name="gr1072" style:family="graphic" style:parent-style-name="standard" style:list-style-name="L3">
      <style:graphic-properties draw:stroke="solid" svg:stroke-width="0.106cm" svg:stroke-color="#3333ff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73" style:family="graphic" style:parent-style-name="standard" style:list-style-name="L3">
      <style:graphic-properties draw:stroke="solid" svg:stroke-width="0.106cm" svg:stroke-color="#3333ff" draw:stroke-linejoin="miter" svg:stroke-linecap="square" draw:fill="none" draw:fill-color="#ff9900" draw:textarea-horizontal-align="justify" draw:textarea-vertical-align="top" draw:auto-grow-height="false" fo:min-height="1.115cm" fo:min-width="1.132cm" fo:padding-top="0.13cm" fo:padding-bottom="0.13cm" fo:padding-left="0.25cm" fo:padding-right="0.25cm" fo:wrap-option="no-wrap" draw:shadow-color="#000000"/>
    </style:style>
    <style:style style:name="gr107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7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7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07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07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7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08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8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8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08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08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8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8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8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8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08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09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9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9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9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9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09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9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9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9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09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0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0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0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0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10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10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06" style:family="graphic" style:parent-style-name="standard" style:list-style-name="L6">
      <style:graphic-properties draw:stroke="dash" draw:stroke-dash="Dashed_20__28_var_29__20_5" svg:stroke-width="0.106cm" svg:stroke-color="#ff0033" draw:stroke-linejoin="miter" svg:stroke-linecap="square" draw:fill="none" draw:fill-color="#ff99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00"/>
    </style:style>
    <style:style style:name="gr110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10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0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1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11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1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1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11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1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11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1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11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5cm" fo:min-width="1.132cm" fo:padding-top="0.13cm" fo:padding-bottom="0.13cm" fo:padding-left="0.25cm" fo:padding-right="0.25cm" fo:wrap-option="no-wrap" draw:shadow-color="#000000"/>
    </style:style>
    <style:style style:name="gr111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5cm" fo:min-width="1.131cm" fo:padding-top="0.13cm" fo:padding-bottom="0.13cm" fo:padding-left="0.25cm" fo:padding-right="0.25cm" fo:wrap-option="no-wrap" draw:shadow-color="#000000"/>
    </style:style>
    <style:style style:name="gr112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5cm" fo:min-width="1.132cm" fo:padding-top="0.13cm" fo:padding-bottom="0.13cm" fo:padding-left="0.25cm" fo:padding-right="0.25cm" fo:wrap-option="no-wrap" draw:shadow-color="#000000"/>
    </style:style>
    <style:style style:name="gr112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22" style:family="graphic" style:parent-style-name="standard" style:list-style-name="L3">
      <style:graphic-properties draw:stroke="solid" svg:stroke-width="0.106cm" svg:stroke-color="#3333ff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23" style:family="graphic" style:parent-style-name="standard" style:list-style-name="L3">
      <style:graphic-properties draw:stroke="solid" svg:stroke-width="0.106cm" svg:stroke-color="#3333ff" draw:stroke-linejoin="miter" svg:stroke-linecap="square" draw:fill="none" draw:fill-color="#ff9900" draw:textarea-horizontal-align="justify" draw:textarea-vertical-align="top" draw:auto-grow-height="false" fo:min-height="1.115cm" fo:min-width="1.132cm" fo:padding-top="0.13cm" fo:padding-bottom="0.13cm" fo:padding-left="0.25cm" fo:padding-right="0.25cm" fo:wrap-option="no-wrap" draw:shadow-color="#000000"/>
    </style:style>
    <style:style style:name="gr112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2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2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12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12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2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13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3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3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13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13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3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3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3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3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13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14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4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4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4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4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14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4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4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4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4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5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5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5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5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15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15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56" style:family="graphic" style:parent-style-name="standard" style:list-style-name="L6">
      <style:graphic-properties draw:stroke="dash" draw:stroke-dash="Dashed_20__28_var_29__20_5" svg:stroke-width="0.106cm" svg:stroke-color="#ff0033" draw:stroke-linejoin="miter" svg:stroke-linecap="square" draw:fill="none" draw:fill-color="#ff99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00"/>
    </style:style>
    <style:style style:name="gr115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15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5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6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16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6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6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16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6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6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6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16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5cm" fo:min-width="1.132cm" fo:padding-top="0.13cm" fo:padding-bottom="0.13cm" fo:padding-left="0.25cm" fo:padding-right="0.25cm" fo:wrap-option="no-wrap" draw:shadow-color="#000000"/>
    </style:style>
    <style:style style:name="gr116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5cm" fo:min-width="1.131cm" fo:padding-top="0.13cm" fo:padding-bottom="0.13cm" fo:padding-left="0.25cm" fo:padding-right="0.25cm" fo:wrap-option="no-wrap" draw:shadow-color="#000000"/>
    </style:style>
    <style:style style:name="gr117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5cm" fo:min-width="1.132cm" fo:padding-top="0.13cm" fo:padding-bottom="0.13cm" fo:padding-left="0.25cm" fo:padding-right="0.25cm" fo:wrap-option="no-wrap" draw:shadow-color="#000000"/>
    </style:style>
    <style:style style:name="gr117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7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73" style:family="graphic" style:parent-style-name="standard" style:list-style-name="L3">
      <style:graphic-properties draw:stroke="solid" svg:stroke-width="0.106cm" svg:stroke-color="#3333ff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174" style:family="graphic" style:parent-style-name="standard" style:list-style-name="L3">
      <style:graphic-properties draw:stroke="solid" svg:stroke-width="0.106cm" svg:stroke-color="#3333ff" draw:stroke-linejoin="miter" svg:stroke-linecap="square" draw:fill="none" draw:fill-color="#ff9900" draw:textarea-horizontal-align="justify" draw:textarea-vertical-align="top" draw:auto-grow-height="false" fo:min-height="1.115cm" fo:min-width="1.132cm" fo:padding-top="0.13cm" fo:padding-bottom="0.13cm" fo:padding-left="0.25cm" fo:padding-right="0.25cm" fo:wrap-option="no-wrap" draw:shadow-color="#000000"/>
    </style:style>
    <style:style style:name="gr117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7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7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17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17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8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18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8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8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18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18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8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8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8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8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19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19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9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9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9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9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19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9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9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19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0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0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0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0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0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20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20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07" style:family="graphic" style:parent-style-name="standard" style:list-style-name="L6">
      <style:graphic-properties draw:stroke="dash" draw:stroke-dash="Dashed_20__28_var_29__20_5" svg:stroke-width="0.106cm" svg:stroke-color="#ff0033" draw:stroke-linejoin="miter" svg:stroke-linecap="square" draw:fill="none" draw:fill-color="#ff99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00"/>
    </style:style>
    <style:style style:name="gr120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20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1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1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21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1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1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21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1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1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21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21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5cm" fo:min-width="1.132cm" fo:padding-top="0.13cm" fo:padding-bottom="0.13cm" fo:padding-left="0.25cm" fo:padding-right="0.25cm" fo:wrap-option="no-wrap" draw:shadow-color="#000000"/>
    </style:style>
    <style:style style:name="gr122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5cm" fo:min-width="1.131cm" fo:padding-top="0.13cm" fo:padding-bottom="0.13cm" fo:padding-left="0.25cm" fo:padding-right="0.25cm" fo:wrap-option="no-wrap" draw:shadow-color="#000000"/>
    </style:style>
    <style:style style:name="gr122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5cm" fo:min-width="1.132cm" fo:padding-top="0.13cm" fo:padding-bottom="0.13cm" fo:padding-left="0.25cm" fo:padding-right="0.25cm" fo:wrap-option="no-wrap" draw:shadow-color="#000000"/>
    </style:style>
    <style:style style:name="gr122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2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2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25" style:family="graphic" style:parent-style-name="standard" style:list-style-name="L3">
      <style:graphic-properties draw:stroke="solid" svg:stroke-width="0.106cm" svg:stroke-color="#3333ff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26" style:family="graphic" style:parent-style-name="standard" style:list-style-name="L3">
      <style:graphic-properties draw:stroke="solid" svg:stroke-width="0.106cm" svg:stroke-color="#3333ff" draw:stroke-linejoin="miter" svg:stroke-linecap="square" draw:fill="none" draw:fill-color="#ff9900" draw:textarea-horizontal-align="justify" draw:textarea-vertical-align="top" draw:auto-grow-height="false" fo:min-height="1.115cm" fo:min-width="1.132cm" fo:padding-top="0.13cm" fo:padding-bottom="0.13cm" fo:padding-left="0.25cm" fo:padding-right="0.25cm" fo:wrap-option="no-wrap" draw:shadow-color="#000000"/>
    </style:style>
    <style:style style:name="gr122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2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2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23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23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3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23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3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3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23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23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3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3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4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4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24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24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4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4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4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4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24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4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5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5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5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5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5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5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5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25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25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59" style:family="graphic" style:parent-style-name="standard" style:list-style-name="L6">
      <style:graphic-properties draw:stroke="dash" draw:stroke-dash="Dashed_20__28_var_29__20_5" svg:stroke-width="0.106cm" svg:stroke-color="#ff0033" draw:stroke-linejoin="miter" svg:stroke-linecap="square" draw:fill="none" draw:fill-color="#ff99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00"/>
    </style:style>
    <style:style style:name="gr126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26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6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6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26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6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6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26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6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6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27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27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5cm" fo:min-width="1.132cm" fo:padding-top="0.13cm" fo:padding-bottom="0.13cm" fo:padding-left="0.25cm" fo:padding-right="0.25cm" fo:wrap-option="no-wrap" draw:shadow-color="#000000"/>
    </style:style>
    <style:style style:name="gr127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5cm" fo:min-width="1.132cm" fo:padding-top="0.13cm" fo:padding-bottom="0.13cm" fo:padding-left="0.25cm" fo:padding-right="0.25cm" fo:wrap-option="no-wrap" draw:shadow-color="#000000"/>
    </style:style>
    <style:style style:name="gr127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5cm" fo:min-width="1.132cm" fo:padding-top="0.13cm" fo:padding-bottom="0.13cm" fo:padding-left="0.25cm" fo:padding-right="0.25cm" fo:wrap-option="no-wrap" draw:shadow-color="#000000"/>
    </style:style>
    <style:style style:name="gr127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7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7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7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278" style:family="graphic" style:parent-style-name="standard" style:list-style-name="L3">
      <style:graphic-properties draw:stroke="solid" svg:stroke-width="0.106cm" svg:stroke-color="#3333ff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79" style:family="graphic" style:parent-style-name="standard" style:list-style-name="L3">
      <style:graphic-properties draw:stroke="solid" svg:stroke-width="0.106cm" svg:stroke-color="#3333ff" draw:stroke-linejoin="miter" svg:stroke-linecap="square" draw:fill="none" draw:fill-color="#ff9900" draw:textarea-horizontal-align="justify" draw:textarea-vertical-align="top" draw:auto-grow-height="false" fo:min-height="1.115cm" fo:min-width="1.131cm" fo:padding-top="0.13cm" fo:padding-bottom="0.13cm" fo:padding-left="0.25cm" fo:padding-right="0.25cm" fo:wrap-option="no-wrap" draw:shadow-color="#000000"/>
    </style:style>
    <style:style style:name="gr128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8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8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28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28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8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28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8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8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28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29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9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9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9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9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29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29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9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9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29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0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30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0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0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0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0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0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0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0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0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31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31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12" style:family="graphic" style:parent-style-name="standard" style:list-style-name="L6">
      <style:graphic-properties draw:stroke="dash" draw:stroke-dash="Dashed_20__28_var_29__20_5" svg:stroke-width="0.106cm" svg:stroke-color="#ff0033" draw:stroke-linejoin="miter" svg:stroke-linecap="square" draw:fill="none" draw:fill-color="#ff99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00"/>
    </style:style>
    <style:style style:name="gr131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31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1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1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31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1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1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32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2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2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32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32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5cm" fo:min-width="1.132cm" fo:padding-top="0.13cm" fo:padding-bottom="0.13cm" fo:padding-left="0.25cm" fo:padding-right="0.25cm" fo:wrap-option="no-wrap" draw:shadow-color="#000000"/>
    </style:style>
    <style:style style:name="gr132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5cm" fo:min-width="1.132cm" fo:padding-top="0.13cm" fo:padding-bottom="0.13cm" fo:padding-left="0.25cm" fo:padding-right="0.25cm" fo:wrap-option="no-wrap" draw:shadow-color="#000000"/>
    </style:style>
    <style:style style:name="gr132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5cm" fo:min-width="1.131cm" fo:padding-top="0.13cm" fo:padding-bottom="0.13cm" fo:padding-left="0.25cm" fo:padding-right="0.25cm" fo:wrap-option="no-wrap" draw:shadow-color="#000000"/>
    </style:style>
    <style:style style:name="gr132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2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2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3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33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32" style:family="graphic" style:parent-style-name="standard" style:list-style-name="L3">
      <style:graphic-properties draw:stroke="solid" svg:stroke-width="0.106cm" svg:stroke-color="#3333ff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33" style:family="graphic" style:parent-style-name="standard" style:list-style-name="L3">
      <style:graphic-properties draw:stroke="solid" svg:stroke-width="0.106cm" svg:stroke-color="#3333ff" draw:stroke-linejoin="miter" svg:stroke-linecap="square" draw:fill="none" draw:fill-color="#ff9900" draw:textarea-horizontal-align="justify" draw:textarea-vertical-align="top" draw:auto-grow-height="false" fo:min-height="1.115cm" fo:min-width="1.132cm" fo:padding-top="0.13cm" fo:padding-bottom="0.13cm" fo:padding-left="0.25cm" fo:padding-right="0.25cm" fo:wrap-option="no-wrap" draw:shadow-color="#000000"/>
    </style:style>
    <style:style style:name="gr133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3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3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33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33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3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34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4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4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34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34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4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4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4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4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34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35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5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5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5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5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35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5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5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5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5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6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6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6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6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36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36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66" style:family="graphic" style:parent-style-name="standard" style:list-style-name="L6">
      <style:graphic-properties draw:stroke="dash" draw:stroke-dash="Dashed_20__28_var_29__20_5" svg:stroke-width="0.106cm" svg:stroke-color="#ff0033" draw:stroke-linejoin="miter" svg:stroke-linecap="square" draw:fill="none" draw:fill-color="#ff99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00"/>
    </style:style>
    <style:style style:name="gr136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36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6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7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37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7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7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37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7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7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37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7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5cm" fo:min-width="1.132cm" fo:padding-top="0.13cm" fo:padding-bottom="0.13cm" fo:padding-left="0.25cm" fo:padding-right="0.25cm" fo:wrap-option="no-wrap" draw:shadow-color="#000000"/>
    </style:style>
    <style:style style:name="gr137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5cm" fo:min-width="1.132cm" fo:padding-top="0.13cm" fo:padding-bottom="0.13cm" fo:padding-left="0.25cm" fo:padding-right="0.25cm" fo:wrap-option="no-wrap" draw:shadow-color="#000000"/>
    </style:style>
    <style:style style:name="gr138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5cm" fo:min-width="1.131cm" fo:padding-top="0.13cm" fo:padding-bottom="0.13cm" fo:padding-left="0.25cm" fo:padding-right="0.25cm" fo:wrap-option="no-wrap" draw:shadow-color="#000000"/>
    </style:style>
    <style:style style:name="gr138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8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8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8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38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8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87" style:family="graphic" style:parent-style-name="standard" style:list-style-name="L3">
      <style:graphic-properties draw:stroke="solid" svg:stroke-width="0.106cm" svg:stroke-color="#3333ff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388" style:family="graphic" style:parent-style-name="standard" style:list-style-name="L3">
      <style:graphic-properties draw:stroke="solid" svg:stroke-width="0.106cm" svg:stroke-color="#3333ff" draw:stroke-linejoin="miter" svg:stroke-linecap="square" draw:fill="none" draw:fill-color="#ff9900" draw:textarea-horizontal-align="justify" draw:textarea-vertical-align="top" draw:auto-grow-height="false" fo:min-height="1.115cm" fo:min-width="1.132cm" fo:padding-top="0.13cm" fo:padding-bottom="0.13cm" fo:padding-left="0.25cm" fo:padding-right="0.25cm" fo:wrap-option="no-wrap" draw:shadow-color="#000000"/>
    </style:style>
    <style:style style:name="gr138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9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9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39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39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9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39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9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39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39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39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0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0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0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0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40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40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0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0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0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0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41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1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1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1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1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1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1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1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1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41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42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21" style:family="graphic" style:parent-style-name="standard" style:list-style-name="L6">
      <style:graphic-properties draw:stroke="dash" draw:stroke-dash="Dashed_20__28_var_29__20_5" svg:stroke-width="0.106cm" svg:stroke-color="#ff0033" draw:stroke-linejoin="miter" svg:stroke-linecap="square" draw:fill="none" draw:fill-color="#ff99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00"/>
    </style:style>
    <style:style style:name="gr142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42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2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2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42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2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2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42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3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3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43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33" style:family="graphic" style:parent-style-name="standard" style:list-style-name="L3">
      <style:graphic-properties draw:stroke="solid" svg:stroke-width="0.106cm" svg:stroke-color="#3333ff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43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5cm" fo:min-width="1.132cm" fo:padding-top="0.13cm" fo:padding-bottom="0.13cm" fo:padding-left="0.25cm" fo:padding-right="0.25cm" fo:wrap-option="no-wrap" draw:shadow-color="#000000"/>
    </style:style>
    <style:style style:name="gr143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5cm" fo:min-width="1.132cm" fo:padding-top="0.13cm" fo:padding-bottom="0.13cm" fo:padding-left="0.25cm" fo:padding-right="0.25cm" fo:wrap-option="no-wrap" draw:shadow-color="#000000"/>
    </style:style>
    <style:style style:name="gr143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5cm" fo:min-width="1.131cm" fo:padding-top="0.13cm" fo:padding-bottom="0.13cm" fo:padding-left="0.25cm" fo:padding-right="0.25cm" fo:wrap-option="no-wrap" draw:shadow-color="#000000"/>
    </style:style>
    <style:style style:name="gr143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5cm" fo:min-width="1.132cm" fo:padding-top="0.13cm" fo:padding-bottom="0.13cm" fo:padding-left="0.25cm" fo:padding-right="0.25cm" fo:wrap-option="no-wrap" draw:shadow-color="#000000"/>
    </style:style>
    <style:style style:name="gr143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3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4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4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44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4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4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44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4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4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44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44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5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45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5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5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45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45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5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5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5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5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46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46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6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6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6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6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46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6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6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6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7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7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7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7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7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47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47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77" style:family="graphic" style:parent-style-name="standard" style:list-style-name="L6">
      <style:graphic-properties draw:stroke="dash" draw:stroke-dash="Dashed_20__28_var_29__20_5" svg:stroke-width="0.106cm" svg:stroke-color="#ff0033" draw:stroke-linejoin="miter" svg:stroke-linecap="square" draw:fill="none" draw:fill-color="#ff99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00"/>
    </style:style>
    <style:style style:name="gr147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47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8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8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48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8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8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48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8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8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48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8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49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5cm" fo:min-width="1.132cm" fo:padding-top="0.13cm" fo:padding-bottom="0.13cm" fo:padding-left="0.25cm" fo:padding-right="0.25cm" fo:wrap-option="no-wrap" draw:shadow-color="#000000"/>
    </style:style>
    <style:style style:name="gr149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5cm" fo:min-width="1.132cm" fo:padding-top="0.13cm" fo:padding-bottom="0.13cm" fo:padding-left="0.25cm" fo:padding-right="0.25cm" fo:wrap-option="no-wrap" draw:shadow-color="#000000"/>
    </style:style>
    <style:style style:name="gr149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5cm" fo:min-width="1.131cm" fo:padding-top="0.13cm" fo:padding-bottom="0.13cm" fo:padding-left="0.25cm" fo:padding-right="0.25cm" fo:wrap-option="no-wrap" draw:shadow-color="#000000"/>
    </style:style>
    <style:style style:name="gr149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5cm" fo:min-width="1.132cm" fo:padding-top="0.13cm" fo:padding-bottom="0.13cm" fo:padding-left="0.25cm" fo:padding-right="0.25cm" fo:wrap-option="no-wrap" draw:shadow-color="#000000"/>
    </style:style>
    <style:style style:name="gr149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9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9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9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49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49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0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50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0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0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0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50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50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0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50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0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1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51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51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1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1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1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1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51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51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1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2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2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2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52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2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2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2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2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2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2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3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3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53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53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3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53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3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3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53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3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4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54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4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4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54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4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54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5cm" fo:min-width="1.132cm" fo:padding-top="0.13cm" fo:padding-bottom="0.13cm" fo:padding-left="0.25cm" fo:padding-right="0.25cm" fo:wrap-option="no-wrap" draw:shadow-color="#000000"/>
    </style:style>
    <style:style style:name="gr154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5cm" fo:min-width="1.132cm" fo:padding-top="0.13cm" fo:padding-bottom="0.13cm" fo:padding-left="0.25cm" fo:padding-right="0.25cm" fo:wrap-option="no-wrap" draw:shadow-color="#000000"/>
    </style:style>
    <style:style style:name="gr154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5cm" fo:min-width="1.131cm" fo:padding-top="0.13cm" fo:padding-bottom="0.13cm" fo:padding-left="0.25cm" fo:padding-right="0.25cm" fo:wrap-option="no-wrap" draw:shadow-color="#000000"/>
    </style:style>
    <style:style style:name="gr154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5cm" fo:min-width="1.132cm" fo:padding-top="0.13cm" fo:padding-bottom="0.13cm" fo:padding-left="0.25cm" fo:padding-right="0.25cm" fo:wrap-option="no-wrap" draw:shadow-color="#000000"/>
    </style:style>
    <style:style style:name="gr155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5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5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5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55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5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5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55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5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5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6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56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56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6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564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65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66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67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68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69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570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71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72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1cm" fo:padding-top="0.13cm" fo:padding-bottom="0.13cm" fo:padding-left="0.25cm" fo:padding-right="0.25cm" fo:wrap-option="no-wrap" draw:shadow-color="#000000"/>
    </style:style>
    <style:style style:name="gr1573" style:family="graphic" style:parent-style-name="standard" style:list-style-name="L3">
      <style:graphic-properties draw:stroke="solid" svg:stroke-width="0.106cm" svg:stroke-color="#000000" draw:stroke-linejoin="miter" svg:stroke-linecap="square" draw:fill="none" draw:fill-color="#ff9900" draw:textarea-horizontal-align="justify" draw:textarea-vertical-align="top" draw:auto-grow-height="false" fo:min-height="1.116cm" fo:min-width="1.132cm" fo:padding-top="0.13cm" fo:padding-bottom="0.13cm" fo:padding-left="0.25cm" fo:padding-right="0.25cm" fo:wrap-option="no-wrap" draw:shadow-color="#000000"/>
    </style:style>
    <style:style style:name="gr1574" style:family="graphic" style:parent-style-name="standard">
      <style:graphic-properties draw:stroke="solid" svg:stroke-width="0.212cm" svg:stroke-color="#ff0033" draw:marker-end="msArrowEnd_20_5" draw:marker-end-width="0.636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000000"/>
    </style:style>
    <style:style style:name="pr1" style:family="presentation" style:parent-style-name="Default-title">
      <style:graphic-properties draw:stroke="none" draw:fill="none" draw:fill-color="#ff9900" draw:textarea-horizontal-align="justify" draw:textarea-vertical-align="middle" draw:auto-grow-height="false" draw:auto-grow-width="false" fo:min-height="2.92cm" fo:min-width="0cm" fo:padding-top="0.128cm" fo:padding-bottom="0.128cm" fo:padding-left="0.256cm" fo:padding-right="0.256cm" fo:wrap-option="wrap" draw:shadow-color="#000000"/>
    </style:style>
    <style:style style:name="pr2" style:family="presentation" style:parent-style-name="Default-notes">
      <style:graphic-properties draw:stroke="none" draw:fill="none" draw:fill-color="#00cc99" draw:textarea-horizontal-align="justify" draw:textarea-vertical-align="top" draw:auto-grow-height="false" draw:auto-grow-width="false" fo:min-height="11.444cm" fo:min-width="0cm" fo:padding-top="0.132cm" fo:padding-bottom="0.132cm" fo:padding-left="0.263cm" fo:padding-right="0.263cm" fo:wrap-option="wrap" draw:shadow-color="#969696"/>
    </style:style>
    <style:style style:name="pr3" style:family="presentation" style:parent-style-name="Default-outline1">
      <style:graphic-properties draw:stroke="none" draw:fill="none" draw:fill-color="#ff9900" draw:textarea-horizontal-align="justify" draw:textarea-vertical-align="top" draw:auto-grow-height="false" draw:auto-grow-width="false" draw:fit-to-size="shrink-to-fit" style:shrink-to-fit="true" fo:min-height="12.021cm" fo:min-width="0cm" fo:padding-top="0.128cm" fo:padding-bottom="0.128cm" fo:padding-left="0.256cm" fo:padding-right="0.256cm" fo:wrap-option="wrap" draw:shadow-color="#000000"/>
    </style:style>
    <style:style style:name="pr4" style:family="presentation" style:parent-style-name="Default-title">
      <style:graphic-properties draw:stroke="none" draw:fill="none" draw:fill-color="#ff9900" draw:textarea-horizontal-align="justify" draw:textarea-vertical-align="middle" draw:auto-grow-height="false" draw:auto-grow-width="false" fo:min-height="1.65cm" fo:min-width="0cm" fo:padding-top="0.128cm" fo:padding-bottom="0.128cm" fo:padding-left="0.256cm" fo:padding-right="0.256cm" fo:wrap-option="wrap" draw:shadow-color="#000000"/>
    </style:style>
    <style:style style:name="pr5" style:family="presentation" style:parent-style-name="Default-outline1">
      <style:graphic-properties draw:stroke="none" draw:fill="none" draw:fill-color="#ff9900" draw:textarea-horizontal-align="justify" draw:textarea-vertical-align="top" draw:auto-grow-height="false" draw:auto-grow-width="false" draw:fit-to-size="shrink-to-fit" style:shrink-to-fit="true" fo:min-height="11.175cm" fo:min-width="0cm" fo:padding-top="0.128cm" fo:padding-bottom="0.128cm" fo:padding-left="0.256cm" fo:padding-right="0.256cm" fo:wrap-option="wrap" draw:shadow-color="#000000"/>
    </style:style>
    <style:style style:name="pr6" style:family="presentation" style:parent-style-name="Default-outline1">
      <style:graphic-properties draw:stroke="none" draw:fill="none" draw:fill-color="#ff9900" draw:textarea-horizontal-align="justify" draw:textarea-vertical-align="top" draw:auto-grow-height="false" draw:auto-grow-width="false" draw:fit-to-size="shrink-to-fit" style:shrink-to-fit="true" fo:min-height="12.445cm" fo:min-width="0cm" fo:padding-top="0.128cm" fo:padding-bottom="0.128cm" fo:padding-left="0.256cm" fo:padding-right="0.256cm" fo:wrap-option="wrap" draw:shadow-color="#000000"/>
    </style:style>
    <style:style style:name="pr7" style:family="presentation" style:parent-style-name="Default-notes">
      <style:graphic-properties draw:fill-color="#ffffff" fo:min-height="11.707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9900"/>
      <style:paragraph-properties style:writing-mode="lr-tb" style:font-independent-line-spacing="true"/>
    </style:style>
    <style:style style:name="P3" style:family="paragraph">
      <loext:graphic-properties draw:fill="none" draw:fill-color="#00cc99"/>
      <style:paragraph-properties style:writing-mode="lr-tb" style:font-independent-line-spacing="true"/>
    </style:style>
    <style:style style:name="P4" style:family="paragraph">
      <style:paragraph-properties fo:margin-left="0cm" fo:margin-right="0cm" fo:margin-top="0.246cm" fo:margin-bottom="0cm" fo:text-indent="0cm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 draw:fill-color="#ff9900"/>
      <style:paragraph-properties fo:margin-left="0cm" fo:margin-right="0cm" fo:text-indent="0cm" style:writing-mode="lr-tb" style:font-independent-line-spacing="true"/>
    </style:style>
    <style:style style:name="P7" style:family="paragraph">
      <style:paragraph-properties fo:margin-left="0cm" fo:margin-right="0cm" fo:margin-top="0.211cm" fo:margin-bottom="0cm" fo:text-indent="0cm"/>
    </style:style>
    <style:style style:name="P8" style:family="paragraph">
      <style:paragraph-properties fo:margin-left="0.952cm" fo:margin-right="0cm" fo:margin-top="0.176cm" fo:margin-bottom="0cm" fo:line-height="90%" fo:text-indent="-0.952cm"/>
    </style:style>
    <style:style style:name="P9" style:family="paragraph">
      <style:paragraph-properties fo:margin-left="0.952cm" fo:margin-right="0cm" fo:margin-top="0.176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0" style:family="paragraph">
      <style:paragraph-properties fo:margin-left="0cm" fo:margin-right="0cm" fo:margin-top="0.211cm" fo:margin-bottom="0cm" fo:line-height="110%" fo:text-indent="0cm"/>
    </style:style>
    <style:style style:name="P11" style:family="paragraph">
      <loext:graphic-properties draw:fill="solid" draw:fill-color="#ff9900"/>
      <style:paragraph-properties style:writing-mode="lr-tb" style:font-independent-line-spacing="true"/>
    </style:style>
    <style:style style:name="P12" style:family="paragraph">
      <style:paragraph-properties fo:margin-left="0cm" fo:margin-right="0cm" fo:line-height="100%" fo:text-indent="0cm"/>
    </style:style>
    <style:style style:name="P13" style:family="paragraph">
      <loext:graphic-properties draw:fill="none" draw:fill-color="#ff9900"/>
      <style:paragraph-properties fo:margin-left="0cm" fo:margin-right="0cm" fo:line-height="100%" fo:text-indent="0cm" style:writing-mode="lr-tb" style:font-independent-line-spacing="true"/>
    </style:style>
    <style:style style:name="P14" style:family="paragraph">
      <loext:graphic-properties draw:fill-color="#ffffff"/>
    </style:style>
    <style:style style:name="P15" style:family="paragraph">
      <style:paragraph-properties fo:margin-left="0cm" fo:margin-right="0cm" fo:line-height="100%" fo:text-align="center" fo:text-indent="0cm"/>
    </style:style>
    <style:style style:name="P16" style:family="paragraph">
      <loext:graphic-properties draw:fill="none" draw:fill-color="#ff9900"/>
      <style:paragraph-properties fo:margin-left="0cm" fo:margin-right="0cm" fo:line-height="100%" fo:text-align="center" fo:text-indent="0cm" style:writing-mode="lr-tb" style:font-independent-line-spacing="true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loext:graphic-properties draw:fill="none" draw:fill-color="#ff9900"/>
      <style:paragraph-properties fo:margin-left="0cm" fo:margin-right="0cm" fo:text-align="center" fo:text-indent="0cm" style:writing-mode="lr-tb" style:font-independent-line-spacing="true"/>
    </style:style>
    <style:style style:name="P19" style:family="paragraph">
      <style:paragraph-properties fo:margin-left="0.952cm" fo:margin-right="0cm" fo:margin-top="0.246cm" fo:margin-bottom="0cm" fo:text-indent="-0.952cm"/>
    </style:style>
    <style:style style:name="T1" style:family="text">
      <style:text-properties fo:color="#3333ff" fo:language="en" fo:country="US" style:language-asian="en" style:country-asian="US" style:language-complex="en" style:country-complex="US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US" style:language-asian="en" style:country-asian="US" style:language-complex="en" style:country-complex="US"/>
    </style:style>
    <style:style style:name="T5" style:family="text">
      <style:text-properties style:font-name="Courier New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6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7" style:family="text">
      <style:text-properties style:font-name="Arial Black1" fo:language="en" fo:country="US" fo:font-weight="bold" style:language-asian="en" style:country-asian="US" style:font-weight-asian="bold" style:language-complex="en" style:country-complex="US" style:font-weight-complex="bold"/>
    </style:style>
    <style:style style:name="T8" style:family="text">
      <style:text-properties fo:color="#ff0033" style:font-name="Courier New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9" style:family="text">
      <style:text-properties style:font-name="Courier New" fo:font-weight="bold" style:font-weight-asian="bold" style:font-weight-complex="bold"/>
    </style:style>
    <style:style style:name="T10" style:family="text">
      <style:text-properties fo:color="#ff0033" fo:font-weight="bold" style:font-weight-asian="bold" style:font-weight-complex="bold"/>
    </style:style>
    <style:style style:name="T11" style:family="text">
      <style:text-properties fo:color="#3333ff" fo:font-size="28pt" fo:font-weight="bold" style:font-size-asian="28pt" style:font-weight-asian="bold" style:font-size-complex="28pt" style:font-weight-complex="bold"/>
    </style:style>
    <text:list-style style:name="L1">
      <text:list-level-style-number text:level="1" style:num-format="">
        <style:list-level-properties/>
        <style:text-properties fo:color="#3333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4">
      <text:list-level-style-bullet text:level="1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0033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style:font-name="Arial" fo:color="#3333ff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Mergesort" draw:style-name="dp1" draw:master-page-name="Default" presentation:presentation-page-layout-name="AL1T0" presentation:use-date-time-name="dtd1">
        <draw:frame presentation:style-name="pr1" draw:text-style-name="P2" draw:layer="layout" svg:width="21.59cm" svg:height="3.175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Mergesort</text:span></text:p>
              </text:list-header>
            </text:list>
          </draw:text-box>
        </draw:frame>
        <presentation:notes draw:style-name="dp2">
          <draw:page-thumbnail draw:style-name="gr1" draw:layer="layout" svg:width="12.912cm" svg:height="9.684cm" svg:x="3.153cm" svg:y="2.006cm" draw:page-number="1" presentation:class="page"/>
          <draw:frame presentation:style-name="pr2" draw:text-style-name="P3" draw:layer="layout" svg:width="14.094cm" svg:height="11.707cm" svg:x="2.562cm" svg:y="12.373cm">
            <draw:text-box>
              <text:p/>
            </draw:text-box>
          </draw:frame>
        </presentation:notes>
      </draw:page>
      <draw:page draw:name="page2" draw:style-name="dp3" draw:master-page-name="Default" presentation:presentation-page-layout-name="AL2T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Sorting</text:p>
              </text:list-header>
            </text:list>
          </draw:text-box>
        </draw:frame>
        <draw:frame presentation:style-name="pr3" draw:text-style-name="P2" draw:layer="layout" svg:width="21.59cm" svg:height="12.276cm" svg:x="1.905cm" svg:y="4.657cm" presentation:class="outline" presentation:user-transformed="true">
          <draw:text-box>
            <text:list text:style-name="L2">
              <text:list-item>
                <text:p text:style-name="P4"><text:span text:style-name="T2">Sorting takes an unordered collection and makes it an ordered one.</text:span></text:p>
              </text:list-item>
            </text:list>
          </draw:text-box>
        </draw:frame>
        <draw:custom-shape draw:style-name="gr2" draw:text-style-name="P2" draw:layer="layout" svg:width="18.106cm" svg:height="1.989cm" svg:x="3.365cm" svg:y="8.899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6.169cm" svg:y1="8.886cm" svg:x2="6.169cm" svg:y2="10.866cm">
          <text:p/>
        </draw:line>
        <draw:line draw:style-name="gr3" draw:text-style-name="P5" draw:layer="layout" svg:x1="8.996cm" svg:y1="8.886cm" svg:x2="8.996cm" svg:y2="10.901cm">
          <text:p/>
        </draw:line>
        <draw:line draw:style-name="gr3" draw:text-style-name="P5" draw:layer="layout" svg:x1="11.88cm" svg:y1="8.886cm" svg:x2="11.88cm" svg:y2="10.901cm">
          <text:p/>
        </draw:line>
        <draw:line draw:style-name="gr3" draw:text-style-name="P5" draw:layer="layout" svg:x1="14.962cm" svg:y1="8.886cm" svg:x2="14.962cm" svg:y2="10.901cm">
          <text:p/>
        </draw:line>
        <draw:line draw:style-name="gr3" draw:text-style-name="P5" draw:layer="layout" svg:x1="18.168cm" svg:y1="8.921cm" svg:x2="18.168cm" svg:y2="10.866cm">
          <text:p/>
        </draw:line>
        <draw:custom-shape draw:style-name="gr4" draw:text-style-name="P6" draw:layer="layout" svg:width="0.984cm" svg:height="1.273cm" svg:x="19.328cm" svg:y="9.384cm">
          <text:list text:style-name="L3">
            <text:list-header>
              <text:p text:style-name="P1"><text:span text:style-name="T3">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454cm" svg:height="1.273cm" svg:x="12.546cm" svg:y="9.349cm">
          <text:list text:style-name="L3">
            <text:list-header>
              <text:p text:style-name="P1"><text:span text:style-name="T3">1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454cm" svg:height="1.273cm" svg:x="9.53cm" svg:y="9.384cm">
          <text:list text:style-name="L3">
            <text:list-header>
              <text:p text:style-name="P1"><text:span text:style-name="T3">3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454cm" svg:height="1.273cm" svg:x="6.513cm" svg:y="9.384cm">
          <text:list text:style-name="L3">
            <text:list-header>
              <text:p text:style-name="P1"><text:span text:style-name="T3">4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454cm" svg:height="1.273cm" svg:x="3.823cm" svg:y="9.424cm">
          <text:list text:style-name="L3">
            <text:list-header>
              <text:p text:style-name="P1"><text:span text:style-name="T3">7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924cm" svg:height="1.273cm" svg:x="15.444cm" svg:y="9.344cm">
          <text:list text:style-name="L3">
            <text:list-header>
              <text:p text:style-name="P1"><text:span text:style-name="T3">10</text:span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6.135cm" svg:height="1.273cm" svg:x="3.936cm" svg:y="11.853cm">
          <text:list text:style-name="L3">
            <text:list-header>
              <text:p text:style-name="P1"><text:span text:style-name="T3">1 <text:s text:c="2"/></text:span><text:span text:style-name="T3"><text:s text:c="5"/></text:span><text:span text:style-name="T3"><text:s text:c="2"/>2 </text:span><text:span text:style-name="T3"><text:s text:c="5"/></text:span><text:span text:style-name="T3"><text:s text:c="4"/></text:span><text:span text:style-name="T3">3 <text:s text:c="2"/></text:span><text:span text:style-name="T3"><text:s text:c="5"/></text:span><text:span text:style-name="T3"><text:s text:c="3"/></text:span><text:span text:style-name="T3">4 <text:s text:c="2"/></text:span><text:span text:style-name="T3"><text:s text:c="5"/></text:span><text:span text:style-name="T3"><text:s text:c="3"/></text:span><text:span text:style-name="T3">5 <text:s text:c="2"/></text:span><text:span text:style-name="T3"><text:s text:c="5"/></text:span><text:span text:style-name="T3"><text:s text:c="4"/></text:span><text:span text:style-name="T3">6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5" draw:text-style-name="P2" draw:layer="layout" svg:width="18.105cm" svg:height="1.984cm" svg:x="3.175cm" svg:y="12.99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5" draw:layer="layout" svg:x1="5.978cm" svg:y1="12.987cm" svg:x2="5.978cm" svg:y2="14.964cm">
            <text:p/>
          </draw:line>
          <draw:line draw:style-name="gr3" draw:text-style-name="P5" draw:layer="layout" svg:x1="8.806cm" svg:y1="12.987cm" svg:x2="8.806cm" svg:y2="14.997cm">
            <text:p/>
          </draw:line>
          <draw:line draw:style-name="gr3" draw:text-style-name="P5" draw:layer="layout" svg:x1="11.691cm" svg:y1="12.987cm" svg:x2="11.691cm" svg:y2="14.997cm">
            <text:p/>
          </draw:line>
          <draw:line draw:style-name="gr3" draw:text-style-name="P5" draw:layer="layout" svg:x1="14.773cm" svg:y1="12.987cm" svg:x2="14.773cm" svg:y2="14.997cm">
            <text:p/>
          </draw:line>
          <draw:line draw:style-name="gr3" draw:text-style-name="P5" draw:layer="layout" svg:x1="17.976cm" svg:y1="13.022cm" svg:x2="17.976cm" svg:y2="14.963cm">
            <text:p/>
          </draw:line>
          <draw:custom-shape draw:style-name="gr4" draw:text-style-name="P6" draw:layer="layout" svg:width="0.984cm" svg:height="1.273cm" svg:x="3.999cm" svg:y="13.449cm">
            <text:list text:style-name="L3">
              <text:list-header>
                <text:p text:style-name="P1"><text:span text:style-name="T3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454cm" svg:height="1.273cm" svg:x="6.514cm" svg:y="13.412cm">
            <text:list text:style-name="L3">
              <text:list-header>
                <text:p text:style-name="P1"><text:span text:style-name="T3">1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454cm" svg:height="1.273cm" svg:x="9.342cm" svg:y="13.379cm">
            <text:list text:style-name="L3">
              <text:list-header>
                <text:p text:style-name="P1"><text:span text:style-name="T3">3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454cm" svg:height="1.273cm" svg:x="12.292cm" svg:y="13.449cm">
            <text:list text:style-name="L3">
              <text:list-header>
                <text:p text:style-name="P1"><text:span text:style-name="T3">4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454cm" svg:height="1.273cm" svg:x="15.438cm" svg:y="13.412cm">
            <text:list text:style-name="L3">
              <text:list-header>
                <text:p text:style-name="P1"><text:span text:style-name="T3">7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924cm" svg:height="1.273cm" svg:x="18.331cm" svg:y="13.412cm">
            <text:list text:style-name="L3">
              <text:list-header>
                <text:p text:style-name="P1"><text:span text:style-name="T3">10</text:span><text:span text:style-name="T3">1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4" draw:text-style-name="P6" draw:layer="layout" svg:width="16.135cm" svg:height="1.273cm" svg:x="4.148cm" svg:y="7.62cm">
          <text:list text:style-name="L3">
            <text:list-header>
              <text:p text:style-name="P1"><text:span text:style-name="T3">1 <text:s text:c="2"/></text:span><text:span text:style-name="T3"><text:s text:c="5"/></text:span><text:span text:style-name="T3"><text:s text:c="2"/>2 </text:span><text:span text:style-name="T3"><text:s text:c="5"/></text:span><text:span text:style-name="T3"><text:s text:c="4"/></text:span><text:span text:style-name="T3">3 <text:s text:c="2"/></text:span><text:span text:style-name="T3"><text:s text:c="5"/></text:span><text:span text:style-name="T3"><text:s text:c="2"/>4 </text:span><text:span text:style-name="T3"><text:s text:c="5"/></text:span><text:span text:style-name="T3"><text:s text:c="5"/></text:span><text:span text:style-name="T3"><text:s/>5 <text:s/></text:span><text:span text:style-name="T3"><text:s text:c="5"/></text:span><text:span text:style-name="T3"><text:s text:c="5"/></text:span><text:span text:style-name="T3">6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912cm" svg:height="9.684cm" svg:x="3.153cm" svg:y="2.006cm" draw:page-number="2" presentation:class="page"/>
          <draw:frame presentation:style-name="pr2" draw:text-style-name="P3" draw:layer="layout" svg:width="14.094cm" svg:height="11.707cm" svg:x="2.562cm" svg:y="12.373cm">
            <draw:text-box>
              <text:p/>
            </draw:text-box>
          </draw:frame>
        </presentation:notes>
      </draw:page>
      <draw:page draw:name="page3" draw:style-name="dp3" draw:master-page-name="Default" presentation:presentation-page-layout-name="AL2T1" presentation:use-date-time-name="dtd1">
        <draw:frame presentation:style-name="pr4" draw:text-style-name="P2" draw:layer="layout" svg:width="21.59cm" svg:height="1.90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4">Mergesort</text:span></text:p>
              </text:list-header>
            </text:list>
          </draw:text-box>
        </draw:frame>
        <draw:frame presentation:style-name="pr5" draw:text-style-name="P2" draw:layer="layout" svg:width="21.59cm" svg:height="11.43cm" svg:x="1.905cm" svg:y="3.81cm" presentation:class="outline" presentation:user-transformed="true">
          <draw:text-box>
            <text:list text:style-name="L2">
              <text:list-item>
                <text:p text:style-name="P7"><text:span text:style-name="T3">A divide-and-conquer algorithm:</text:span></text:p>
              </text:list-item>
              <text:list-item>
                <text:p text:style-name="P7"><text:span text:style-name="T3">Divide the unsorted array into 2 halves until the sub-arrays only contain one element</text:span></text:p>
              </text:list-item>
              <text:list-item>
                <text:p text:style-name="P7"><text:span text:style-name="T3">Merge the sub-problem solutions together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Compare the sub-array’s first elements</text:span></text:p>
                  </text:list-item>
                  <text:list-item>
                    <text:p text:style-name="P7"><text:span text:style-name="T3">Remove the smallest element and put it into the result array</text:span></text:p>
                  </text:list-item>
                  <text:list-item>
                    <text:p text:style-name="P7"><text:span text:style-name="T3">Continue the process until all elements have been put into the result array</text:span></text:p>
                  </text:list-item>
                </text:list>
              </text:list-item>
            </text:list>
          </draw:text-box>
        </draw:frame>
        <draw:custom-shape draw:style-name="gr6" draw:text-style-name="P2" draw:layer="layout" svg:width="0.511cm" svg:height="1.27cm" svg:x="2.752cm" svg:y="1.693cm">
          <text:p/>
          <draw:enhanced-geometry svg:viewBox="0 0 21600 21600" draw:type="rectangle" draw:enhanced-path="M 0 0 L 21600 0 21600 21600 0 21600 0 0 Z N"/>
        </draw:custom-shape>
        <draw:g>
          <draw:custom-shape draw:style-name="gr7" draw:text-style-name="P2" draw:layer="layout" svg:width="19.807cm" svg:height="1.599cm" svg:x="2.117cm" svg:y="14.8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5" draw:layer="layout" svg:x1="11.64cm" svg:y1="14.817cm" svg:x2="11.64cm" svg:y2="16.406cm">
            <text:p/>
          </draw:line>
          <draw:line draw:style-name="gr3" draw:text-style-name="P5" draw:layer="layout" svg:x1="13.966cm" svg:y1="14.889cm" svg:x2="13.966cm" svg:y2="16.478cm">
            <text:p/>
          </draw:line>
          <draw:line draw:style-name="gr3" draw:text-style-name="P5" draw:layer="layout" svg:x1="19.179cm" svg:y1="14.817cm" svg:x2="19.179cm" svg:y2="16.406cm">
            <text:p/>
          </draw:line>
          <draw:line draw:style-name="gr3" draw:text-style-name="P5" draw:layer="layout" svg:x1="16.54cm" svg:y1="14.853cm" svg:x2="16.54cm" svg:y2="16.442cm">
            <text:p/>
          </draw:line>
          <draw:line draw:style-name="gr3" draw:text-style-name="P5" draw:layer="layout" svg:x1="9.254cm" svg:y1="14.853cm" svg:x2="9.254cm" svg:y2="16.442cm">
            <text:p/>
          </draw:line>
          <draw:line draw:style-name="gr3" draw:text-style-name="P5" draw:layer="layout" svg:x1="4.478cm" svg:y1="14.817cm" svg:x2="4.478cm" svg:y2="16.406cm">
            <text:p/>
          </draw:line>
          <draw:line draw:style-name="gr3" draw:text-style-name="P5" draw:layer="layout" svg:x1="6.805cm" svg:y1="14.853cm" svg:x2="6.805cm" svg:y2="16.442cm">
            <text:p/>
          </draw:line>
          <draw:custom-shape draw:style-name="gr4" draw:text-style-name="P6" draw:layer="layout" svg:width="1.454cm" svg:height="1.273cm" svg:x="2.44cm" svg:y="15.105cm">
            <text:list text:style-name="L3">
              <text:list-header>
                <text:p text:style-name="P1"><text:span text:style-name="T3">3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454cm" svg:height="1.273cm" svg:x="4.891cm" svg:y="15.105cm">
            <text:list text:style-name="L3">
              <text:list-header>
                <text:p text:style-name="P1"><text:span text:style-name="T3">2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0.984cm" svg:height="1.273cm" svg:x="7.406cm" svg:y="15.069cm">
            <text:list text:style-name="L3">
              <text:list-header>
                <text:p text:style-name="P1"><text:span text:style-name="T3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454cm" svg:height="1.273cm" svg:x="9.667cm" svg:y="15.138cm">
            <text:list text:style-name="L3">
              <text:list-header>
                <text:p text:style-name="P1"><text:span text:style-name="T3">89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454cm" svg:height="1.273cm" svg:x="11.864cm" svg:y="15.138cm">
            <text:list text:style-name="L3">
              <text:list-header>
                <text:p text:style-name="P1"><text:span text:style-name="T3">1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454cm" svg:height="1.273cm" svg:x="14.191cm" svg:y="15.171cm">
            <text:list text:style-name="L3">
              <text:list-header>
                <text:p text:style-name="P1"><text:span text:style-name="T3">1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0.984cm" svg:height="1.273cm" svg:x="17.141cm" svg:y="15.138cm">
            <text:list text:style-name="L3">
              <text:list-header>
                <text:p text:style-name="P1"><text:span text:style-name="T3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454cm" svg:height="1.273cm" svg:x="19.72cm" svg:y="15.105cm">
            <text:list text:style-name="L3">
              <text:list-header>
                <text:p text:style-name="P1"><text:span text:style-name="T3">19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6" draw:text-style-name="P2" draw:layer="layout" svg:width="0.512cm" svg:height="1.27cm" svg:x="3.982cm" svg:y="14.1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912cm" svg:height="9.684cm" svg:x="3.153cm" svg:y="2.006cm" draw:page-number="3" presentation:class="page"/>
          <draw:frame presentation:style-name="pr2" draw:text-style-name="P3" draw:layer="layout" svg:width="14.094cm" svg:height="11.707cm" svg:x="2.562cm" svg:y="12.373cm">
            <draw:text-box>
              <text:p/>
            </draw:text-box>
          </draw:frame>
        </presentation:notes>
      </draw:page>
      <draw:page draw:name="Algorithm" draw:style-name="dp1" draw:master-page-name="Default" presentation:presentation-page-layout-name="AL2T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Algorithm</text:p>
              </text:list-header>
            </text:list>
          </draw:text-box>
        </draw:frame>
        <draw:frame presentation:style-name="pr6" draw:text-style-name="P2" draw:layer="layout" svg:width="21.59cm" svg:height="12.7cm" svg:x="1.905cm" svg:y="4.657cm" presentation:class="outline" presentation:user-transformed="true">
          <draw:text-box>
            <text:list text:style-name="L5">
              <text:list-header>
                <text:p text:style-name="P8"><text:span text:style-name="T5">Mergesort(Passed an array)</text:span></text:p>
                <text:p text:style-name="P8"><text:span text:style-name="T5"><text:s text:c="2"/></text:span><text:span text:style-name="T5">if array size &gt; 1</text:span></text:p>
                <text:p text:style-name="P9"><text:span text:style-name="T5"><text:tab/></text:span><text:span text:style-name="T5"> <text:s/></text:span><text:span text:style-name="T5">Divide array in half</text:span></text:p>
                <text:p text:style-name="P9"><text:span text:style-name="T5"><text:tab/></text:span><text:span text:style-name="T5"> <text:s/></text:span><text:span text:style-name="T5">Call Mergesort on first half.</text:span></text:p>
                <text:p text:style-name="P9"><text:span text:style-name="T5"><text:tab/></text:span><text:span text:style-name="T5"> <text:s/></text:span><text:span text:style-name="T5">Call Mergesort on second half.</text:span></text:p>
                <text:p text:style-name="P9"><text:span text:style-name="T5"><text:tab/></text:span><text:span text:style-name="T5"> <text:s/></text:span><text:span text:style-name="T5">Merge two halves.</text:span></text:p>
                <text:p text:style-name="P8"><text:span text:style-name="T5"/></text:p>
                <text:p text:style-name="P8"><text:span text:style-name="T5">Merge(Passed two arrays)</text:span></text:p>
                <text:p text:style-name="P8"><text:span text:style-name="T5"><text:s text:c="2"/></text:span><text:span text:style-name="T5">Compare leading element in each array</text:span></text:p>
                <text:p text:style-name="P8"><text:span text:style-name="T5"><text:s text:c="2"/></text:span><text:span text:style-name="T5">Select lower and place in new array.</text:span></text:p>
                <text:p text:style-name="P8"><text:span text:style-name="T5"><text:s text:c="4"/></text:span><text:span text:style-name="T5">(If one input array is empty then place</text:span></text:p>
                <text:p text:style-name="P8"><text:span text:style-name="T5"><text:s text:c="5"/></text:span><text:span text:style-name="T5">remainder of other array in output array)</text:span></text:p>
                <text:p text:style-name="P9"><text:span text:style-name="T5"><text:tab/></text:span></text:p>
              </text:list-header>
            </text:list>
          </draw:text-box>
        </draw:frame>
        <presentation:notes draw:style-name="dp2">
          <draw:page-thumbnail draw:style-name="gr1" draw:layer="layout" svg:width="12.912cm" svg:height="9.684cm" svg:x="3.153cm" svg:y="2.006cm" draw:page-number="4" presentation:class="page"/>
          <draw:frame presentation:style-name="pr2" draw:text-style-name="P3" draw:layer="layout" svg:width="14.094cm" svg:height="11.707cm" svg:x="2.562cm" svg:y="12.373cm">
            <draw:text-box>
              <text:p/>
            </draw:text-box>
          </draw:frame>
        </presentation:notes>
      </draw:page>
      <draw:page draw:name="More TRUTH in CS" draw:style-name="dp1" draw:master-page-name="Default" presentation:presentation-page-layout-name="AL2T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4">More TRUTH in CS</text:span>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xml:id="id1" text:id="id1" text:style-name="P10"><text:span text:style-name="T4">We don’t really pass in two arrays!</text:span></text:p>
                <text:p text:style-name="P10"><text:span text:style-name="T4"/></text:p>
              </text:list-item>
              <text:list-item>
                <text:p xml:id="id2" text:id="id2" text:style-name="P10"><text:span text:style-name="T4">We pass in one array with indicator variables which tell us where one set of data starts and finishes and where the other set of data starts and finishes.</text:span></text:p>
                <text:p text:style-name="P10"><text:span text:style-name="T4"/></text:p>
                <text:p text:style-name="P10"><text:span text:style-name="T4"/></text:p>
              </text:list-item>
              <text:list-item>
                <text:p xml:id="id3" text:id="id3" text:style-name="P10"><text:span text:style-name="T4">Honest.</text:span></text:p>
              </text:list-item>
            </text:list>
          </draw:text-box>
        </draw:frame>
        <draw:g xml:id="id4" draw:id="id4">
          <draw:custom-shape draw:style-name="gr8" draw:text-style-name="P11" draw:layer="layout" svg:width="11.201cm" svg:height="1.442cm" svg:x="10.755cm" svg:y="13.81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1.442cm" svg:height="1.277cm" svg:x="10.788cm" svg:y="16.933cm">
            <text:list text:style-name="L3">
              <text:list-header>
                <text:p text:style-name="P1"><text:span text:style-name="T6">s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6" draw:layer="layout" svg:width="1.256cm" svg:height="1.277cm" svg:x="13.639cm" svg:y="16.933cm">
            <text:list text:style-name="L3">
              <text:list-header>
                <text:p text:style-name="P1"><text:span text:style-name="T6">f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6" draw:layer="layout" svg:width="1.442cm" svg:height="1.277cm" svg:x="17.354cm" svg:y="16.933cm">
            <text:list text:style-name="L3">
              <text:list-header>
                <text:p text:style-name="P1"><text:span text:style-name="T6">s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" draw:text-style-name="P6" draw:layer="layout" svg:width="1.256cm" svg:height="1.277cm" svg:x="20.651cm" svg:y="16.933cm">
            <text:list text:style-name="L3">
              <text:list-header>
                <text:p text:style-name="P1"><text:span text:style-name="T6">f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3" draw:text-style-name="P5" draw:layer="layout" svg:x1="11.479cm" svg:y1="16.932cm" svg:x2="13.163cm" svg:y2="15.257cm">
            <text:p/>
          </draw:line>
          <draw:line draw:style-name="gr14" draw:text-style-name="P5" draw:layer="layout" svg:x1="14.261cm" svg:y1="16.932cm" svg:x2="14.927cm" svg:y2="15.257cm">
            <text:p/>
          </draw:line>
          <draw:line draw:style-name="gr15" draw:text-style-name="P5" draw:layer="layout" svg:x1="18.11cm" svg:y1="16.932cm" svg:x2="15.737cm" svg:y2="15.257cm">
            <text:p/>
          </draw:line>
          <draw:line draw:style-name="gr16" draw:text-style-name="P5" draw:layer="layout" svg:x1="21.237cm" svg:y1="16.932cm" svg:x2="17.321cm" svg:y2="15.257cm">
            <text:p/>
          </draw:line>
        </draw:g>
        <draw:custom-shape draw:style-name="gr17" draw:text-style-name="P13" draw:layer="layout" svg:width="1.683cm" svg:height="1.277cm" svg:x="23.116cm" svg:y="0.423cm">
          <text:list text:style-name="L3">
            <text:list-header>
              <text:p text:style-name="P12"><text:span text:style-name="T7">LB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2.912cm" svg:height="9.684cm" svg:x="3.153cm" svg:y="2.006cm" draw:page-number="5" presentation:class="page"/>
          <draw:frame presentation:style-name="pr7" draw:text-style-name="P14" draw:layer="layout" svg:width="14.094cm" svg:height="11.707cm" svg:x="2.562cm" svg:y="12.37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Algorithm</text:p>
              </text:list-header>
            </text:list>
          </draw:text-box>
        </draw:frame>
        <draw:frame presentation:style-name="pr6" draw:text-style-name="P2" draw:layer="layout" svg:width="21.59cm" svg:height="12.7cm" svg:x="1.905cm" svg:y="4.657cm" presentation:class="outline" presentation:user-transformed="true">
          <draw:text-box>
            <text:list text:style-name="L5">
              <text:list-header>
                <text:p text:style-name="P8"><text:span text:style-name="T5">Mergesort(Passed an array)</text:span></text:p>
                <text:p text:style-name="P8"><text:span text:style-name="T5"><text:s text:c="2"/></text:span><text:span text:style-name="T5">if array size &gt; 1</text:span></text:p>
                <text:p text:style-name="P9"><text:span text:style-name="T5"><text:tab/></text:span><text:span text:style-name="T5"> <text:s/></text:span><text:span text:style-name="T5">Divide array in half</text:span></text:p>
                <text:p text:style-name="P9"><text:span text:style-name="T5"><text:tab/></text:span><text:span text:style-name="T5"> <text:s/></text:span><text:span text:style-name="T5">Call Mergesort on first half.</text:span></text:p>
                <text:p text:style-name="P9"><text:span text:style-name="T5"><text:tab/></text:span><text:span text:style-name="T5"> <text:s/></text:span><text:span text:style-name="T5">Call Mergesort on second half.</text:span></text:p>
                <text:p text:style-name="P9"><text:span text:style-name="T5"><text:tab/></text:span><text:span text:style-name="T5"> <text:s/></text:span><text:span text:style-name="T5">Merge two halves.</text:span></text:p>
                <text:p text:style-name="P8"><text:span text:style-name="T5"/></text:p>
                <text:p text:style-name="P8"><text:span text:style-name="T5">Merge(</text:span><text:span text:style-name="T8">Passed two arrays</text:span><text:span text:style-name="T5">)</text:span></text:p>
                <text:p text:style-name="P8"><text:span text:style-name="T5"><text:s text:c="2"/></text:span><text:span text:style-name="T5">Compare leading element in each array</text:span></text:p>
                <text:p text:style-name="P8"><text:span text:style-name="T5"><text:s text:c="2"/></text:span><text:span text:style-name="T5">Select lower and place in new array.</text:span></text:p>
                <text:p text:style-name="P8"><text:span text:style-name="T5"><text:s text:c="4"/></text:span><text:span text:style-name="T5">(If one input array is empty then place</text:span></text:p>
                <text:p text:style-name="P8"><text:span text:style-name="T5"><text:s text:c="5"/></text:span><text:span text:style-name="T5">remainder of other array in output array)</text:span></text:p>
                <text:p text:style-name="P9"><text:span text:style-name="T5"><text:tab/></text:span></text:p>
              </text:list-header>
            </text:list>
          </draw:text-box>
        </draw:frame>
        <draw:custom-shape draw:style-name="gr18" draw:text-style-name="P13" draw:layer="layout" svg:width="1.683cm" svg:height="1.277cm" svg:x="23.116cm" svg:y="0.423cm">
          <text:list text:style-name="L3">
            <text:list-header>
              <text:p text:style-name="P12"><text:span text:style-name="T7">L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912cm" svg:height="9.684cm" svg:x="3.153cm" svg:y="2.006cm" draw:page-number="6" presentation:class="page"/>
          <draw:frame presentation:style-name="pr2" draw:text-style-name="P3" draw:layer="layout" svg:width="14.094cm" svg:height="11.707cm" svg:x="2.562cm" svg:y="12.373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draw:custom-shape draw:style-name="gr19" draw:text-style-name="P13" draw:layer="layout" svg:width="1.632cm" svg:height="1.376cm" svg:x="14.336cm" svg:y="1.66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3" draw:layer="layout" svg:width="1.632cm" svg:height="1.376cm" svg:x="9.441cm" svg:y="1.66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3" draw:layer="layout" svg:width="1.631cm" svg:height="1.376cm" svg:x="7.81cm" svg:y="1.66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3" draw:layer="layout" svg:width="1.631cm" svg:height="1.376cm" svg:x="11.073cm" svg:y="1.66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6" draw:layer="layout" svg:width="1.632cm" svg:height="1.376cm" svg:x="12.704cm" svg:y="1.66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13" draw:layer="layout" svg:width="1.631cm" svg:height="1.376cm" svg:x="15.968cm" svg:y="1.66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13" draw:layer="layout" svg:width="1.632cm" svg:height="1.376cm" svg:x="6.178cm" svg:y="1.66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13" draw:layer="layout" svg:width="1.632cm" svg:height="1.376cm" svg:x="17.599cm" svg:y="1.66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912cm" svg:height="9.684cm" svg:x="3.153cm" svg:y="2.006cm" draw:page-number="7" presentation:class="page"/>
          <draw:frame presentation:style-name="pr2" draw:text-style-name="P3" draw:layer="layout" svg:width="14.094cm" svg:height="11.707cm" svg:x="2.562cm" svg:y="12.373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draw:custom-shape draw:style-name="gr27" draw:text-style-name="P13" draw:layer="layout" svg:width="1.632cm" svg:height="1.376cm" svg:x="14.336cm" svg:y="1.66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13" draw:layer="layout" svg:width="1.632cm" svg:height="1.376cm" svg:x="9.441cm" svg:y="1.66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13" draw:layer="layout" svg:width="1.631cm" svg:height="1.376cm" svg:x="7.81cm" svg:y="1.66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13" draw:layer="layout" svg:width="1.631cm" svg:height="1.376cm" svg:x="11.073cm" svg:y="1.66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16" draw:layer="layout" svg:width="1.632cm" svg:height="1.376cm" svg:x="12.704cm" svg:y="1.66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3" draw:layer="layout" svg:width="1.631cm" svg:height="1.376cm" svg:x="15.968cm" svg:y="1.66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13" draw:layer="layout" svg:width="1.632cm" svg:height="1.376cm" svg:x="6.178cm" svg:y="1.66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13" draw:layer="layout" svg:width="1.632cm" svg:height="1.376cm" svg:x="17.599cm" svg:y="1.66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13" draw:layer="layout" svg:width="1.631cm" svg:height="1.376cm" svg:x="15.214cm" svg:y="3.81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13" draw:layer="layout" svg:width="1.631cm" svg:height="1.376cm" svg:x="8.555cm" svg:y="3.8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3" draw:layer="layout" svg:width="1.632cm" svg:height="1.376cm" svg:x="6.923cm" svg:y="3.8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13" draw:layer="layout" svg:width="1.632cm" svg:height="1.376cm" svg:x="10.186cm" svg:y="3.8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6" draw:layer="layout" svg:width="1.632cm" svg:height="1.376cm" svg:x="13.582cm" svg:y="3.81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13" draw:layer="layout" svg:width="1.632cm" svg:height="1.376cm" svg:x="16.845cm" svg:y="3.81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13" draw:layer="layout" svg:width="1.631cm" svg:height="1.376cm" svg:x="5.292cm" svg:y="3.8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13" draw:layer="layout" svg:width="1.631cm" svg:height="1.376cm" svg:x="18.477cm" svg:y="3.81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912cm" svg:height="9.684cm" svg:x="3.153cm" svg:y="2.006cm" draw:page-number="8" presentation:class="page"/>
          <draw:frame presentation:style-name="pr2" draw:text-style-name="P3" draw:layer="layout" svg:width="14.094cm" svg:height="11.707cm" svg:x="2.562cm" svg:y="12.373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draw:custom-shape draw:style-name="gr43" draw:text-style-name="P13" draw:layer="layout" svg:width="1.632cm" svg:height="1.376cm" svg:x="14.336cm" svg:y="1.66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13" draw:layer="layout" svg:width="1.632cm" svg:height="1.376cm" svg:x="9.441cm" svg:y="1.66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13" draw:layer="layout" svg:width="1.631cm" svg:height="1.376cm" svg:x="7.81cm" svg:y="1.66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13" draw:layer="layout" svg:width="1.631cm" svg:height="1.376cm" svg:x="11.073cm" svg:y="1.66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16" draw:layer="layout" svg:width="1.632cm" svg:height="1.376cm" svg:x="12.704cm" svg:y="1.66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13" draw:layer="layout" svg:width="1.631cm" svg:height="1.376cm" svg:x="15.968cm" svg:y="1.66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13" draw:layer="layout" svg:width="1.632cm" svg:height="1.376cm" svg:x="6.178cm" svg:y="1.66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13" draw:layer="layout" svg:width="1.632cm" svg:height="1.376cm" svg:x="17.599cm" svg:y="1.66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13" draw:layer="layout" svg:width="1.631cm" svg:height="1.376cm" svg:x="15.214cm" svg:y="3.81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13" draw:layer="layout" svg:width="1.631cm" svg:height="1.376cm" svg:x="8.555cm" svg:y="3.8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13" draw:layer="layout" svg:width="1.632cm" svg:height="1.376cm" svg:x="6.923cm" svg:y="3.8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13" draw:layer="layout" svg:width="1.632cm" svg:height="1.376cm" svg:x="10.186cm" svg:y="3.8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16" draw:layer="layout" svg:width="1.632cm" svg:height="1.376cm" svg:x="13.582cm" svg:y="3.81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13" draw:layer="layout" svg:width="1.632cm" svg:height="1.376cm" svg:x="16.845cm" svg:y="3.81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13" draw:layer="layout" svg:width="1.631cm" svg:height="1.376cm" svg:x="5.292cm" svg:y="3.8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13" draw:layer="layout" svg:width="1.631cm" svg:height="1.376cm" svg:x="18.477cm" svg:y="3.81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13" draw:layer="layout" svg:width="1.632cm" svg:height="1.376cm" svg:x="9.013cm" svg:y="5.92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13" draw:layer="layout" svg:width="1.632cm" svg:height="1.376cm" svg:x="6.2cm" svg:y="5.92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13" draw:layer="layout" svg:width="1.632cm" svg:height="1.376cm" svg:x="10.645cm" svg:y="5.92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13" draw:layer="layout" svg:width="1.632cm" svg:height="1.376cm" svg:x="4.568cm" svg:y="5.92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912cm" svg:height="9.684cm" svg:x="3.153cm" svg:y="2.006cm" draw:page-number="9" presentation:class="page"/>
          <draw:frame presentation:style-name="pr2" draw:text-style-name="P3" draw:layer="layout" svg:width="14.094cm" svg:height="11.707cm" svg:x="2.562cm" svg:y="12.373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draw:custom-shape draw:style-name="gr63" draw:text-style-name="P13" draw:layer="layout" svg:width="1.632cm" svg:height="1.376cm" svg:x="14.336cm" svg:y="1.66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13" draw:layer="layout" svg:width="1.632cm" svg:height="1.376cm" svg:x="9.441cm" svg:y="1.66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" draw:text-style-name="P13" draw:layer="layout" svg:width="1.631cm" svg:height="1.376cm" svg:x="7.81cm" svg:y="1.66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13" draw:layer="layout" svg:width="1.631cm" svg:height="1.376cm" svg:x="11.073cm" svg:y="1.66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16" draw:layer="layout" svg:width="1.632cm" svg:height="1.376cm" svg:x="12.704cm" svg:y="1.66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13" draw:layer="layout" svg:width="1.631cm" svg:height="1.376cm" svg:x="15.968cm" svg:y="1.66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13" draw:layer="layout" svg:width="1.632cm" svg:height="1.376cm" svg:x="6.178cm" svg:y="1.66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13" draw:layer="layout" svg:width="1.632cm" svg:height="1.376cm" svg:x="17.599cm" svg:y="1.66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13" draw:layer="layout" svg:width="1.631cm" svg:height="1.376cm" svg:x="15.214cm" svg:y="3.81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13" draw:layer="layout" svg:width="1.631cm" svg:height="1.376cm" svg:x="8.555cm" svg:y="3.8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13" draw:layer="layout" svg:width="1.632cm" svg:height="1.376cm" svg:x="6.923cm" svg:y="3.8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13" draw:layer="layout" svg:width="1.632cm" svg:height="1.376cm" svg:x="10.186cm" svg:y="3.8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" draw:text-style-name="P16" draw:layer="layout" svg:width="1.632cm" svg:height="1.376cm" svg:x="13.582cm" svg:y="3.81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13" draw:layer="layout" svg:width="1.632cm" svg:height="1.376cm" svg:x="16.845cm" svg:y="3.81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13" draw:layer="layout" svg:width="1.631cm" svg:height="1.376cm" svg:x="5.292cm" svg:y="3.8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13" draw:layer="layout" svg:width="1.631cm" svg:height="1.376cm" svg:x="18.477cm" svg:y="3.81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13" draw:layer="layout" svg:width="1.632cm" svg:height="1.376cm" svg:x="9.013cm" svg:y="5.92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13" draw:layer="layout" svg:width="1.632cm" svg:height="1.376cm" svg:x="6.2cm" svg:y="5.92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13" draw:layer="layout" svg:width="1.632cm" svg:height="1.376cm" svg:x="10.645cm" svg:y="5.92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13" draw:layer="layout" svg:width="1.632cm" svg:height="1.376cm" svg:x="4.568cm" svg:y="5.92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13" draw:layer="layout" svg:width="1.631cm" svg:height="1.376cm" svg:x="6.412cm" svg:y="8.043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13" draw:layer="layout" svg:width="1.632cm" svg:height="1.376cm" svg:x="4.233cm" svg:y="8.043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912cm" svg:height="9.684cm" svg:x="3.153cm" svg:y="2.006cm" draw:page-number="10" presentation:class="page"/>
          <draw:frame presentation:style-name="pr2" draw:text-style-name="P3" draw:layer="layout" svg:width="14.094cm" svg:height="11.707cm" svg:x="2.562cm" svg:y="12.373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draw:custom-shape draw:style-name="gr85" draw:text-style-name="P13" draw:layer="layout" svg:width="1.632cm" svg:height="1.376cm" svg:x="14.336cm" svg:y="1.66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6" draw:text-style-name="P13" draw:layer="layout" svg:width="1.632cm" svg:height="1.376cm" svg:x="9.441cm" svg:y="1.66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" draw:text-style-name="P13" draw:layer="layout" svg:width="1.631cm" svg:height="1.376cm" svg:x="7.81cm" svg:y="1.66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13" draw:layer="layout" svg:width="1.631cm" svg:height="1.376cm" svg:x="11.073cm" svg:y="1.66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16" draw:layer="layout" svg:width="1.632cm" svg:height="1.376cm" svg:x="12.704cm" svg:y="1.66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13" draw:layer="layout" svg:width="1.631cm" svg:height="1.376cm" svg:x="15.968cm" svg:y="1.66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13" draw:layer="layout" svg:width="1.632cm" svg:height="1.376cm" svg:x="6.178cm" svg:y="1.66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13" draw:layer="layout" svg:width="1.632cm" svg:height="1.376cm" svg:x="17.599cm" svg:y="1.66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" draw:text-style-name="P13" draw:layer="layout" svg:width="1.631cm" svg:height="1.376cm" svg:x="15.214cm" svg:y="3.81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4" draw:text-style-name="P13" draw:layer="layout" svg:width="1.631cm" svg:height="1.376cm" svg:x="8.555cm" svg:y="3.8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5" draw:text-style-name="P13" draw:layer="layout" svg:width="1.632cm" svg:height="1.376cm" svg:x="6.923cm" svg:y="3.8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6" draw:text-style-name="P13" draw:layer="layout" svg:width="1.632cm" svg:height="1.376cm" svg:x="10.186cm" svg:y="3.8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" draw:text-style-name="P16" draw:layer="layout" svg:width="1.632cm" svg:height="1.376cm" svg:x="13.582cm" svg:y="3.81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" draw:text-style-name="P13" draw:layer="layout" svg:width="1.632cm" svg:height="1.376cm" svg:x="16.845cm" svg:y="3.81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" draw:text-style-name="P13" draw:layer="layout" svg:width="1.631cm" svg:height="1.376cm" svg:x="5.292cm" svg:y="3.8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13" draw:layer="layout" svg:width="1.631cm" svg:height="1.376cm" svg:x="18.477cm" svg:y="3.81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" draw:text-style-name="P13" draw:layer="layout" svg:width="1.632cm" svg:height="1.376cm" svg:x="9.013cm" svg:y="5.92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" draw:text-style-name="P13" draw:layer="layout" svg:width="1.632cm" svg:height="1.376cm" svg:x="6.2cm" svg:y="5.92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13" draw:layer="layout" svg:width="1.632cm" svg:height="1.376cm" svg:x="10.645cm" svg:y="5.92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13" draw:layer="layout" svg:width="1.632cm" svg:height="1.376cm" svg:x="4.568cm" svg:y="5.92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13" draw:layer="layout" svg:width="1.631cm" svg:height="1.376cm" svg:x="6.412cm" svg:y="8.043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6" draw:text-style-name="P13" draw:layer="layout" svg:width="1.632cm" svg:height="1.376cm" svg:x="4.233cm" svg:y="8.043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" draw:text-style-name="P6" draw:layer="layout" svg:width="2.995cm" svg:height="1.277cm" svg:x="4.504cm" svg:y="11.853cm">
          <text:list text:style-name="L6">
            <text:list-header>
              <text:p text:style-name="P1"><text:span text:style-name="T10">Merg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912cm" svg:height="9.684cm" svg:x="3.153cm" svg:y="2.006cm" draw:page-number="11" presentation:class="page"/>
          <draw:frame presentation:style-name="pr2" draw:text-style-name="P3" draw:layer="layout" svg:width="14.094cm" svg:height="11.707cm" svg:x="2.562cm" svg:y="12.373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draw:custom-shape draw:style-name="gr108" draw:text-style-name="P13" draw:layer="layout" svg:width="1.632cm" svg:height="1.376cm" svg:x="14.336cm" svg:y="1.66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" draw:text-style-name="P13" draw:layer="layout" svg:width="1.632cm" svg:height="1.376cm" svg:x="9.441cm" svg:y="1.66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0" draw:text-style-name="P13" draw:layer="layout" svg:width="1.631cm" svg:height="1.376cm" svg:x="7.81cm" svg:y="1.66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13" draw:layer="layout" svg:width="1.631cm" svg:height="1.376cm" svg:x="11.073cm" svg:y="1.66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2" draw:text-style-name="P16" draw:layer="layout" svg:width="1.632cm" svg:height="1.376cm" svg:x="12.704cm" svg:y="1.66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3" draw:text-style-name="P13" draw:layer="layout" svg:width="1.631cm" svg:height="1.376cm" svg:x="15.968cm" svg:y="1.66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13" draw:layer="layout" svg:width="1.632cm" svg:height="1.376cm" svg:x="6.178cm" svg:y="1.66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" draw:text-style-name="P13" draw:layer="layout" svg:width="1.632cm" svg:height="1.376cm" svg:x="17.599cm" svg:y="1.66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" draw:text-style-name="P13" draw:layer="layout" svg:width="1.631cm" svg:height="1.376cm" svg:x="15.214cm" svg:y="3.81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" draw:text-style-name="P13" draw:layer="layout" svg:width="1.631cm" svg:height="1.376cm" svg:x="8.555cm" svg:y="3.8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8" draw:text-style-name="P13" draw:layer="layout" svg:width="1.632cm" svg:height="1.376cm" svg:x="6.923cm" svg:y="3.8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13" draw:layer="layout" svg:width="1.632cm" svg:height="1.376cm" svg:x="10.186cm" svg:y="3.8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16" draw:layer="layout" svg:width="1.632cm" svg:height="1.376cm" svg:x="13.582cm" svg:y="3.81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1" draw:text-style-name="P13" draw:layer="layout" svg:width="1.632cm" svg:height="1.376cm" svg:x="16.845cm" svg:y="3.81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13" draw:layer="layout" svg:width="1.631cm" svg:height="1.376cm" svg:x="5.292cm" svg:y="3.8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13" draw:layer="layout" svg:width="1.631cm" svg:height="1.376cm" svg:x="18.477cm" svg:y="3.81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4" draw:text-style-name="P13" draw:layer="layout" svg:width="1.632cm" svg:height="1.376cm" svg:x="9.013cm" svg:y="5.92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" draw:text-style-name="P13" draw:layer="layout" svg:width="1.632cm" svg:height="1.376cm" svg:x="6.2cm" svg:y="5.92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6" draw:text-style-name="P13" draw:layer="layout" svg:width="1.632cm" svg:height="1.376cm" svg:x="10.645cm" svg:y="5.92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7" draw:text-style-name="P13" draw:layer="layout" svg:width="1.632cm" svg:height="1.376cm" svg:x="4.568cm" svg:y="5.92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13" draw:layer="layout" svg:width="1.631cm" svg:height="1.376cm" svg:x="6.412cm" svg:y="8.043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9" draw:text-style-name="P13" draw:layer="layout" svg:width="1.632cm" svg:height="1.376cm" svg:x="4.233cm" svg:y="8.043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13" draw:layer="layout" svg:width="1.631cm" svg:height="1.376cm" svg:x="4.507cm" svg:y="10.16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1" draw:text-style-name="P6" draw:layer="layout" svg:width="2.995cm" svg:height="1.277cm" svg:x="4.504cm" svg:y="11.853cm">
          <text:list text:style-name="L6">
            <text:list-header>
              <text:p text:style-name="P1"><text:span text:style-name="T10">Merg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912cm" svg:height="9.684cm" svg:x="3.153cm" svg:y="2.006cm" draw:page-number="12" presentation:class="page"/>
          <draw:frame presentation:style-name="pr2" draw:text-style-name="P3" draw:layer="layout" svg:width="14.094cm" svg:height="11.707cm" svg:x="2.562cm" svg:y="12.373cm">
            <draw:text-box>
              <text:p/>
            </draw:text-box>
          </draw:frame>
        </presentation:notes>
      </draw:page>
      <draw:page draw:name="page13" draw:style-name="dp1" draw:master-page-name="Default" presentation:use-date-time-name="dtd1">
        <draw:custom-shape draw:style-name="gr132" draw:text-style-name="P13" draw:layer="layout" svg:width="1.632cm" svg:height="1.376cm" svg:x="14.336cm" svg:y="1.66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3" draw:text-style-name="P13" draw:layer="layout" svg:width="1.632cm" svg:height="1.376cm" svg:x="9.441cm" svg:y="1.66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13" draw:layer="layout" svg:width="1.631cm" svg:height="1.376cm" svg:x="7.81cm" svg:y="1.66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5" draw:text-style-name="P13" draw:layer="layout" svg:width="1.631cm" svg:height="1.376cm" svg:x="11.073cm" svg:y="1.66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" draw:text-style-name="P16" draw:layer="layout" svg:width="1.632cm" svg:height="1.376cm" svg:x="12.704cm" svg:y="1.66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7" draw:text-style-name="P13" draw:layer="layout" svg:width="1.631cm" svg:height="1.376cm" svg:x="15.968cm" svg:y="1.66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" draw:text-style-name="P13" draw:layer="layout" svg:width="1.632cm" svg:height="1.376cm" svg:x="6.178cm" svg:y="1.66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9" draw:text-style-name="P13" draw:layer="layout" svg:width="1.632cm" svg:height="1.376cm" svg:x="17.599cm" svg:y="1.66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" draw:text-style-name="P13" draw:layer="layout" svg:width="1.631cm" svg:height="1.376cm" svg:x="15.214cm" svg:y="3.81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1" draw:text-style-name="P13" draw:layer="layout" svg:width="1.631cm" svg:height="1.376cm" svg:x="8.555cm" svg:y="3.8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2" draw:text-style-name="P13" draw:layer="layout" svg:width="1.632cm" svg:height="1.376cm" svg:x="6.923cm" svg:y="3.8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3" draw:text-style-name="P13" draw:layer="layout" svg:width="1.632cm" svg:height="1.376cm" svg:x="10.186cm" svg:y="3.8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4" draw:text-style-name="P16" draw:layer="layout" svg:width="1.632cm" svg:height="1.376cm" svg:x="13.582cm" svg:y="3.81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5" draw:text-style-name="P13" draw:layer="layout" svg:width="1.632cm" svg:height="1.376cm" svg:x="16.845cm" svg:y="3.81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" draw:text-style-name="P13" draw:layer="layout" svg:width="1.631cm" svg:height="1.376cm" svg:x="5.292cm" svg:y="3.8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7" draw:text-style-name="P13" draw:layer="layout" svg:width="1.631cm" svg:height="1.376cm" svg:x="18.477cm" svg:y="3.81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13" draw:layer="layout" svg:width="1.632cm" svg:height="1.376cm" svg:x="9.013cm" svg:y="5.92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9" draw:text-style-name="P13" draw:layer="layout" svg:width="1.632cm" svg:height="1.376cm" svg:x="6.2cm" svg:y="5.92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0" draw:text-style-name="P13" draw:layer="layout" svg:width="1.632cm" svg:height="1.376cm" svg:x="10.645cm" svg:y="5.92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1" draw:text-style-name="P13" draw:layer="layout" svg:width="1.632cm" svg:height="1.376cm" svg:x="4.568cm" svg:y="5.92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13" draw:layer="layout" svg:width="1.631cm" svg:height="1.376cm" svg:x="6.412cm" svg:y="8.043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3" draw:text-style-name="P13" draw:layer="layout" svg:width="1.632cm" svg:height="1.376cm" svg:x="4.233cm" svg:y="8.043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4" draw:text-style-name="P13" draw:layer="layout" svg:width="1.631cm" svg:height="1.376cm" svg:x="4.507cm" svg:y="10.16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5" draw:text-style-name="P13" draw:layer="layout" svg:width="1.632cm" svg:height="1.376cm" svg:x="6.138cm" svg:y="10.16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" draw:text-style-name="P6" draw:layer="layout" svg:width="2.995cm" svg:height="1.277cm" svg:x="4.504cm" svg:y="11.853cm">
          <text:list text:style-name="L6">
            <text:list-header>
              <text:p text:style-name="P1"><text:span text:style-name="T10">Merg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912cm" svg:height="9.684cm" svg:x="3.153cm" svg:y="2.006cm" draw:page-number="13" presentation:class="page"/>
          <draw:frame presentation:style-name="pr2" draw:text-style-name="P3" draw:layer="layout" svg:width="14.094cm" svg:height="11.707cm" svg:x="2.562cm" svg:y="12.373cm">
            <draw:text-box>
              <text:p/>
            </draw:text-box>
          </draw:frame>
        </presentation:notes>
      </draw:page>
      <draw:page draw:name="page14" draw:style-name="dp1" draw:master-page-name="Default" presentation:use-date-time-name="dtd1">
        <draw:custom-shape draw:style-name="gr157" draw:text-style-name="P13" draw:layer="layout" svg:width="1.632cm" svg:height="1.376cm" svg:x="14.336cm" svg:y="1.66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8" draw:text-style-name="P13" draw:layer="layout" svg:width="1.632cm" svg:height="1.376cm" svg:x="9.441cm" svg:y="1.66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9" draw:text-style-name="P13" draw:layer="layout" svg:width="1.631cm" svg:height="1.376cm" svg:x="7.81cm" svg:y="1.66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0" draw:text-style-name="P13" draw:layer="layout" svg:width="1.631cm" svg:height="1.376cm" svg:x="11.073cm" svg:y="1.66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1" draw:text-style-name="P16" draw:layer="layout" svg:width="1.632cm" svg:height="1.376cm" svg:x="12.704cm" svg:y="1.66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2" draw:text-style-name="P13" draw:layer="layout" svg:width="1.631cm" svg:height="1.376cm" svg:x="15.968cm" svg:y="1.66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3" draw:text-style-name="P13" draw:layer="layout" svg:width="1.632cm" svg:height="1.376cm" svg:x="6.178cm" svg:y="1.66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4" draw:text-style-name="P13" draw:layer="layout" svg:width="1.632cm" svg:height="1.376cm" svg:x="17.599cm" svg:y="1.66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5" draw:text-style-name="P13" draw:layer="layout" svg:width="1.631cm" svg:height="1.376cm" svg:x="15.214cm" svg:y="3.81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6" draw:text-style-name="P13" draw:layer="layout" svg:width="1.631cm" svg:height="1.376cm" svg:x="8.555cm" svg:y="3.8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7" draw:text-style-name="P13" draw:layer="layout" svg:width="1.632cm" svg:height="1.376cm" svg:x="6.923cm" svg:y="3.8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13" draw:layer="layout" svg:width="1.632cm" svg:height="1.376cm" svg:x="10.186cm" svg:y="3.8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9" draw:text-style-name="P16" draw:layer="layout" svg:width="1.632cm" svg:height="1.376cm" svg:x="13.582cm" svg:y="3.81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0" draw:text-style-name="P13" draw:layer="layout" svg:width="1.632cm" svg:height="1.376cm" svg:x="16.845cm" svg:y="3.81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1" draw:text-style-name="P13" draw:layer="layout" svg:width="1.631cm" svg:height="1.376cm" svg:x="5.292cm" svg:y="3.8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2" draw:text-style-name="P13" draw:layer="layout" svg:width="1.631cm" svg:height="1.376cm" svg:x="18.477cm" svg:y="3.81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13" draw:layer="layout" svg:width="1.632cm" svg:height="1.376cm" svg:x="9.013cm" svg:y="5.92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4" draw:text-style-name="P13" draw:layer="layout" svg:width="1.632cm" svg:height="1.376cm" svg:x="6.2cm" svg:y="5.92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5" draw:text-style-name="P13" draw:layer="layout" svg:width="1.632cm" svg:height="1.376cm" svg:x="10.645cm" svg:y="5.92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13" draw:layer="layout" svg:width="1.632cm" svg:height="1.376cm" svg:x="4.568cm" svg:y="5.92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7" draw:text-style-name="P13" draw:layer="layout" svg:width="1.631cm" svg:height="1.376cm" svg:x="6.412cm" svg:y="8.043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8" draw:text-style-name="P13" draw:layer="layout" svg:width="1.632cm" svg:height="1.376cm" svg:x="4.233cm" svg:y="8.043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9" draw:text-style-name="P13" draw:layer="layout" svg:width="1.632cm" svg:height="1.376cm" svg:x="8.678cm" svg:y="8.043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0" draw:text-style-name="P13" draw:layer="layout" svg:width="1.632cm" svg:height="1.376cm" svg:x="11.068cm" svg:y="8.043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1" draw:text-style-name="P13" draw:layer="layout" svg:width="1.631cm" svg:height="1.376cm" svg:x="4.507cm" svg:y="10.16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2" draw:text-style-name="P13" draw:layer="layout" svg:width="1.632cm" svg:height="1.376cm" svg:x="6.138cm" svg:y="10.16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912cm" svg:height="9.684cm" svg:x="3.153cm" svg:y="2.006cm" draw:page-number="14" presentation:class="page"/>
          <draw:frame presentation:style-name="pr2" draw:text-style-name="P3" draw:layer="layout" svg:width="14.094cm" svg:height="11.707cm" svg:x="2.562cm" svg:y="12.373cm">
            <draw:text-box>
              <text:p/>
            </draw:text-box>
          </draw:frame>
        </presentation:notes>
      </draw:page>
      <draw:page draw:name="page15" draw:style-name="dp1" draw:master-page-name="Default" presentation:use-date-time-name="dtd1">
        <draw:custom-shape draw:style-name="gr183" draw:text-style-name="P13" draw:layer="layout" svg:width="1.632cm" svg:height="1.376cm" svg:x="14.336cm" svg:y="1.66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4" draw:text-style-name="P13" draw:layer="layout" svg:width="1.632cm" svg:height="1.376cm" svg:x="9.441cm" svg:y="1.66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5" draw:text-style-name="P13" draw:layer="layout" svg:width="1.631cm" svg:height="1.376cm" svg:x="7.81cm" svg:y="1.66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6" draw:text-style-name="P13" draw:layer="layout" svg:width="1.631cm" svg:height="1.376cm" svg:x="11.073cm" svg:y="1.66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7" draw:text-style-name="P16" draw:layer="layout" svg:width="1.632cm" svg:height="1.376cm" svg:x="12.704cm" svg:y="1.66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8" draw:text-style-name="P13" draw:layer="layout" svg:width="1.631cm" svg:height="1.376cm" svg:x="15.968cm" svg:y="1.66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9" draw:text-style-name="P13" draw:layer="layout" svg:width="1.632cm" svg:height="1.376cm" svg:x="6.178cm" svg:y="1.66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0" draw:text-style-name="P13" draw:layer="layout" svg:width="1.632cm" svg:height="1.376cm" svg:x="17.599cm" svg:y="1.66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1" draw:text-style-name="P13" draw:layer="layout" svg:width="1.631cm" svg:height="1.376cm" svg:x="15.214cm" svg:y="3.81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13" draw:layer="layout" svg:width="1.631cm" svg:height="1.376cm" svg:x="8.555cm" svg:y="3.8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3" draw:text-style-name="P13" draw:layer="layout" svg:width="1.632cm" svg:height="1.376cm" svg:x="6.923cm" svg:y="3.8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13" draw:layer="layout" svg:width="1.632cm" svg:height="1.376cm" svg:x="10.186cm" svg:y="3.8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5" draw:text-style-name="P16" draw:layer="layout" svg:width="1.632cm" svg:height="1.376cm" svg:x="13.582cm" svg:y="3.81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6" draw:text-style-name="P13" draw:layer="layout" svg:width="1.632cm" svg:height="1.376cm" svg:x="16.845cm" svg:y="3.81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7" draw:text-style-name="P13" draw:layer="layout" svg:width="1.631cm" svg:height="1.376cm" svg:x="5.292cm" svg:y="3.8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8" draw:text-style-name="P13" draw:layer="layout" svg:width="1.631cm" svg:height="1.376cm" svg:x="18.477cm" svg:y="3.81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9" draw:text-style-name="P13" draw:layer="layout" svg:width="1.632cm" svg:height="1.376cm" svg:x="9.013cm" svg:y="5.92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0" draw:text-style-name="P13" draw:layer="layout" svg:width="1.632cm" svg:height="1.376cm" svg:x="6.2cm" svg:y="5.92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1" draw:text-style-name="P13" draw:layer="layout" svg:width="1.632cm" svg:height="1.376cm" svg:x="10.645cm" svg:y="5.92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2" draw:text-style-name="P13" draw:layer="layout" svg:width="1.632cm" svg:height="1.376cm" svg:x="4.568cm" svg:y="5.92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3" draw:text-style-name="P13" draw:layer="layout" svg:width="1.631cm" svg:height="1.376cm" svg:x="6.412cm" svg:y="8.043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13" draw:layer="layout" svg:width="1.632cm" svg:height="1.376cm" svg:x="4.233cm" svg:y="8.043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5" draw:text-style-name="P13" draw:layer="layout" svg:width="1.632cm" svg:height="1.376cm" svg:x="8.678cm" svg:y="8.043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6" draw:text-style-name="P13" draw:layer="layout" svg:width="1.632cm" svg:height="1.376cm" svg:x="11.068cm" svg:y="8.043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7" draw:text-style-name="P6" draw:layer="layout" svg:width="2.995cm" svg:height="1.277cm" svg:x="9.161cm" svg:y="12.277cm">
          <text:list text:style-name="L6">
            <text:list-header>
              <text:p text:style-name="P1"><text:span text:style-name="T10">Mer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8" draw:text-style-name="P13" draw:layer="layout" svg:width="1.631cm" svg:height="1.376cm" svg:x="4.507cm" svg:y="10.16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9" draw:text-style-name="P13" draw:layer="layout" svg:width="1.632cm" svg:height="1.376cm" svg:x="6.138cm" svg:y="10.16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912cm" svg:height="9.684cm" svg:x="3.153cm" svg:y="2.006cm" draw:page-number="15" presentation:class="page"/>
          <draw:frame presentation:style-name="pr2" draw:text-style-name="P3" draw:layer="layout" svg:width="14.094cm" svg:height="11.707cm" svg:x="2.562cm" svg:y="12.373cm">
            <draw:text-box>
              <text:p/>
            </draw:text-box>
          </draw:frame>
        </presentation:notes>
      </draw:page>
      <draw:page draw:name="page16" draw:style-name="dp1" draw:master-page-name="Default" presentation:use-date-time-name="dtd1">
        <draw:custom-shape draw:style-name="gr210" draw:text-style-name="P13" draw:layer="layout" svg:width="1.632cm" svg:height="1.376cm" svg:x="14.336cm" svg:y="1.66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1" draw:text-style-name="P13" draw:layer="layout" svg:width="1.632cm" svg:height="1.376cm" svg:x="9.441cm" svg:y="1.66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2" draw:text-style-name="P13" draw:layer="layout" svg:width="1.631cm" svg:height="1.376cm" svg:x="7.81cm" svg:y="1.66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3" draw:text-style-name="P13" draw:layer="layout" svg:width="1.631cm" svg:height="1.376cm" svg:x="11.073cm" svg:y="1.66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4" draw:text-style-name="P16" draw:layer="layout" svg:width="1.632cm" svg:height="1.376cm" svg:x="12.704cm" svg:y="1.66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5" draw:text-style-name="P13" draw:layer="layout" svg:width="1.631cm" svg:height="1.376cm" svg:x="15.968cm" svg:y="1.66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6" draw:text-style-name="P13" draw:layer="layout" svg:width="1.632cm" svg:height="1.376cm" svg:x="6.178cm" svg:y="1.66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7" draw:text-style-name="P13" draw:layer="layout" svg:width="1.632cm" svg:height="1.376cm" svg:x="17.599cm" svg:y="1.66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8" draw:text-style-name="P13" draw:layer="layout" svg:width="1.631cm" svg:height="1.376cm" svg:x="15.214cm" svg:y="3.81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9" draw:text-style-name="P13" draw:layer="layout" svg:width="1.631cm" svg:height="1.376cm" svg:x="8.555cm" svg:y="3.8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0" draw:text-style-name="P13" draw:layer="layout" svg:width="1.632cm" svg:height="1.376cm" svg:x="6.923cm" svg:y="3.8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1" draw:text-style-name="P13" draw:layer="layout" svg:width="1.632cm" svg:height="1.376cm" svg:x="10.186cm" svg:y="3.8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2" draw:text-style-name="P16" draw:layer="layout" svg:width="1.632cm" svg:height="1.376cm" svg:x="13.582cm" svg:y="3.81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3" draw:text-style-name="P13" draw:layer="layout" svg:width="1.632cm" svg:height="1.376cm" svg:x="16.845cm" svg:y="3.81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4" draw:text-style-name="P13" draw:layer="layout" svg:width="1.631cm" svg:height="1.376cm" svg:x="5.292cm" svg:y="3.8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5" draw:text-style-name="P13" draw:layer="layout" svg:width="1.631cm" svg:height="1.376cm" svg:x="18.477cm" svg:y="3.81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6" draw:text-style-name="P13" draw:layer="layout" svg:width="1.632cm" svg:height="1.376cm" svg:x="9.013cm" svg:y="5.92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7" draw:text-style-name="P13" draw:layer="layout" svg:width="1.632cm" svg:height="1.376cm" svg:x="6.2cm" svg:y="5.92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8" draw:text-style-name="P13" draw:layer="layout" svg:width="1.632cm" svg:height="1.376cm" svg:x="10.645cm" svg:y="5.92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9" draw:text-style-name="P13" draw:layer="layout" svg:width="1.632cm" svg:height="1.376cm" svg:x="4.568cm" svg:y="5.92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13" draw:layer="layout" svg:width="1.631cm" svg:height="1.376cm" svg:x="6.412cm" svg:y="8.043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1" draw:text-style-name="P13" draw:layer="layout" svg:width="1.632cm" svg:height="1.376cm" svg:x="4.233cm" svg:y="8.043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13" draw:layer="layout" svg:width="1.632cm" svg:height="1.376cm" svg:x="8.678cm" svg:y="8.043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3" draw:text-style-name="P13" draw:layer="layout" svg:width="1.632cm" svg:height="1.376cm" svg:x="11.068cm" svg:y="8.043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4" draw:text-style-name="P13" draw:layer="layout" svg:width="1.631cm" svg:height="1.376cm" svg:x="8.952cm" svg:y="10.16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5" draw:text-style-name="P6" draw:layer="layout" svg:width="2.995cm" svg:height="1.277cm" svg:x="9.161cm" svg:y="12.277cm">
          <text:list text:style-name="L6">
            <text:list-header>
              <text:p text:style-name="P1"><text:span text:style-name="T10">Mer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6" draw:text-style-name="P13" draw:layer="layout" svg:width="1.631cm" svg:height="1.376cm" svg:x="4.507cm" svg:y="10.16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7" draw:text-style-name="P13" draw:layer="layout" svg:width="1.632cm" svg:height="1.376cm" svg:x="6.138cm" svg:y="10.16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912cm" svg:height="9.684cm" svg:x="3.153cm" svg:y="2.006cm" draw:page-number="16" presentation:class="page"/>
          <draw:frame presentation:style-name="pr2" draw:text-style-name="P3" draw:layer="layout" svg:width="14.094cm" svg:height="11.707cm" svg:x="2.562cm" svg:y="12.373cm">
            <draw:text-box>
              <text:p/>
            </draw:text-box>
          </draw:frame>
        </presentation:notes>
      </draw:page>
      <draw:page draw:name="page17" draw:style-name="dp1" draw:master-page-name="Default" presentation:use-date-time-name="dtd1">
        <draw:custom-shape draw:style-name="gr238" draw:text-style-name="P13" draw:layer="layout" svg:width="1.632cm" svg:height="1.376cm" svg:x="14.336cm" svg:y="1.66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9" draw:text-style-name="P13" draw:layer="layout" svg:width="1.632cm" svg:height="1.376cm" svg:x="9.441cm" svg:y="1.66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0" draw:text-style-name="P13" draw:layer="layout" svg:width="1.631cm" svg:height="1.376cm" svg:x="7.81cm" svg:y="1.66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1" draw:text-style-name="P13" draw:layer="layout" svg:width="1.631cm" svg:height="1.376cm" svg:x="11.073cm" svg:y="1.66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2" draw:text-style-name="P16" draw:layer="layout" svg:width="1.632cm" svg:height="1.376cm" svg:x="12.704cm" svg:y="1.66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3" draw:text-style-name="P13" draw:layer="layout" svg:width="1.631cm" svg:height="1.376cm" svg:x="15.968cm" svg:y="1.66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4" draw:text-style-name="P13" draw:layer="layout" svg:width="1.632cm" svg:height="1.376cm" svg:x="6.178cm" svg:y="1.66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5" draw:text-style-name="P13" draw:layer="layout" svg:width="1.632cm" svg:height="1.376cm" svg:x="17.599cm" svg:y="1.66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6" draw:text-style-name="P13" draw:layer="layout" svg:width="1.631cm" svg:height="1.376cm" svg:x="15.214cm" svg:y="3.81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7" draw:text-style-name="P13" draw:layer="layout" svg:width="1.631cm" svg:height="1.376cm" svg:x="8.555cm" svg:y="3.8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8" draw:text-style-name="P13" draw:layer="layout" svg:width="1.632cm" svg:height="1.376cm" svg:x="6.923cm" svg:y="3.8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9" draw:text-style-name="P13" draw:layer="layout" svg:width="1.632cm" svg:height="1.376cm" svg:x="10.186cm" svg:y="3.8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0" draw:text-style-name="P16" draw:layer="layout" svg:width="1.632cm" svg:height="1.376cm" svg:x="13.582cm" svg:y="3.81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1" draw:text-style-name="P13" draw:layer="layout" svg:width="1.632cm" svg:height="1.376cm" svg:x="16.845cm" svg:y="3.81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2" draw:text-style-name="P13" draw:layer="layout" svg:width="1.631cm" svg:height="1.376cm" svg:x="5.292cm" svg:y="3.8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3" draw:text-style-name="P13" draw:layer="layout" svg:width="1.631cm" svg:height="1.376cm" svg:x="18.477cm" svg:y="3.81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4" draw:text-style-name="P13" draw:layer="layout" svg:width="1.632cm" svg:height="1.376cm" svg:x="9.013cm" svg:y="5.92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5" draw:text-style-name="P13" draw:layer="layout" svg:width="1.632cm" svg:height="1.376cm" svg:x="6.2cm" svg:y="5.92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6" draw:text-style-name="P13" draw:layer="layout" svg:width="1.632cm" svg:height="1.376cm" svg:x="10.645cm" svg:y="5.92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7" draw:text-style-name="P13" draw:layer="layout" svg:width="1.632cm" svg:height="1.376cm" svg:x="4.568cm" svg:y="5.92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8" draw:text-style-name="P13" draw:layer="layout" svg:width="1.631cm" svg:height="1.376cm" svg:x="6.412cm" svg:y="8.043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13" draw:layer="layout" svg:width="1.632cm" svg:height="1.376cm" svg:x="4.233cm" svg:y="8.043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0" draw:text-style-name="P13" draw:layer="layout" svg:width="1.632cm" svg:height="1.376cm" svg:x="8.678cm" svg:y="8.043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1" draw:text-style-name="P13" draw:layer="layout" svg:width="1.632cm" svg:height="1.376cm" svg:x="11.068cm" svg:y="8.043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2" draw:text-style-name="P13" draw:layer="layout" svg:width="1.632cm" svg:height="1.376cm" svg:x="10.583cm" svg:y="10.16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3" draw:text-style-name="P6" draw:layer="layout" svg:width="2.995cm" svg:height="1.277cm" svg:x="9.161cm" svg:y="12.277cm">
          <text:list text:style-name="L6">
            <text:list-header>
              <text:p text:style-name="P1"><text:span text:style-name="T10">Mer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4" draw:text-style-name="P13" draw:layer="layout" svg:width="1.631cm" svg:height="1.376cm" svg:x="4.507cm" svg:y="10.16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5" draw:text-style-name="P13" draw:layer="layout" svg:width="1.632cm" svg:height="1.376cm" svg:x="6.138cm" svg:y="10.16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6" draw:text-style-name="P13" draw:layer="layout" svg:width="1.631cm" svg:height="1.376cm" svg:x="8.952cm" svg:y="10.16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912cm" svg:height="9.684cm" svg:x="3.153cm" svg:y="2.006cm" draw:page-number="17" presentation:class="page"/>
          <draw:frame presentation:style-name="pr2" draw:text-style-name="P3" draw:layer="layout" svg:width="14.094cm" svg:height="11.707cm" svg:x="2.562cm" svg:y="12.373cm">
            <draw:text-box>
              <text:p/>
            </draw:text-box>
          </draw:frame>
        </presentation:notes>
      </draw:page>
      <draw:page draw:name="page18" draw:style-name="dp1" draw:master-page-name="Default" presentation:use-date-time-name="dtd1">
        <draw:custom-shape draw:style-name="gr267" draw:text-style-name="P13" draw:layer="layout" svg:width="1.632cm" svg:height="1.376cm" svg:x="14.336cm" svg:y="1.66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8" draw:text-style-name="P13" draw:layer="layout" svg:width="1.632cm" svg:height="1.376cm" svg:x="9.441cm" svg:y="1.66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9" draw:text-style-name="P13" draw:layer="layout" svg:width="1.631cm" svg:height="1.376cm" svg:x="7.81cm" svg:y="1.66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0" draw:text-style-name="P13" draw:layer="layout" svg:width="1.631cm" svg:height="1.376cm" svg:x="11.073cm" svg:y="1.66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1" draw:text-style-name="P16" draw:layer="layout" svg:width="1.632cm" svg:height="1.376cm" svg:x="12.704cm" svg:y="1.66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2" draw:text-style-name="P13" draw:layer="layout" svg:width="1.631cm" svg:height="1.376cm" svg:x="15.968cm" svg:y="1.66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13" draw:layer="layout" svg:width="1.632cm" svg:height="1.376cm" svg:x="6.178cm" svg:y="1.66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4" draw:text-style-name="P13" draw:layer="layout" svg:width="1.632cm" svg:height="1.376cm" svg:x="17.599cm" svg:y="1.66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5" draw:text-style-name="P13" draw:layer="layout" svg:width="1.631cm" svg:height="1.376cm" svg:x="15.214cm" svg:y="3.81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6" draw:text-style-name="P13" draw:layer="layout" svg:width="1.631cm" svg:height="1.376cm" svg:x="8.555cm" svg:y="3.8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7" draw:text-style-name="P13" draw:layer="layout" svg:width="1.632cm" svg:height="1.376cm" svg:x="6.923cm" svg:y="3.8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8" draw:text-style-name="P13" draw:layer="layout" svg:width="1.632cm" svg:height="1.376cm" svg:x="10.186cm" svg:y="3.8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9" draw:text-style-name="P16" draw:layer="layout" svg:width="1.632cm" svg:height="1.376cm" svg:x="13.582cm" svg:y="3.81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0" draw:text-style-name="P13" draw:layer="layout" svg:width="1.632cm" svg:height="1.376cm" svg:x="16.845cm" svg:y="3.81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1" draw:text-style-name="P13" draw:layer="layout" svg:width="1.631cm" svg:height="1.376cm" svg:x="5.292cm" svg:y="3.8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2" draw:text-style-name="P13" draw:layer="layout" svg:width="1.631cm" svg:height="1.376cm" svg:x="18.477cm" svg:y="3.81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3" draw:text-style-name="P13" draw:layer="layout" svg:width="1.632cm" svg:height="1.376cm" svg:x="9.013cm" svg:y="5.92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4" draw:text-style-name="P13" draw:layer="layout" svg:width="1.632cm" svg:height="1.376cm" svg:x="6.2cm" svg:y="5.92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5" draw:text-style-name="P13" draw:layer="layout" svg:width="1.632cm" svg:height="1.376cm" svg:x="10.645cm" svg:y="5.92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6" draw:text-style-name="P13" draw:layer="layout" svg:width="1.632cm" svg:height="1.376cm" svg:x="4.568cm" svg:y="5.92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7" draw:text-style-name="P13" draw:layer="layout" svg:width="1.631cm" svg:height="1.376cm" svg:x="6.412cm" svg:y="8.043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8" draw:text-style-name="P13" draw:layer="layout" svg:width="1.632cm" svg:height="1.376cm" svg:x="4.233cm" svg:y="8.043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9" draw:text-style-name="P13" draw:layer="layout" svg:width="1.632cm" svg:height="1.376cm" svg:x="8.678cm" svg:y="8.043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0" draw:text-style-name="P13" draw:layer="layout" svg:width="1.632cm" svg:height="1.376cm" svg:x="11.068cm" svg:y="8.043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1" draw:text-style-name="P18" draw:layer="layout" svg:width="7.408cm" svg:height="1.277cm" svg:x="4.657cm" svg:y="13.97cm">
          <text:list text:style-name="L6">
            <text:list-header>
              <text:p text:style-name="P17"><text:span text:style-name="T10">Mer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2" draw:text-style-name="P13" draw:layer="layout" svg:width="1.632cm" svg:height="1.376cm" svg:x="6.138cm" svg:y="10.16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3" draw:text-style-name="P13" draw:layer="layout" svg:width="1.632cm" svg:height="1.376cm" svg:x="10.583cm" svg:y="10.16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4" draw:text-style-name="P13" draw:layer="layout" svg:width="1.631cm" svg:height="1.376cm" svg:x="8.952cm" svg:y="10.16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5" draw:text-style-name="P13" draw:layer="layout" svg:width="1.631cm" svg:height="1.376cm" svg:x="4.507cm" svg:y="10.16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912cm" svg:height="9.684cm" svg:x="3.153cm" svg:y="2.006cm" draw:page-number="18" presentation:class="page"/>
          <draw:frame presentation:style-name="pr2" draw:text-style-name="P3" draw:layer="layout" svg:width="14.094cm" svg:height="11.707cm" svg:x="2.562cm" svg:y="12.373cm">
            <draw:text-box>
              <text:p/>
            </draw:text-box>
          </draw:frame>
        </presentation:notes>
      </draw:page>
      <draw:page draw:name="page19" draw:style-name="dp1" draw:master-page-name="Default" presentation:use-date-time-name="dtd1">
        <draw:custom-shape draw:style-name="gr296" draw:text-style-name="P13" draw:layer="layout" svg:width="1.632cm" svg:height="1.376cm" svg:x="14.336cm" svg:y="1.66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7" draw:text-style-name="P13" draw:layer="layout" svg:width="1.632cm" svg:height="1.376cm" svg:x="9.441cm" svg:y="1.66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8" draw:text-style-name="P13" draw:layer="layout" svg:width="1.631cm" svg:height="1.376cm" svg:x="7.81cm" svg:y="1.66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9" draw:text-style-name="P13" draw:layer="layout" svg:width="1.631cm" svg:height="1.376cm" svg:x="11.073cm" svg:y="1.66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0" draw:text-style-name="P16" draw:layer="layout" svg:width="1.632cm" svg:height="1.376cm" svg:x="12.704cm" svg:y="1.66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1" draw:text-style-name="P13" draw:layer="layout" svg:width="1.631cm" svg:height="1.376cm" svg:x="15.968cm" svg:y="1.66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2" draw:text-style-name="P13" draw:layer="layout" svg:width="1.632cm" svg:height="1.376cm" svg:x="6.178cm" svg:y="1.66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3" draw:text-style-name="P13" draw:layer="layout" svg:width="1.632cm" svg:height="1.376cm" svg:x="17.599cm" svg:y="1.66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4" draw:text-style-name="P13" draw:layer="layout" svg:width="1.631cm" svg:height="1.376cm" svg:x="15.214cm" svg:y="3.81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5" draw:text-style-name="P13" draw:layer="layout" svg:width="1.631cm" svg:height="1.376cm" svg:x="8.555cm" svg:y="3.8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6" draw:text-style-name="P13" draw:layer="layout" svg:width="1.632cm" svg:height="1.376cm" svg:x="6.923cm" svg:y="3.8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7" draw:text-style-name="P13" draw:layer="layout" svg:width="1.632cm" svg:height="1.376cm" svg:x="10.186cm" svg:y="3.8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8" draw:text-style-name="P16" draw:layer="layout" svg:width="1.632cm" svg:height="1.376cm" svg:x="13.582cm" svg:y="3.81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9" draw:text-style-name="P13" draw:layer="layout" svg:width="1.632cm" svg:height="1.376cm" svg:x="16.845cm" svg:y="3.81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0" draw:text-style-name="P13" draw:layer="layout" svg:width="1.631cm" svg:height="1.376cm" svg:x="5.292cm" svg:y="3.8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1" draw:text-style-name="P13" draw:layer="layout" svg:width="1.631cm" svg:height="1.376cm" svg:x="18.477cm" svg:y="3.81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2" draw:text-style-name="P13" draw:layer="layout" svg:width="1.632cm" svg:height="1.376cm" svg:x="9.013cm" svg:y="5.92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3" draw:text-style-name="P13" draw:layer="layout" svg:width="1.632cm" svg:height="1.376cm" svg:x="6.2cm" svg:y="5.92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4" draw:text-style-name="P13" draw:layer="layout" svg:width="1.632cm" svg:height="1.376cm" svg:x="10.645cm" svg:y="5.92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5" draw:text-style-name="P13" draw:layer="layout" svg:width="1.632cm" svg:height="1.376cm" svg:x="4.568cm" svg:y="5.92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6" draw:text-style-name="P13" draw:layer="layout" svg:width="1.631cm" svg:height="1.376cm" svg:x="6.412cm" svg:y="8.043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7" draw:text-style-name="P13" draw:layer="layout" svg:width="1.632cm" svg:height="1.376cm" svg:x="4.233cm" svg:y="8.043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8" draw:text-style-name="P13" draw:layer="layout" svg:width="1.632cm" svg:height="1.376cm" svg:x="8.678cm" svg:y="8.043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9" draw:text-style-name="P13" draw:layer="layout" svg:width="1.632cm" svg:height="1.376cm" svg:x="11.068cm" svg:y="8.043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0" draw:text-style-name="P18" draw:layer="layout" svg:width="7.408cm" svg:height="1.277cm" svg:x="4.657cm" svg:y="13.97cm">
          <text:list text:style-name="L6">
            <text:list-header>
              <text:p text:style-name="P17"><text:span text:style-name="T10">Mer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1" draw:text-style-name="P13" draw:layer="layout" svg:width="1.632cm" svg:height="1.376cm" svg:x="6.138cm" svg:y="10.16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2" draw:text-style-name="P13" draw:layer="layout" svg:width="1.631cm" svg:height="1.376cm" svg:x="8.952cm" svg:y="10.16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3" draw:text-style-name="P13" draw:layer="layout" svg:width="1.632cm" svg:height="1.376cm" svg:x="4.93cm" svg:y="12.17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4" draw:text-style-name="P13" draw:layer="layout" svg:width="1.631cm" svg:height="1.376cm" svg:x="4.507cm" svg:y="10.16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5" draw:text-style-name="P13" draw:layer="layout" svg:width="1.632cm" svg:height="1.376cm" svg:x="10.583cm" svg:y="10.16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912cm" svg:height="9.684cm" svg:x="3.153cm" svg:y="2.006cm" draw:page-number="19" presentation:class="page"/>
          <draw:frame presentation:style-name="pr2" draw:text-style-name="P3" draw:layer="layout" svg:width="14.094cm" svg:height="11.707cm" svg:x="2.562cm" svg:y="12.373cm">
            <draw:text-box>
              <text:p/>
            </draw:text-box>
          </draw:frame>
        </presentation:notes>
      </draw:page>
      <draw:page draw:name="page20" draw:style-name="dp1" draw:master-page-name="Default" presentation:use-date-time-name="dtd1">
        <draw:custom-shape draw:style-name="gr326" draw:text-style-name="P13" draw:layer="layout" svg:width="1.632cm" svg:height="1.376cm" svg:x="14.336cm" svg:y="1.66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7" draw:text-style-name="P13" draw:layer="layout" svg:width="1.632cm" svg:height="1.376cm" svg:x="9.441cm" svg:y="1.66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8" draw:text-style-name="P13" draw:layer="layout" svg:width="1.631cm" svg:height="1.376cm" svg:x="7.81cm" svg:y="1.66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9" draw:text-style-name="P13" draw:layer="layout" svg:width="1.631cm" svg:height="1.376cm" svg:x="11.073cm" svg:y="1.66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0" draw:text-style-name="P16" draw:layer="layout" svg:width="1.632cm" svg:height="1.376cm" svg:x="12.704cm" svg:y="1.66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1" draw:text-style-name="P13" draw:layer="layout" svg:width="1.631cm" svg:height="1.376cm" svg:x="15.968cm" svg:y="1.66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2" draw:text-style-name="P13" draw:layer="layout" svg:width="1.632cm" svg:height="1.376cm" svg:x="6.178cm" svg:y="1.66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3" draw:text-style-name="P13" draw:layer="layout" svg:width="1.632cm" svg:height="1.376cm" svg:x="17.599cm" svg:y="1.66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4" draw:text-style-name="P13" draw:layer="layout" svg:width="1.631cm" svg:height="1.376cm" svg:x="15.214cm" svg:y="3.81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5" draw:text-style-name="P13" draw:layer="layout" svg:width="1.631cm" svg:height="1.376cm" svg:x="8.555cm" svg:y="3.8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6" draw:text-style-name="P13" draw:layer="layout" svg:width="1.632cm" svg:height="1.376cm" svg:x="6.923cm" svg:y="3.8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7" draw:text-style-name="P13" draw:layer="layout" svg:width="1.632cm" svg:height="1.376cm" svg:x="10.186cm" svg:y="3.8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8" draw:text-style-name="P16" draw:layer="layout" svg:width="1.632cm" svg:height="1.376cm" svg:x="13.582cm" svg:y="3.81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9" draw:text-style-name="P13" draw:layer="layout" svg:width="1.632cm" svg:height="1.376cm" svg:x="16.845cm" svg:y="3.81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0" draw:text-style-name="P13" draw:layer="layout" svg:width="1.631cm" svg:height="1.376cm" svg:x="5.292cm" svg:y="3.8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1" draw:text-style-name="P13" draw:layer="layout" svg:width="1.631cm" svg:height="1.376cm" svg:x="18.477cm" svg:y="3.81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2" draw:text-style-name="P13" draw:layer="layout" svg:width="1.632cm" svg:height="1.376cm" svg:x="9.013cm" svg:y="5.92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3" draw:text-style-name="P13" draw:layer="layout" svg:width="1.632cm" svg:height="1.376cm" svg:x="6.2cm" svg:y="5.92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4" draw:text-style-name="P13" draw:layer="layout" svg:width="1.632cm" svg:height="1.376cm" svg:x="10.645cm" svg:y="5.92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5" draw:text-style-name="P13" draw:layer="layout" svg:width="1.632cm" svg:height="1.376cm" svg:x="4.568cm" svg:y="5.92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6" draw:text-style-name="P13" draw:layer="layout" svg:width="1.631cm" svg:height="1.376cm" svg:x="6.412cm" svg:y="8.043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7" draw:text-style-name="P13" draw:layer="layout" svg:width="1.632cm" svg:height="1.376cm" svg:x="4.233cm" svg:y="8.043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8" draw:text-style-name="P13" draw:layer="layout" svg:width="1.632cm" svg:height="1.376cm" svg:x="8.678cm" svg:y="8.043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9" draw:text-style-name="P13" draw:layer="layout" svg:width="1.632cm" svg:height="1.376cm" svg:x="11.068cm" svg:y="8.043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0" draw:text-style-name="P18" draw:layer="layout" svg:width="7.408cm" svg:height="1.277cm" svg:x="4.657cm" svg:y="13.97cm">
          <text:list text:style-name="L6">
            <text:list-header>
              <text:p text:style-name="P17"><text:span text:style-name="T10">Mer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1" draw:text-style-name="P13" draw:layer="layout" svg:width="1.631cm" svg:height="1.376cm" svg:x="4.507cm" svg:y="10.16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2" draw:text-style-name="P13" draw:layer="layout" svg:width="1.631cm" svg:height="1.376cm" svg:x="8.952cm" svg:y="10.16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3" draw:text-style-name="P13" draw:layer="layout" svg:width="1.632cm" svg:height="1.376cm" svg:x="4.93cm" svg:y="12.17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4" draw:text-style-name="P13" draw:layer="layout" svg:width="1.631cm" svg:height="1.376cm" svg:x="6.562cm" svg:y="12.17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5" draw:text-style-name="P13" draw:layer="layout" svg:width="1.632cm" svg:height="1.376cm" svg:x="6.138cm" svg:y="10.16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6" draw:text-style-name="P13" draw:layer="layout" svg:width="1.632cm" svg:height="1.376cm" svg:x="10.583cm" svg:y="10.16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912cm" svg:height="9.684cm" svg:x="3.153cm" svg:y="2.006cm" draw:page-number="20" presentation:class="page"/>
          <draw:frame presentation:style-name="pr2" draw:text-style-name="P3" draw:layer="layout" svg:width="14.094cm" svg:height="11.707cm" svg:x="2.562cm" svg:y="12.373cm">
            <draw:text-box>
              <text:p/>
            </draw:text-box>
          </draw:frame>
        </presentation:notes>
      </draw:page>
      <draw:page draw:name="page21" draw:style-name="dp1" draw:master-page-name="Default" presentation:use-date-time-name="dtd1">
        <draw:custom-shape draw:style-name="gr357" draw:text-style-name="P13" draw:layer="layout" svg:width="1.632cm" svg:height="1.376cm" svg:x="14.336cm" svg:y="1.66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8" draw:text-style-name="P13" draw:layer="layout" svg:width="1.632cm" svg:height="1.376cm" svg:x="9.441cm" svg:y="1.66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9" draw:text-style-name="P13" draw:layer="layout" svg:width="1.631cm" svg:height="1.376cm" svg:x="7.81cm" svg:y="1.66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0" draw:text-style-name="P13" draw:layer="layout" svg:width="1.631cm" svg:height="1.376cm" svg:x="11.073cm" svg:y="1.66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1" draw:text-style-name="P16" draw:layer="layout" svg:width="1.632cm" svg:height="1.376cm" svg:x="12.704cm" svg:y="1.66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2" draw:text-style-name="P13" draw:layer="layout" svg:width="1.631cm" svg:height="1.376cm" svg:x="15.968cm" svg:y="1.66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3" draw:text-style-name="P13" draw:layer="layout" svg:width="1.632cm" svg:height="1.376cm" svg:x="6.178cm" svg:y="1.66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4" draw:text-style-name="P13" draw:layer="layout" svg:width="1.632cm" svg:height="1.376cm" svg:x="17.599cm" svg:y="1.66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5" draw:text-style-name="P13" draw:layer="layout" svg:width="1.631cm" svg:height="1.376cm" svg:x="15.214cm" svg:y="3.81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6" draw:text-style-name="P13" draw:layer="layout" svg:width="1.631cm" svg:height="1.376cm" svg:x="8.555cm" svg:y="3.8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7" draw:text-style-name="P13" draw:layer="layout" svg:width="1.632cm" svg:height="1.376cm" svg:x="6.923cm" svg:y="3.8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8" draw:text-style-name="P13" draw:layer="layout" svg:width="1.632cm" svg:height="1.376cm" svg:x="10.186cm" svg:y="3.8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9" draw:text-style-name="P16" draw:layer="layout" svg:width="1.632cm" svg:height="1.376cm" svg:x="13.582cm" svg:y="3.81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0" draw:text-style-name="P13" draw:layer="layout" svg:width="1.632cm" svg:height="1.376cm" svg:x="16.845cm" svg:y="3.81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1" draw:text-style-name="P13" draw:layer="layout" svg:width="1.631cm" svg:height="1.376cm" svg:x="5.292cm" svg:y="3.8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2" draw:text-style-name="P13" draw:layer="layout" svg:width="1.631cm" svg:height="1.376cm" svg:x="18.477cm" svg:y="3.81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3" draw:text-style-name="P13" draw:layer="layout" svg:width="1.632cm" svg:height="1.376cm" svg:x="9.013cm" svg:y="5.92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4" draw:text-style-name="P13" draw:layer="layout" svg:width="1.632cm" svg:height="1.376cm" svg:x="6.2cm" svg:y="5.92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5" draw:text-style-name="P13" draw:layer="layout" svg:width="1.632cm" svg:height="1.376cm" svg:x="10.645cm" svg:y="5.92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6" draw:text-style-name="P13" draw:layer="layout" svg:width="1.632cm" svg:height="1.376cm" svg:x="4.568cm" svg:y="5.92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7" draw:text-style-name="P13" draw:layer="layout" svg:width="1.631cm" svg:height="1.376cm" svg:x="6.412cm" svg:y="8.043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8" draw:text-style-name="P13" draw:layer="layout" svg:width="1.632cm" svg:height="1.376cm" svg:x="4.233cm" svg:y="8.043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9" draw:text-style-name="P13" draw:layer="layout" svg:width="1.632cm" svg:height="1.376cm" svg:x="8.678cm" svg:y="8.043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0" draw:text-style-name="P13" draw:layer="layout" svg:width="1.632cm" svg:height="1.376cm" svg:x="11.068cm" svg:y="8.043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1" draw:text-style-name="P18" draw:layer="layout" svg:width="7.408cm" svg:height="1.277cm" svg:x="4.657cm" svg:y="13.97cm">
          <text:list text:style-name="L6">
            <text:list-header>
              <text:p text:style-name="P17"><text:span text:style-name="T10">Mer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2" draw:text-style-name="P13" draw:layer="layout" svg:width="1.631cm" svg:height="1.376cm" svg:x="4.507cm" svg:y="10.16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3" draw:text-style-name="P13" draw:layer="layout" svg:width="1.632cm" svg:height="1.376cm" svg:x="6.138cm" svg:y="10.16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4" draw:text-style-name="P13" draw:layer="layout" svg:width="1.632cm" svg:height="1.376cm" svg:x="10.583cm" svg:y="10.16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5" draw:text-style-name="P13" draw:layer="layout" svg:width="1.631cm" svg:height="1.376cm" svg:x="8.952cm" svg:y="10.16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6" draw:text-style-name="P13" draw:layer="layout" svg:width="1.632cm" svg:height="1.376cm" svg:x="4.93cm" svg:y="12.17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7" draw:text-style-name="P13" draw:layer="layout" svg:width="1.631cm" svg:height="1.376cm" svg:x="6.562cm" svg:y="12.17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8" draw:text-style-name="P13" draw:layer="layout" svg:width="1.632cm" svg:height="1.376cm" svg:x="8.184cm" svg:y="12.17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912cm" svg:height="9.684cm" svg:x="3.153cm" svg:y="2.006cm" draw:page-number="21" presentation:class="page"/>
          <draw:frame presentation:style-name="pr2" draw:text-style-name="P3" draw:layer="layout" svg:width="14.094cm" svg:height="11.707cm" svg:x="2.562cm" svg:y="12.373cm">
            <draw:text-box>
              <text:p/>
            </draw:text-box>
          </draw:frame>
        </presentation:notes>
      </draw:page>
      <draw:page draw:name="page22" draw:style-name="dp1" draw:master-page-name="Default" presentation:use-date-time-name="dtd1">
        <draw:custom-shape draw:style-name="gr389" draw:text-style-name="P13" draw:layer="layout" svg:width="1.632cm" svg:height="1.376cm" svg:x="14.336cm" svg:y="1.66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0" draw:text-style-name="P13" draw:layer="layout" svg:width="1.632cm" svg:height="1.376cm" svg:x="9.441cm" svg:y="1.66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1" draw:text-style-name="P13" draw:layer="layout" svg:width="1.631cm" svg:height="1.376cm" svg:x="7.81cm" svg:y="1.66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2" draw:text-style-name="P13" draw:layer="layout" svg:width="1.631cm" svg:height="1.376cm" svg:x="11.073cm" svg:y="1.66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3" draw:text-style-name="P16" draw:layer="layout" svg:width="1.632cm" svg:height="1.376cm" svg:x="12.704cm" svg:y="1.66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4" draw:text-style-name="P13" draw:layer="layout" svg:width="1.631cm" svg:height="1.376cm" svg:x="15.968cm" svg:y="1.66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5" draw:text-style-name="P13" draw:layer="layout" svg:width="1.632cm" svg:height="1.376cm" svg:x="6.178cm" svg:y="1.66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6" draw:text-style-name="P13" draw:layer="layout" svg:width="1.632cm" svg:height="1.376cm" svg:x="17.599cm" svg:y="1.66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7" draw:text-style-name="P13" draw:layer="layout" svg:width="1.631cm" svg:height="1.376cm" svg:x="15.214cm" svg:y="3.81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8" draw:text-style-name="P13" draw:layer="layout" svg:width="1.631cm" svg:height="1.376cm" svg:x="8.555cm" svg:y="3.8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9" draw:text-style-name="P13" draw:layer="layout" svg:width="1.632cm" svg:height="1.376cm" svg:x="6.923cm" svg:y="3.8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0" draw:text-style-name="P13" draw:layer="layout" svg:width="1.632cm" svg:height="1.376cm" svg:x="10.186cm" svg:y="3.8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1" draw:text-style-name="P16" draw:layer="layout" svg:width="1.632cm" svg:height="1.376cm" svg:x="13.582cm" svg:y="3.81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2" draw:text-style-name="P13" draw:layer="layout" svg:width="1.632cm" svg:height="1.376cm" svg:x="16.845cm" svg:y="3.81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3" draw:text-style-name="P13" draw:layer="layout" svg:width="1.631cm" svg:height="1.376cm" svg:x="5.292cm" svg:y="3.8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4" draw:text-style-name="P13" draw:layer="layout" svg:width="1.631cm" svg:height="1.376cm" svg:x="18.477cm" svg:y="3.81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5" draw:text-style-name="P13" draw:layer="layout" svg:width="1.632cm" svg:height="1.376cm" svg:x="9.013cm" svg:y="5.92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6" draw:text-style-name="P13" draw:layer="layout" svg:width="1.632cm" svg:height="1.376cm" svg:x="6.2cm" svg:y="5.92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7" draw:text-style-name="P13" draw:layer="layout" svg:width="1.632cm" svg:height="1.376cm" svg:x="10.645cm" svg:y="5.92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8" draw:text-style-name="P13" draw:layer="layout" svg:width="1.632cm" svg:height="1.376cm" svg:x="4.568cm" svg:y="5.92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9" draw:text-style-name="P13" draw:layer="layout" svg:width="1.631cm" svg:height="1.376cm" svg:x="6.412cm" svg:y="8.043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0" draw:text-style-name="P13" draw:layer="layout" svg:width="1.632cm" svg:height="1.376cm" svg:x="4.233cm" svg:y="8.043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1" draw:text-style-name="P13" draw:layer="layout" svg:width="1.632cm" svg:height="1.376cm" svg:x="8.678cm" svg:y="8.043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2" draw:text-style-name="P13" draw:layer="layout" svg:width="1.632cm" svg:height="1.376cm" svg:x="11.068cm" svg:y="8.043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3" draw:text-style-name="P18" draw:layer="layout" svg:width="7.408cm" svg:height="1.277cm" svg:x="4.657cm" svg:y="13.97cm">
          <text:list text:style-name="L6">
            <text:list-header>
              <text:p text:style-name="P17"><text:span text:style-name="T10">Mer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4" draw:text-style-name="P13" draw:layer="layout" svg:width="1.631cm" svg:height="1.376cm" svg:x="4.507cm" svg:y="10.16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5" draw:text-style-name="P13" draw:layer="layout" svg:width="1.632cm" svg:height="1.376cm" svg:x="6.138cm" svg:y="10.16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6" draw:text-style-name="P13" draw:layer="layout" svg:width="1.632cm" svg:height="1.376cm" svg:x="10.583cm" svg:y="10.16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7" draw:text-style-name="P13" draw:layer="layout" svg:width="1.631cm" svg:height="1.376cm" svg:x="8.952cm" svg:y="10.16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8" draw:text-style-name="P13" draw:layer="layout" svg:width="1.632cm" svg:height="1.376cm" svg:x="4.93cm" svg:y="12.17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9" draw:text-style-name="P13" draw:layer="layout" svg:width="1.631cm" svg:height="1.376cm" svg:x="6.562cm" svg:y="12.17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0" draw:text-style-name="P13" draw:layer="layout" svg:width="1.632cm" svg:height="1.376cm" svg:x="8.184cm" svg:y="12.17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1" draw:text-style-name="P13" draw:layer="layout" svg:width="1.631cm" svg:height="1.376cm" svg:x="9.843cm" svg:y="12.17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912cm" svg:height="9.684cm" svg:x="3.153cm" svg:y="2.006cm" draw:page-number="22" presentation:class="page"/>
          <draw:frame presentation:style-name="pr2" draw:text-style-name="P3" draw:layer="layout" svg:width="14.094cm" svg:height="11.707cm" svg:x="2.562cm" svg:y="12.373cm">
            <draw:text-box>
              <text:p/>
            </draw:text-box>
          </draw:frame>
        </presentation:notes>
      </draw:page>
      <draw:page draw:name="page23" draw:style-name="dp1" draw:master-page-name="Default" presentation:use-date-time-name="dtd1">
        <draw:custom-shape draw:style-name="gr422" draw:text-style-name="P13" draw:layer="layout" svg:width="1.632cm" svg:height="1.376cm" svg:x="14.336cm" svg:y="1.66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3" draw:text-style-name="P13" draw:layer="layout" svg:width="1.632cm" svg:height="1.376cm" svg:x="9.441cm" svg:y="1.66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4" draw:text-style-name="P13" draw:layer="layout" svg:width="1.631cm" svg:height="1.376cm" svg:x="7.81cm" svg:y="1.66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5" draw:text-style-name="P13" draw:layer="layout" svg:width="1.631cm" svg:height="1.376cm" svg:x="11.073cm" svg:y="1.66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6" draw:text-style-name="P16" draw:layer="layout" svg:width="1.632cm" svg:height="1.376cm" svg:x="12.704cm" svg:y="1.66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7" draw:text-style-name="P13" draw:layer="layout" svg:width="1.631cm" svg:height="1.376cm" svg:x="15.968cm" svg:y="1.66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8" draw:text-style-name="P13" draw:layer="layout" svg:width="1.632cm" svg:height="1.376cm" svg:x="6.178cm" svg:y="1.66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9" draw:text-style-name="P13" draw:layer="layout" svg:width="1.632cm" svg:height="1.376cm" svg:x="17.599cm" svg:y="1.66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0" draw:text-style-name="P13" draw:layer="layout" svg:width="1.631cm" svg:height="1.376cm" svg:x="15.214cm" svg:y="3.81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1" draw:text-style-name="P13" draw:layer="layout" svg:width="1.631cm" svg:height="1.376cm" svg:x="8.555cm" svg:y="3.8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2" draw:text-style-name="P13" draw:layer="layout" svg:width="1.632cm" svg:height="1.376cm" svg:x="6.923cm" svg:y="3.8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3" draw:text-style-name="P13" draw:layer="layout" svg:width="1.632cm" svg:height="1.376cm" svg:x="10.186cm" svg:y="3.8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4" draw:text-style-name="P16" draw:layer="layout" svg:width="1.632cm" svg:height="1.376cm" svg:x="13.582cm" svg:y="3.81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5" draw:text-style-name="P13" draw:layer="layout" svg:width="1.632cm" svg:height="1.376cm" svg:x="16.845cm" svg:y="3.81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6" draw:text-style-name="P13" draw:layer="layout" svg:width="1.631cm" svg:height="1.376cm" svg:x="5.292cm" svg:y="3.8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7" draw:text-style-name="P13" draw:layer="layout" svg:width="1.631cm" svg:height="1.376cm" svg:x="18.477cm" svg:y="3.81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8" draw:text-style-name="P13" draw:layer="layout" svg:width="1.632cm" svg:height="1.376cm" svg:x="9.013cm" svg:y="5.92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9" draw:text-style-name="P13" draw:layer="layout" svg:width="1.632cm" svg:height="1.376cm" svg:x="6.2cm" svg:y="5.92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0" draw:text-style-name="P13" draw:layer="layout" svg:width="1.632cm" svg:height="1.376cm" svg:x="10.645cm" svg:y="5.92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1" draw:text-style-name="P13" draw:layer="layout" svg:width="1.632cm" svg:height="1.376cm" svg:x="4.568cm" svg:y="5.92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2" draw:text-style-name="P13" draw:layer="layout" svg:width="1.631cm" svg:height="1.376cm" svg:x="6.412cm" svg:y="8.043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3" draw:text-style-name="P13" draw:layer="layout" svg:width="1.632cm" svg:height="1.376cm" svg:x="4.233cm" svg:y="8.043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4" draw:text-style-name="P13" draw:layer="layout" svg:width="1.632cm" svg:height="1.376cm" svg:x="8.678cm" svg:y="8.043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5" draw:text-style-name="P13" draw:layer="layout" svg:width="1.632cm" svg:height="1.376cm" svg:x="11.068cm" svg:y="8.043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6" draw:text-style-name="P13" draw:layer="layout" svg:width="1.632cm" svg:height="1.376cm" svg:x="15.09cm" svg:y="5.92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7" draw:text-style-name="P16" draw:layer="layout" svg:width="1.632cm" svg:height="1.376cm" svg:x="13.458cm" svg:y="5.92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8" draw:text-style-name="P13" draw:layer="layout" svg:width="1.632cm" svg:height="1.376cm" svg:x="17.903cm" svg:y="5.92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9" draw:text-style-name="P13" draw:layer="layout" svg:width="1.632cm" svg:height="1.376cm" svg:x="19.535cm" svg:y="5.92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0" draw:text-style-name="P13" draw:layer="layout" svg:width="1.631cm" svg:height="1.376cm" svg:x="4.507cm" svg:y="10.16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1" draw:text-style-name="P13" draw:layer="layout" svg:width="1.632cm" svg:height="1.376cm" svg:x="6.138cm" svg:y="10.16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2" draw:text-style-name="P13" draw:layer="layout" svg:width="1.632cm" svg:height="1.376cm" svg:x="10.583cm" svg:y="10.16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3" draw:text-style-name="P13" draw:layer="layout" svg:width="1.631cm" svg:height="1.376cm" svg:x="8.952cm" svg:y="10.16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4" draw:text-style-name="P13" draw:layer="layout" svg:width="1.632cm" svg:height="1.376cm" svg:x="4.93cm" svg:y="12.17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5" draw:text-style-name="P13" draw:layer="layout" svg:width="1.631cm" svg:height="1.376cm" svg:x="6.562cm" svg:y="12.17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6" draw:text-style-name="P13" draw:layer="layout" svg:width="1.632cm" svg:height="1.376cm" svg:x="8.184cm" svg:y="12.17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7" draw:text-style-name="P13" draw:layer="layout" svg:width="1.631cm" svg:height="1.376cm" svg:x="9.843cm" svg:y="12.17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912cm" svg:height="9.684cm" svg:x="3.153cm" svg:y="2.006cm" draw:page-number="23" presentation:class="page"/>
          <draw:frame presentation:style-name="pr2" draw:text-style-name="P3" draw:layer="layout" svg:width="14.094cm" svg:height="11.707cm" svg:x="2.562cm" svg:y="12.373cm">
            <draw:text-box>
              <text:p/>
            </draw:text-box>
          </draw:frame>
        </presentation:notes>
      </draw:page>
      <draw:page draw:name="page24" draw:style-name="dp1" draw:master-page-name="Default" presentation:use-date-time-name="dtd1">
        <draw:custom-shape draw:style-name="gr458" draw:text-style-name="P13" draw:layer="layout" svg:width="1.632cm" svg:height="1.376cm" svg:x="14.336cm" svg:y="1.66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9" draw:text-style-name="P13" draw:layer="layout" svg:width="1.632cm" svg:height="1.376cm" svg:x="9.441cm" svg:y="1.66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0" draw:text-style-name="P13" draw:layer="layout" svg:width="1.631cm" svg:height="1.376cm" svg:x="7.81cm" svg:y="1.66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1" draw:text-style-name="P13" draw:layer="layout" svg:width="1.631cm" svg:height="1.376cm" svg:x="11.073cm" svg:y="1.66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2" draw:text-style-name="P16" draw:layer="layout" svg:width="1.632cm" svg:height="1.376cm" svg:x="12.704cm" svg:y="1.66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3" draw:text-style-name="P13" draw:layer="layout" svg:width="1.631cm" svg:height="1.376cm" svg:x="15.968cm" svg:y="1.66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4" draw:text-style-name="P13" draw:layer="layout" svg:width="1.632cm" svg:height="1.376cm" svg:x="6.178cm" svg:y="1.66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5" draw:text-style-name="P13" draw:layer="layout" svg:width="1.632cm" svg:height="1.376cm" svg:x="17.599cm" svg:y="1.66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6" draw:text-style-name="P13" draw:layer="layout" svg:width="1.631cm" svg:height="1.376cm" svg:x="15.214cm" svg:y="3.81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7" draw:text-style-name="P13" draw:layer="layout" svg:width="1.631cm" svg:height="1.376cm" svg:x="8.555cm" svg:y="3.8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8" draw:text-style-name="P13" draw:layer="layout" svg:width="1.632cm" svg:height="1.376cm" svg:x="6.923cm" svg:y="3.8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9" draw:text-style-name="P13" draw:layer="layout" svg:width="1.632cm" svg:height="1.376cm" svg:x="10.186cm" svg:y="3.8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0" draw:text-style-name="P16" draw:layer="layout" svg:width="1.632cm" svg:height="1.376cm" svg:x="13.582cm" svg:y="3.81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1" draw:text-style-name="P13" draw:layer="layout" svg:width="1.632cm" svg:height="1.376cm" svg:x="16.845cm" svg:y="3.81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2" draw:text-style-name="P13" draw:layer="layout" svg:width="1.631cm" svg:height="1.376cm" svg:x="5.292cm" svg:y="3.8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3" draw:text-style-name="P13" draw:layer="layout" svg:width="1.631cm" svg:height="1.376cm" svg:x="18.477cm" svg:y="3.81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4" draw:text-style-name="P13" draw:layer="layout" svg:width="1.632cm" svg:height="1.376cm" svg:x="9.013cm" svg:y="5.92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5" draw:text-style-name="P13" draw:layer="layout" svg:width="1.632cm" svg:height="1.376cm" svg:x="6.2cm" svg:y="5.92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6" draw:text-style-name="P13" draw:layer="layout" svg:width="1.632cm" svg:height="1.376cm" svg:x="10.645cm" svg:y="5.92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7" draw:text-style-name="P13" draw:layer="layout" svg:width="1.632cm" svg:height="1.376cm" svg:x="4.568cm" svg:y="5.92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8" draw:text-style-name="P13" draw:layer="layout" svg:width="1.631cm" svg:height="1.376cm" svg:x="6.412cm" svg:y="8.043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9" draw:text-style-name="P13" draw:layer="layout" svg:width="1.632cm" svg:height="1.376cm" svg:x="4.233cm" svg:y="8.043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0" draw:text-style-name="P13" draw:layer="layout" svg:width="1.632cm" svg:height="1.376cm" svg:x="8.678cm" svg:y="8.043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1" draw:text-style-name="P13" draw:layer="layout" svg:width="1.632cm" svg:height="1.376cm" svg:x="11.068cm" svg:y="8.043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2" draw:text-style-name="P13" draw:layer="layout" svg:width="1.632cm" svg:height="1.376cm" svg:x="15.09cm" svg:y="5.92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3" draw:text-style-name="P16" draw:layer="layout" svg:width="1.632cm" svg:height="1.376cm" svg:x="13.458cm" svg:y="5.92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4" draw:text-style-name="P13" draw:layer="layout" svg:width="1.632cm" svg:height="1.376cm" svg:x="17.903cm" svg:y="5.92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5" draw:text-style-name="P13" draw:layer="layout" svg:width="1.632cm" svg:height="1.376cm" svg:x="19.535cm" svg:y="5.92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6" draw:text-style-name="P13" draw:layer="layout" svg:width="1.632cm" svg:height="1.376cm" svg:x="15.513cm" svg:y="8.043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7" draw:text-style-name="P16" draw:layer="layout" svg:width="1.631cm" svg:height="1.376cm" svg:x="13.397cm" svg:y="8.043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8" draw:text-style-name="P13" draw:layer="layout" svg:width="1.631cm" svg:height="1.376cm" svg:x="4.507cm" svg:y="10.16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9" draw:text-style-name="P13" draw:layer="layout" svg:width="1.632cm" svg:height="1.376cm" svg:x="6.138cm" svg:y="10.16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0" draw:text-style-name="P13" draw:layer="layout" svg:width="1.632cm" svg:height="1.376cm" svg:x="10.583cm" svg:y="10.16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1" draw:text-style-name="P13" draw:layer="layout" svg:width="1.631cm" svg:height="1.376cm" svg:x="8.952cm" svg:y="10.16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2" draw:text-style-name="P13" draw:layer="layout" svg:width="1.632cm" svg:height="1.376cm" svg:x="4.93cm" svg:y="12.17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3" draw:text-style-name="P13" draw:layer="layout" svg:width="1.631cm" svg:height="1.376cm" svg:x="6.562cm" svg:y="12.17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4" draw:text-style-name="P13" draw:layer="layout" svg:width="1.632cm" svg:height="1.376cm" svg:x="8.184cm" svg:y="12.17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5" draw:text-style-name="P13" draw:layer="layout" svg:width="1.631cm" svg:height="1.376cm" svg:x="9.843cm" svg:y="12.17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912cm" svg:height="9.684cm" svg:x="3.153cm" svg:y="2.006cm" draw:page-number="24" presentation:class="page"/>
          <draw:frame presentation:style-name="pr2" draw:text-style-name="P3" draw:layer="layout" svg:width="14.094cm" svg:height="11.707cm" svg:x="2.562cm" svg:y="12.373cm">
            <draw:text-box>
              <text:p/>
            </draw:text-box>
          </draw:frame>
        </presentation:notes>
      </draw:page>
      <draw:page draw:name="page25" draw:style-name="dp1" draw:master-page-name="Default" presentation:use-date-time-name="dtd1">
        <draw:custom-shape draw:style-name="gr496" draw:text-style-name="P13" draw:layer="layout" svg:width="1.632cm" svg:height="1.376cm" svg:x="14.336cm" svg:y="1.66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7" draw:text-style-name="P13" draw:layer="layout" svg:width="1.632cm" svg:height="1.376cm" svg:x="9.441cm" svg:y="1.66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8" draw:text-style-name="P13" draw:layer="layout" svg:width="1.631cm" svg:height="1.376cm" svg:x="7.81cm" svg:y="1.66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9" draw:text-style-name="P13" draw:layer="layout" svg:width="1.631cm" svg:height="1.376cm" svg:x="11.073cm" svg:y="1.66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0" draw:text-style-name="P16" draw:layer="layout" svg:width="1.632cm" svg:height="1.376cm" svg:x="12.704cm" svg:y="1.66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1" draw:text-style-name="P13" draw:layer="layout" svg:width="1.631cm" svg:height="1.376cm" svg:x="15.968cm" svg:y="1.66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2" draw:text-style-name="P13" draw:layer="layout" svg:width="1.632cm" svg:height="1.376cm" svg:x="6.178cm" svg:y="1.66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3" draw:text-style-name="P13" draw:layer="layout" svg:width="1.632cm" svg:height="1.376cm" svg:x="17.599cm" svg:y="1.66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4" draw:text-style-name="P13" draw:layer="layout" svg:width="1.631cm" svg:height="1.376cm" svg:x="15.214cm" svg:y="3.81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5" draw:text-style-name="P13" draw:layer="layout" svg:width="1.631cm" svg:height="1.376cm" svg:x="8.555cm" svg:y="3.8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6" draw:text-style-name="P13" draw:layer="layout" svg:width="1.632cm" svg:height="1.376cm" svg:x="6.923cm" svg:y="3.8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7" draw:text-style-name="P13" draw:layer="layout" svg:width="1.632cm" svg:height="1.376cm" svg:x="10.186cm" svg:y="3.8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8" draw:text-style-name="P16" draw:layer="layout" svg:width="1.632cm" svg:height="1.376cm" svg:x="13.582cm" svg:y="3.81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9" draw:text-style-name="P13" draw:layer="layout" svg:width="1.632cm" svg:height="1.376cm" svg:x="16.845cm" svg:y="3.81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0" draw:text-style-name="P13" draw:layer="layout" svg:width="1.631cm" svg:height="1.376cm" svg:x="5.292cm" svg:y="3.8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1" draw:text-style-name="P13" draw:layer="layout" svg:width="1.631cm" svg:height="1.376cm" svg:x="18.477cm" svg:y="3.81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2" draw:text-style-name="P13" draw:layer="layout" svg:width="1.632cm" svg:height="1.376cm" svg:x="9.013cm" svg:y="5.92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3" draw:text-style-name="P13" draw:layer="layout" svg:width="1.632cm" svg:height="1.376cm" svg:x="6.2cm" svg:y="5.92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4" draw:text-style-name="P13" draw:layer="layout" svg:width="1.632cm" svg:height="1.376cm" svg:x="10.645cm" svg:y="5.92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5" draw:text-style-name="P13" draw:layer="layout" svg:width="1.632cm" svg:height="1.376cm" svg:x="4.568cm" svg:y="5.92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6" draw:text-style-name="P13" draw:layer="layout" svg:width="1.631cm" svg:height="1.376cm" svg:x="6.412cm" svg:y="8.043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7" draw:text-style-name="P13" draw:layer="layout" svg:width="1.632cm" svg:height="1.376cm" svg:x="4.233cm" svg:y="8.043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8" draw:text-style-name="P13" draw:layer="layout" svg:width="1.632cm" svg:height="1.376cm" svg:x="8.678cm" svg:y="8.043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9" draw:text-style-name="P13" draw:layer="layout" svg:width="1.632cm" svg:height="1.376cm" svg:x="11.068cm" svg:y="8.043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0" draw:text-style-name="P13" draw:layer="layout" svg:width="1.632cm" svg:height="1.376cm" svg:x="15.09cm" svg:y="5.92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1" draw:text-style-name="P16" draw:layer="layout" svg:width="1.632cm" svg:height="1.376cm" svg:x="13.458cm" svg:y="5.92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2" draw:text-style-name="P13" draw:layer="layout" svg:width="1.632cm" svg:height="1.376cm" svg:x="17.903cm" svg:y="5.92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3" draw:text-style-name="P13" draw:layer="layout" svg:width="1.632cm" svg:height="1.376cm" svg:x="19.535cm" svg:y="5.92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4" draw:text-style-name="P13" draw:layer="layout" svg:width="1.632cm" svg:height="1.376cm" svg:x="15.513cm" svg:y="8.043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5" draw:text-style-name="P16" draw:layer="layout" svg:width="1.631cm" svg:height="1.376cm" svg:x="13.397cm" svg:y="8.043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6" draw:text-style-name="P6" draw:layer="layout" svg:width="2.995cm" svg:height="1.277cm" svg:x="13.817cm" svg:y="12.065cm">
          <text:list text:style-name="L6">
            <text:list-header>
              <text:p text:style-name="P1"><text:span text:style-name="T10">Mer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7" draw:text-style-name="P13" draw:layer="layout" svg:width="1.631cm" svg:height="1.376cm" svg:x="4.507cm" svg:y="10.16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8" draw:text-style-name="P13" draw:layer="layout" svg:width="1.632cm" svg:height="1.376cm" svg:x="6.138cm" svg:y="10.16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9" draw:text-style-name="P13" draw:layer="layout" svg:width="1.632cm" svg:height="1.376cm" svg:x="10.583cm" svg:y="10.16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0" draw:text-style-name="P13" draw:layer="layout" svg:width="1.631cm" svg:height="1.376cm" svg:x="8.952cm" svg:y="10.16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1" draw:text-style-name="P13" draw:layer="layout" svg:width="1.632cm" svg:height="1.376cm" svg:x="4.93cm" svg:y="12.17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2" draw:text-style-name="P13" draw:layer="layout" svg:width="1.631cm" svg:height="1.376cm" svg:x="6.562cm" svg:y="12.17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3" draw:text-style-name="P13" draw:layer="layout" svg:width="1.632cm" svg:height="1.376cm" svg:x="8.184cm" svg:y="12.17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4" draw:text-style-name="P13" draw:layer="layout" svg:width="1.631cm" svg:height="1.376cm" svg:x="9.843cm" svg:y="12.17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912cm" svg:height="9.684cm" svg:x="3.153cm" svg:y="2.006cm" draw:page-number="25" presentation:class="page"/>
          <draw:frame presentation:style-name="pr2" draw:text-style-name="P3" draw:layer="layout" svg:width="14.094cm" svg:height="11.707cm" svg:x="2.562cm" svg:y="12.373cm">
            <draw:text-box>
              <text:p/>
            </draw:text-box>
          </draw:frame>
        </presentation:notes>
      </draw:page>
      <draw:page draw:name="page26" draw:style-name="dp1" draw:master-page-name="Default" presentation:use-date-time-name="dtd1">
        <draw:custom-shape draw:style-name="gr535" draw:text-style-name="P13" draw:layer="layout" svg:width="1.632cm" svg:height="1.376cm" svg:x="14.336cm" svg:y="1.66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6" draw:text-style-name="P13" draw:layer="layout" svg:width="1.632cm" svg:height="1.376cm" svg:x="9.441cm" svg:y="1.66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7" draw:text-style-name="P13" draw:layer="layout" svg:width="1.631cm" svg:height="1.376cm" svg:x="7.81cm" svg:y="1.66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8" draw:text-style-name="P13" draw:layer="layout" svg:width="1.631cm" svg:height="1.376cm" svg:x="11.073cm" svg:y="1.66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9" draw:text-style-name="P16" draw:layer="layout" svg:width="1.632cm" svg:height="1.376cm" svg:x="12.704cm" svg:y="1.66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0" draw:text-style-name="P13" draw:layer="layout" svg:width="1.631cm" svg:height="1.376cm" svg:x="15.968cm" svg:y="1.66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1" draw:text-style-name="P13" draw:layer="layout" svg:width="1.632cm" svg:height="1.376cm" svg:x="6.178cm" svg:y="1.66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2" draw:text-style-name="P13" draw:layer="layout" svg:width="1.632cm" svg:height="1.376cm" svg:x="17.599cm" svg:y="1.66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3" draw:text-style-name="P13" draw:layer="layout" svg:width="1.631cm" svg:height="1.376cm" svg:x="15.214cm" svg:y="3.81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4" draw:text-style-name="P13" draw:layer="layout" svg:width="1.631cm" svg:height="1.376cm" svg:x="8.555cm" svg:y="3.8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5" draw:text-style-name="P13" draw:layer="layout" svg:width="1.632cm" svg:height="1.376cm" svg:x="6.923cm" svg:y="3.8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6" draw:text-style-name="P13" draw:layer="layout" svg:width="1.632cm" svg:height="1.376cm" svg:x="10.186cm" svg:y="3.8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7" draw:text-style-name="P16" draw:layer="layout" svg:width="1.632cm" svg:height="1.376cm" svg:x="13.582cm" svg:y="3.81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8" draw:text-style-name="P13" draw:layer="layout" svg:width="1.632cm" svg:height="1.376cm" svg:x="16.845cm" svg:y="3.81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9" draw:text-style-name="P13" draw:layer="layout" svg:width="1.631cm" svg:height="1.376cm" svg:x="5.292cm" svg:y="3.8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0" draw:text-style-name="P13" draw:layer="layout" svg:width="1.631cm" svg:height="1.376cm" svg:x="18.477cm" svg:y="3.81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1" draw:text-style-name="P13" draw:layer="layout" svg:width="1.632cm" svg:height="1.376cm" svg:x="9.013cm" svg:y="5.92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2" draw:text-style-name="P13" draw:layer="layout" svg:width="1.632cm" svg:height="1.376cm" svg:x="6.2cm" svg:y="5.92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3" draw:text-style-name="P13" draw:layer="layout" svg:width="1.632cm" svg:height="1.376cm" svg:x="10.645cm" svg:y="5.92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4" draw:text-style-name="P13" draw:layer="layout" svg:width="1.632cm" svg:height="1.376cm" svg:x="4.568cm" svg:y="5.92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5" draw:text-style-name="P13" draw:layer="layout" svg:width="1.631cm" svg:height="1.376cm" svg:x="6.412cm" svg:y="8.043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6" draw:text-style-name="P13" draw:layer="layout" svg:width="1.632cm" svg:height="1.376cm" svg:x="4.233cm" svg:y="8.043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7" draw:text-style-name="P13" draw:layer="layout" svg:width="1.632cm" svg:height="1.376cm" svg:x="8.678cm" svg:y="8.043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8" draw:text-style-name="P13" draw:layer="layout" svg:width="1.632cm" svg:height="1.376cm" svg:x="11.068cm" svg:y="8.043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9" draw:text-style-name="P13" draw:layer="layout" svg:width="1.632cm" svg:height="1.376cm" svg:x="15.09cm" svg:y="5.92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0" draw:text-style-name="P16" draw:layer="layout" svg:width="1.632cm" svg:height="1.376cm" svg:x="13.458cm" svg:y="5.92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1" draw:text-style-name="P13" draw:layer="layout" svg:width="1.632cm" svg:height="1.376cm" svg:x="17.903cm" svg:y="5.92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2" draw:text-style-name="P13" draw:layer="layout" svg:width="1.632cm" svg:height="1.376cm" svg:x="19.535cm" svg:y="5.92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3" draw:text-style-name="P13" draw:layer="layout" svg:width="1.632cm" svg:height="1.376cm" svg:x="15.513cm" svg:y="8.043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4" draw:text-style-name="P16" draw:layer="layout" svg:width="1.631cm" svg:height="1.376cm" svg:x="13.397cm" svg:y="8.043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5" draw:text-style-name="P16" draw:layer="layout" svg:width="1.632cm" svg:height="1.376cm" svg:x="13.608cm" svg:y="10.16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6" draw:text-style-name="P6" draw:layer="layout" svg:width="2.995cm" svg:height="1.277cm" svg:x="13.817cm" svg:y="12.065cm">
          <text:list text:style-name="L6">
            <text:list-header>
              <text:p text:style-name="P1"><text:span text:style-name="T10">Mer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7" draw:text-style-name="P13" draw:layer="layout" svg:width="1.631cm" svg:height="1.376cm" svg:x="4.507cm" svg:y="10.16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8" draw:text-style-name="P13" draw:layer="layout" svg:width="1.632cm" svg:height="1.376cm" svg:x="6.138cm" svg:y="10.16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9" draw:text-style-name="P13" draw:layer="layout" svg:width="1.632cm" svg:height="1.376cm" svg:x="10.583cm" svg:y="10.16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0" draw:text-style-name="P13" draw:layer="layout" svg:width="1.631cm" svg:height="1.376cm" svg:x="8.952cm" svg:y="10.16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1" draw:text-style-name="P13" draw:layer="layout" svg:width="1.632cm" svg:height="1.376cm" svg:x="4.93cm" svg:y="12.17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2" draw:text-style-name="P13" draw:layer="layout" svg:width="1.631cm" svg:height="1.376cm" svg:x="6.562cm" svg:y="12.17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3" draw:text-style-name="P13" draw:layer="layout" svg:width="1.632cm" svg:height="1.376cm" svg:x="8.184cm" svg:y="12.17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4" draw:text-style-name="P13" draw:layer="layout" svg:width="1.631cm" svg:height="1.376cm" svg:x="9.843cm" svg:y="12.17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912cm" svg:height="9.684cm" svg:x="3.153cm" svg:y="2.006cm" draw:page-number="26" presentation:class="page"/>
          <draw:frame presentation:style-name="pr2" draw:text-style-name="P3" draw:layer="layout" svg:width="14.094cm" svg:height="11.707cm" svg:x="2.562cm" svg:y="12.373cm">
            <draw:text-box>
              <text:p/>
            </draw:text-box>
          </draw:frame>
        </presentation:notes>
      </draw:page>
      <draw:page draw:name="page27" draw:style-name="dp1" draw:master-page-name="Default" presentation:use-date-time-name="dtd1">
        <draw:custom-shape draw:style-name="gr575" draw:text-style-name="P13" draw:layer="layout" svg:width="1.632cm" svg:height="1.376cm" svg:x="14.336cm" svg:y="1.66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6" draw:text-style-name="P13" draw:layer="layout" svg:width="1.632cm" svg:height="1.376cm" svg:x="9.441cm" svg:y="1.66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7" draw:text-style-name="P13" draw:layer="layout" svg:width="1.631cm" svg:height="1.376cm" svg:x="7.81cm" svg:y="1.66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8" draw:text-style-name="P13" draw:layer="layout" svg:width="1.631cm" svg:height="1.376cm" svg:x="11.073cm" svg:y="1.66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9" draw:text-style-name="P16" draw:layer="layout" svg:width="1.632cm" svg:height="1.376cm" svg:x="12.704cm" svg:y="1.66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0" draw:text-style-name="P13" draw:layer="layout" svg:width="1.631cm" svg:height="1.376cm" svg:x="15.968cm" svg:y="1.66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1" draw:text-style-name="P13" draw:layer="layout" svg:width="1.632cm" svg:height="1.376cm" svg:x="6.178cm" svg:y="1.66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2" draw:text-style-name="P13" draw:layer="layout" svg:width="1.632cm" svg:height="1.376cm" svg:x="17.599cm" svg:y="1.66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3" draw:text-style-name="P13" draw:layer="layout" svg:width="1.631cm" svg:height="1.376cm" svg:x="15.214cm" svg:y="3.81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4" draw:text-style-name="P13" draw:layer="layout" svg:width="1.631cm" svg:height="1.376cm" svg:x="8.555cm" svg:y="3.8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5" draw:text-style-name="P13" draw:layer="layout" svg:width="1.632cm" svg:height="1.376cm" svg:x="6.923cm" svg:y="3.8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6" draw:text-style-name="P13" draw:layer="layout" svg:width="1.632cm" svg:height="1.376cm" svg:x="10.186cm" svg:y="3.8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7" draw:text-style-name="P16" draw:layer="layout" svg:width="1.632cm" svg:height="1.376cm" svg:x="13.582cm" svg:y="3.81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8" draw:text-style-name="P13" draw:layer="layout" svg:width="1.632cm" svg:height="1.376cm" svg:x="16.845cm" svg:y="3.81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9" draw:text-style-name="P13" draw:layer="layout" svg:width="1.631cm" svg:height="1.376cm" svg:x="5.292cm" svg:y="3.8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0" draw:text-style-name="P13" draw:layer="layout" svg:width="1.631cm" svg:height="1.376cm" svg:x="18.477cm" svg:y="3.81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1" draw:text-style-name="P13" draw:layer="layout" svg:width="1.632cm" svg:height="1.376cm" svg:x="9.013cm" svg:y="5.92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2" draw:text-style-name="P13" draw:layer="layout" svg:width="1.632cm" svg:height="1.376cm" svg:x="6.2cm" svg:y="5.92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3" draw:text-style-name="P13" draw:layer="layout" svg:width="1.632cm" svg:height="1.376cm" svg:x="10.645cm" svg:y="5.92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4" draw:text-style-name="P13" draw:layer="layout" svg:width="1.632cm" svg:height="1.376cm" svg:x="4.568cm" svg:y="5.92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5" draw:text-style-name="P13" draw:layer="layout" svg:width="1.631cm" svg:height="1.376cm" svg:x="6.412cm" svg:y="8.043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6" draw:text-style-name="P13" draw:layer="layout" svg:width="1.632cm" svg:height="1.376cm" svg:x="4.233cm" svg:y="8.043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7" draw:text-style-name="P13" draw:layer="layout" svg:width="1.632cm" svg:height="1.376cm" svg:x="8.678cm" svg:y="8.043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8" draw:text-style-name="P13" draw:layer="layout" svg:width="1.632cm" svg:height="1.376cm" svg:x="11.068cm" svg:y="8.043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9" draw:text-style-name="P13" draw:layer="layout" svg:width="1.632cm" svg:height="1.376cm" svg:x="15.09cm" svg:y="5.92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0" draw:text-style-name="P16" draw:layer="layout" svg:width="1.632cm" svg:height="1.376cm" svg:x="13.458cm" svg:y="5.92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1" draw:text-style-name="P13" draw:layer="layout" svg:width="1.632cm" svg:height="1.376cm" svg:x="17.903cm" svg:y="5.92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2" draw:text-style-name="P13" draw:layer="layout" svg:width="1.632cm" svg:height="1.376cm" svg:x="19.535cm" svg:y="5.92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3" draw:text-style-name="P13" draw:layer="layout" svg:width="1.632cm" svg:height="1.376cm" svg:x="15.513cm" svg:y="8.043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4" draw:text-style-name="P16" draw:layer="layout" svg:width="1.631cm" svg:height="1.376cm" svg:x="13.397cm" svg:y="8.043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5" draw:text-style-name="P13" draw:layer="layout" svg:width="1.632cm" svg:height="1.376cm" svg:x="15.24cm" svg:y="10.16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6" draw:text-style-name="P6" draw:layer="layout" svg:width="2.995cm" svg:height="1.277cm" svg:x="13.817cm" svg:y="12.065cm">
          <text:list text:style-name="L6">
            <text:list-header>
              <text:p text:style-name="P1"><text:span text:style-name="T10">Mer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7" draw:text-style-name="P13" draw:layer="layout" svg:width="1.631cm" svg:height="1.376cm" svg:x="4.507cm" svg:y="10.16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8" draw:text-style-name="P13" draw:layer="layout" svg:width="1.632cm" svg:height="1.376cm" svg:x="6.138cm" svg:y="10.16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9" draw:text-style-name="P13" draw:layer="layout" svg:width="1.632cm" svg:height="1.376cm" svg:x="10.583cm" svg:y="10.16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0" draw:text-style-name="P13" draw:layer="layout" svg:width="1.631cm" svg:height="1.376cm" svg:x="8.952cm" svg:y="10.16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1" draw:text-style-name="P16" draw:layer="layout" svg:width="1.632cm" svg:height="1.376cm" svg:x="13.608cm" svg:y="10.16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2" draw:text-style-name="P13" draw:layer="layout" svg:width="1.632cm" svg:height="1.376cm" svg:x="4.93cm" svg:y="12.17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3" draw:text-style-name="P13" draw:layer="layout" svg:width="1.631cm" svg:height="1.376cm" svg:x="6.562cm" svg:y="12.17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4" draw:text-style-name="P13" draw:layer="layout" svg:width="1.632cm" svg:height="1.376cm" svg:x="8.184cm" svg:y="12.17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5" draw:text-style-name="P13" draw:layer="layout" svg:width="1.631cm" svg:height="1.376cm" svg:x="9.843cm" svg:y="12.17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912cm" svg:height="9.684cm" svg:x="3.153cm" svg:y="2.006cm" draw:page-number="27" presentation:class="page"/>
          <draw:frame presentation:style-name="pr2" draw:text-style-name="P3" draw:layer="layout" svg:width="14.094cm" svg:height="11.707cm" svg:x="2.562cm" svg:y="12.373cm">
            <draw:text-box>
              <text:p/>
            </draw:text-box>
          </draw:frame>
        </presentation:notes>
      </draw:page>
      <draw:page draw:name="page28" draw:style-name="dp1" draw:master-page-name="Default" presentation:use-date-time-name="dtd1">
        <draw:custom-shape draw:style-name="gr616" draw:text-style-name="P13" draw:layer="layout" svg:width="1.632cm" svg:height="1.376cm" svg:x="14.336cm" svg:y="1.66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7" draw:text-style-name="P13" draw:layer="layout" svg:width="1.632cm" svg:height="1.376cm" svg:x="9.441cm" svg:y="1.66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8" draw:text-style-name="P13" draw:layer="layout" svg:width="1.631cm" svg:height="1.376cm" svg:x="7.81cm" svg:y="1.66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9" draw:text-style-name="P13" draw:layer="layout" svg:width="1.631cm" svg:height="1.376cm" svg:x="11.073cm" svg:y="1.66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0" draw:text-style-name="P16" draw:layer="layout" svg:width="1.632cm" svg:height="1.376cm" svg:x="12.704cm" svg:y="1.66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1" draw:text-style-name="P13" draw:layer="layout" svg:width="1.631cm" svg:height="1.376cm" svg:x="15.968cm" svg:y="1.66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2" draw:text-style-name="P13" draw:layer="layout" svg:width="1.632cm" svg:height="1.376cm" svg:x="6.178cm" svg:y="1.66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3" draw:text-style-name="P13" draw:layer="layout" svg:width="1.632cm" svg:height="1.376cm" svg:x="17.599cm" svg:y="1.66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4" draw:text-style-name="P13" draw:layer="layout" svg:width="1.631cm" svg:height="1.376cm" svg:x="15.214cm" svg:y="3.81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5" draw:text-style-name="P13" draw:layer="layout" svg:width="1.631cm" svg:height="1.376cm" svg:x="8.555cm" svg:y="3.8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6" draw:text-style-name="P13" draw:layer="layout" svg:width="1.632cm" svg:height="1.376cm" svg:x="6.923cm" svg:y="3.8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7" draw:text-style-name="P13" draw:layer="layout" svg:width="1.632cm" svg:height="1.376cm" svg:x="10.186cm" svg:y="3.8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8" draw:text-style-name="P16" draw:layer="layout" svg:width="1.632cm" svg:height="1.376cm" svg:x="13.582cm" svg:y="3.81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9" draw:text-style-name="P13" draw:layer="layout" svg:width="1.632cm" svg:height="1.376cm" svg:x="16.845cm" svg:y="3.81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0" draw:text-style-name="P13" draw:layer="layout" svg:width="1.631cm" svg:height="1.376cm" svg:x="5.292cm" svg:y="3.8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1" draw:text-style-name="P13" draw:layer="layout" svg:width="1.631cm" svg:height="1.376cm" svg:x="18.477cm" svg:y="3.81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2" draw:text-style-name="P13" draw:layer="layout" svg:width="1.632cm" svg:height="1.376cm" svg:x="9.013cm" svg:y="5.92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3" draw:text-style-name="P13" draw:layer="layout" svg:width="1.632cm" svg:height="1.376cm" svg:x="6.2cm" svg:y="5.92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4" draw:text-style-name="P13" draw:layer="layout" svg:width="1.632cm" svg:height="1.376cm" svg:x="10.645cm" svg:y="5.92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5" draw:text-style-name="P13" draw:layer="layout" svg:width="1.632cm" svg:height="1.376cm" svg:x="4.568cm" svg:y="5.92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6" draw:text-style-name="P13" draw:layer="layout" svg:width="1.631cm" svg:height="1.376cm" svg:x="6.412cm" svg:y="8.043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7" draw:text-style-name="P13" draw:layer="layout" svg:width="1.632cm" svg:height="1.376cm" svg:x="4.233cm" svg:y="8.043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8" draw:text-style-name="P13" draw:layer="layout" svg:width="1.632cm" svg:height="1.376cm" svg:x="8.678cm" svg:y="8.043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9" draw:text-style-name="P13" draw:layer="layout" svg:width="1.632cm" svg:height="1.376cm" svg:x="11.068cm" svg:y="8.043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0" draw:text-style-name="P13" draw:layer="layout" svg:width="1.632cm" svg:height="1.376cm" svg:x="15.09cm" svg:y="5.92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1" draw:text-style-name="P16" draw:layer="layout" svg:width="1.632cm" svg:height="1.376cm" svg:x="13.458cm" svg:y="5.92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2" draw:text-style-name="P13" draw:layer="layout" svg:width="1.632cm" svg:height="1.376cm" svg:x="17.903cm" svg:y="5.92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3" draw:text-style-name="P13" draw:layer="layout" svg:width="1.632cm" svg:height="1.376cm" svg:x="19.535cm" svg:y="5.92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4" draw:text-style-name="P13" draw:layer="layout" svg:width="1.632cm" svg:height="1.376cm" svg:x="15.513cm" svg:y="8.043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5" draw:text-style-name="P16" draw:layer="layout" svg:width="1.631cm" svg:height="1.376cm" svg:x="13.397cm" svg:y="8.043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6" draw:text-style-name="P13" draw:layer="layout" svg:width="1.631cm" svg:height="1.376cm" svg:x="17.992cm" svg:y="8.043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7" draw:text-style-name="P13" draw:layer="layout" svg:width="1.632cm" svg:height="1.376cm" svg:x="20.32cm" svg:y="8.043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8" draw:text-style-name="P13" draw:layer="layout" svg:width="1.631cm" svg:height="1.376cm" svg:x="4.507cm" svg:y="10.16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9" draw:text-style-name="P13" draw:layer="layout" svg:width="1.632cm" svg:height="1.376cm" svg:x="6.138cm" svg:y="10.16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0" draw:text-style-name="P13" draw:layer="layout" svg:width="1.632cm" svg:height="1.376cm" svg:x="10.583cm" svg:y="10.16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1" draw:text-style-name="P13" draw:layer="layout" svg:width="1.631cm" svg:height="1.376cm" svg:x="8.952cm" svg:y="10.16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2" draw:text-style-name="P13" draw:layer="layout" svg:width="1.632cm" svg:height="1.376cm" svg:x="15.24cm" svg:y="10.16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3" draw:text-style-name="P16" draw:layer="layout" svg:width="1.632cm" svg:height="1.376cm" svg:x="13.608cm" svg:y="10.16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4" draw:text-style-name="P13" draw:layer="layout" svg:width="1.632cm" svg:height="1.376cm" svg:x="4.93cm" svg:y="12.17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5" draw:text-style-name="P13" draw:layer="layout" svg:width="1.631cm" svg:height="1.376cm" svg:x="6.562cm" svg:y="12.17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6" draw:text-style-name="P13" draw:layer="layout" svg:width="1.632cm" svg:height="1.376cm" svg:x="8.184cm" svg:y="12.17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7" draw:text-style-name="P13" draw:layer="layout" svg:width="1.631cm" svg:height="1.376cm" svg:x="9.843cm" svg:y="12.17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912cm" svg:height="9.684cm" svg:x="3.153cm" svg:y="2.006cm" draw:page-number="28" presentation:class="page"/>
          <draw:frame presentation:style-name="pr2" draw:text-style-name="P3" draw:layer="layout" svg:width="14.094cm" svg:height="11.707cm" svg:x="2.562cm" svg:y="12.373cm">
            <draw:text-box>
              <text:p/>
            </draw:text-box>
          </draw:frame>
        </presentation:notes>
      </draw:page>
      <draw:page draw:name="page29" draw:style-name="dp1" draw:master-page-name="Default" presentation:use-date-time-name="dtd1">
        <draw:custom-shape draw:style-name="gr658" draw:text-style-name="P13" draw:layer="layout" svg:width="1.632cm" svg:height="1.376cm" svg:x="14.336cm" svg:y="1.66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9" draw:text-style-name="P13" draw:layer="layout" svg:width="1.632cm" svg:height="1.376cm" svg:x="9.441cm" svg:y="1.66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0" draw:text-style-name="P13" draw:layer="layout" svg:width="1.631cm" svg:height="1.376cm" svg:x="7.81cm" svg:y="1.66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1" draw:text-style-name="P13" draw:layer="layout" svg:width="1.631cm" svg:height="1.376cm" svg:x="11.073cm" svg:y="1.66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2" draw:text-style-name="P16" draw:layer="layout" svg:width="1.632cm" svg:height="1.376cm" svg:x="12.704cm" svg:y="1.66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3" draw:text-style-name="P13" draw:layer="layout" svg:width="1.631cm" svg:height="1.376cm" svg:x="15.968cm" svg:y="1.66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4" draw:text-style-name="P13" draw:layer="layout" svg:width="1.632cm" svg:height="1.376cm" svg:x="6.178cm" svg:y="1.66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5" draw:text-style-name="P13" draw:layer="layout" svg:width="1.632cm" svg:height="1.376cm" svg:x="17.599cm" svg:y="1.66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6" draw:text-style-name="P13" draw:layer="layout" svg:width="1.631cm" svg:height="1.376cm" svg:x="15.214cm" svg:y="3.81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7" draw:text-style-name="P13" draw:layer="layout" svg:width="1.631cm" svg:height="1.376cm" svg:x="8.555cm" svg:y="3.8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8" draw:text-style-name="P13" draw:layer="layout" svg:width="1.632cm" svg:height="1.376cm" svg:x="6.923cm" svg:y="3.8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9" draw:text-style-name="P13" draw:layer="layout" svg:width="1.632cm" svg:height="1.376cm" svg:x="10.186cm" svg:y="3.8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0" draw:text-style-name="P16" draw:layer="layout" svg:width="1.632cm" svg:height="1.376cm" svg:x="13.582cm" svg:y="3.81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1" draw:text-style-name="P13" draw:layer="layout" svg:width="1.632cm" svg:height="1.376cm" svg:x="16.845cm" svg:y="3.81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2" draw:text-style-name="P13" draw:layer="layout" svg:width="1.631cm" svg:height="1.376cm" svg:x="5.292cm" svg:y="3.8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3" draw:text-style-name="P13" draw:layer="layout" svg:width="1.631cm" svg:height="1.376cm" svg:x="18.477cm" svg:y="3.81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4" draw:text-style-name="P13" draw:layer="layout" svg:width="1.632cm" svg:height="1.376cm" svg:x="9.013cm" svg:y="5.92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5" draw:text-style-name="P13" draw:layer="layout" svg:width="1.632cm" svg:height="1.376cm" svg:x="6.2cm" svg:y="5.92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6" draw:text-style-name="P13" draw:layer="layout" svg:width="1.632cm" svg:height="1.376cm" svg:x="10.645cm" svg:y="5.92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7" draw:text-style-name="P13" draw:layer="layout" svg:width="1.632cm" svg:height="1.376cm" svg:x="4.568cm" svg:y="5.92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8" draw:text-style-name="P13" draw:layer="layout" svg:width="1.631cm" svg:height="1.376cm" svg:x="6.412cm" svg:y="8.043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9" draw:text-style-name="P13" draw:layer="layout" svg:width="1.632cm" svg:height="1.376cm" svg:x="4.233cm" svg:y="8.043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0" draw:text-style-name="P13" draw:layer="layout" svg:width="1.632cm" svg:height="1.376cm" svg:x="8.678cm" svg:y="8.043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1" draw:text-style-name="P13" draw:layer="layout" svg:width="1.632cm" svg:height="1.376cm" svg:x="11.068cm" svg:y="8.043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2" draw:text-style-name="P13" draw:layer="layout" svg:width="1.632cm" svg:height="1.376cm" svg:x="15.09cm" svg:y="5.92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3" draw:text-style-name="P16" draw:layer="layout" svg:width="1.632cm" svg:height="1.376cm" svg:x="13.458cm" svg:y="5.92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4" draw:text-style-name="P13" draw:layer="layout" svg:width="1.632cm" svg:height="1.376cm" svg:x="17.903cm" svg:y="5.92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5" draw:text-style-name="P13" draw:layer="layout" svg:width="1.632cm" svg:height="1.376cm" svg:x="19.535cm" svg:y="5.92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6" draw:text-style-name="P13" draw:layer="layout" svg:width="1.632cm" svg:height="1.376cm" svg:x="15.513cm" svg:y="8.043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7" draw:text-style-name="P16" draw:layer="layout" svg:width="1.631cm" svg:height="1.376cm" svg:x="13.397cm" svg:y="8.043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8" draw:text-style-name="P13" draw:layer="layout" svg:width="1.631cm" svg:height="1.376cm" svg:x="17.992cm" svg:y="8.043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9" draw:text-style-name="P13" draw:layer="layout" svg:width="1.632cm" svg:height="1.376cm" svg:x="20.32cm" svg:y="8.043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0" draw:text-style-name="P6" draw:layer="layout" svg:width="2.995cm" svg:height="1.277cm" svg:x="18.474cm" svg:y="12.065cm">
          <text:list text:style-name="L6">
            <text:list-header>
              <text:p text:style-name="P1"><text:span text:style-name="T10">Mer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1" draw:text-style-name="P13" draw:layer="layout" svg:width="1.631cm" svg:height="1.376cm" svg:x="4.507cm" svg:y="10.16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2" draw:text-style-name="P13" draw:layer="layout" svg:width="1.632cm" svg:height="1.376cm" svg:x="6.138cm" svg:y="10.16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3" draw:text-style-name="P13" draw:layer="layout" svg:width="1.632cm" svg:height="1.376cm" svg:x="10.583cm" svg:y="10.16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4" draw:text-style-name="P13" draw:layer="layout" svg:width="1.631cm" svg:height="1.376cm" svg:x="8.952cm" svg:y="10.16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5" draw:text-style-name="P13" draw:layer="layout" svg:width="1.632cm" svg:height="1.376cm" svg:x="15.24cm" svg:y="10.16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6" draw:text-style-name="P16" draw:layer="layout" svg:width="1.632cm" svg:height="1.376cm" svg:x="13.608cm" svg:y="10.16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7" draw:text-style-name="P13" draw:layer="layout" svg:width="1.632cm" svg:height="1.376cm" svg:x="4.93cm" svg:y="12.17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8" draw:text-style-name="P13" draw:layer="layout" svg:width="1.631cm" svg:height="1.376cm" svg:x="6.562cm" svg:y="12.17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9" draw:text-style-name="P13" draw:layer="layout" svg:width="1.632cm" svg:height="1.376cm" svg:x="8.184cm" svg:y="12.17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0" draw:text-style-name="P13" draw:layer="layout" svg:width="1.631cm" svg:height="1.376cm" svg:x="9.843cm" svg:y="12.17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912cm" svg:height="9.684cm" svg:x="3.153cm" svg:y="2.006cm" draw:page-number="29" presentation:class="page"/>
          <draw:frame presentation:style-name="pr2" draw:text-style-name="P3" draw:layer="layout" svg:width="14.094cm" svg:height="11.707cm" svg:x="2.562cm" svg:y="12.373cm">
            <draw:text-box>
              <text:p/>
            </draw:text-box>
          </draw:frame>
        </presentation:notes>
      </draw:page>
      <draw:page draw:name="page30" draw:style-name="dp1" draw:master-page-name="Default" presentation:use-date-time-name="dtd1">
        <draw:custom-shape draw:style-name="gr701" draw:text-style-name="P13" draw:layer="layout" svg:width="1.632cm" svg:height="1.376cm" svg:x="14.336cm" svg:y="1.66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2" draw:text-style-name="P13" draw:layer="layout" svg:width="1.632cm" svg:height="1.376cm" svg:x="9.441cm" svg:y="1.66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3" draw:text-style-name="P13" draw:layer="layout" svg:width="1.631cm" svg:height="1.376cm" svg:x="7.81cm" svg:y="1.66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4" draw:text-style-name="P13" draw:layer="layout" svg:width="1.631cm" svg:height="1.376cm" svg:x="11.073cm" svg:y="1.66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5" draw:text-style-name="P16" draw:layer="layout" svg:width="1.632cm" svg:height="1.376cm" svg:x="12.704cm" svg:y="1.66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6" draw:text-style-name="P13" draw:layer="layout" svg:width="1.631cm" svg:height="1.376cm" svg:x="15.968cm" svg:y="1.66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7" draw:text-style-name="P13" draw:layer="layout" svg:width="1.632cm" svg:height="1.376cm" svg:x="6.178cm" svg:y="1.66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8" draw:text-style-name="P13" draw:layer="layout" svg:width="1.632cm" svg:height="1.376cm" svg:x="17.599cm" svg:y="1.66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9" draw:text-style-name="P13" draw:layer="layout" svg:width="1.631cm" svg:height="1.376cm" svg:x="15.214cm" svg:y="3.81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0" draw:text-style-name="P13" draw:layer="layout" svg:width="1.631cm" svg:height="1.376cm" svg:x="8.555cm" svg:y="3.8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1" draw:text-style-name="P13" draw:layer="layout" svg:width="1.632cm" svg:height="1.376cm" svg:x="6.923cm" svg:y="3.8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2" draw:text-style-name="P13" draw:layer="layout" svg:width="1.632cm" svg:height="1.376cm" svg:x="10.186cm" svg:y="3.8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3" draw:text-style-name="P16" draw:layer="layout" svg:width="1.632cm" svg:height="1.376cm" svg:x="13.582cm" svg:y="3.81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4" draw:text-style-name="P13" draw:layer="layout" svg:width="1.632cm" svg:height="1.376cm" svg:x="16.845cm" svg:y="3.81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5" draw:text-style-name="P13" draw:layer="layout" svg:width="1.631cm" svg:height="1.376cm" svg:x="5.292cm" svg:y="3.8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6" draw:text-style-name="P13" draw:layer="layout" svg:width="1.631cm" svg:height="1.376cm" svg:x="18.477cm" svg:y="3.81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7" draw:text-style-name="P13" draw:layer="layout" svg:width="1.632cm" svg:height="1.376cm" svg:x="9.013cm" svg:y="5.92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8" draw:text-style-name="P13" draw:layer="layout" svg:width="1.632cm" svg:height="1.376cm" svg:x="6.2cm" svg:y="5.92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9" draw:text-style-name="P13" draw:layer="layout" svg:width="1.632cm" svg:height="1.376cm" svg:x="10.645cm" svg:y="5.92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0" draw:text-style-name="P13" draw:layer="layout" svg:width="1.632cm" svg:height="1.376cm" svg:x="4.568cm" svg:y="5.92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1" draw:text-style-name="P13" draw:layer="layout" svg:width="1.631cm" svg:height="1.376cm" svg:x="6.412cm" svg:y="8.043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2" draw:text-style-name="P13" draw:layer="layout" svg:width="1.632cm" svg:height="1.376cm" svg:x="4.233cm" svg:y="8.043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3" draw:text-style-name="P13" draw:layer="layout" svg:width="1.632cm" svg:height="1.376cm" svg:x="8.678cm" svg:y="8.043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4" draw:text-style-name="P13" draw:layer="layout" svg:width="1.632cm" svg:height="1.376cm" svg:x="11.068cm" svg:y="8.043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5" draw:text-style-name="P13" draw:layer="layout" svg:width="1.632cm" svg:height="1.376cm" svg:x="15.09cm" svg:y="5.92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6" draw:text-style-name="P16" draw:layer="layout" svg:width="1.632cm" svg:height="1.376cm" svg:x="13.458cm" svg:y="5.92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7" draw:text-style-name="P13" draw:layer="layout" svg:width="1.632cm" svg:height="1.376cm" svg:x="17.903cm" svg:y="5.92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8" draw:text-style-name="P13" draw:layer="layout" svg:width="1.632cm" svg:height="1.376cm" svg:x="19.535cm" svg:y="5.92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9" draw:text-style-name="P13" draw:layer="layout" svg:width="1.632cm" svg:height="1.376cm" svg:x="15.513cm" svg:y="8.043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0" draw:text-style-name="P16" draw:layer="layout" svg:width="1.631cm" svg:height="1.376cm" svg:x="13.397cm" svg:y="8.043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1" draw:text-style-name="P13" draw:layer="layout" svg:width="1.631cm" svg:height="1.376cm" svg:x="17.992cm" svg:y="8.043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2" draw:text-style-name="P13" draw:layer="layout" svg:width="1.632cm" svg:height="1.376cm" svg:x="20.32cm" svg:y="8.043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3" draw:text-style-name="P6" draw:layer="layout" svg:width="2.995cm" svg:height="1.277cm" svg:x="18.474cm" svg:y="12.065cm">
          <text:list text:style-name="L6">
            <text:list-header>
              <text:p text:style-name="P1"><text:span text:style-name="T10">Mer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4" draw:text-style-name="P13" draw:layer="layout" svg:width="1.632cm" svg:height="1.376cm" svg:x="18.265cm" svg:y="10.16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5" draw:text-style-name="P13" draw:layer="layout" svg:width="1.631cm" svg:height="1.376cm" svg:x="4.507cm" svg:y="10.16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6" draw:text-style-name="P13" draw:layer="layout" svg:width="1.632cm" svg:height="1.376cm" svg:x="6.138cm" svg:y="10.16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7" draw:text-style-name="P13" draw:layer="layout" svg:width="1.632cm" svg:height="1.376cm" svg:x="10.583cm" svg:y="10.16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8" draw:text-style-name="P13" draw:layer="layout" svg:width="1.631cm" svg:height="1.376cm" svg:x="8.952cm" svg:y="10.16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9" draw:text-style-name="P13" draw:layer="layout" svg:width="1.632cm" svg:height="1.376cm" svg:x="15.24cm" svg:y="10.16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0" draw:text-style-name="P16" draw:layer="layout" svg:width="1.632cm" svg:height="1.376cm" svg:x="13.608cm" svg:y="10.16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1" draw:text-style-name="P13" draw:layer="layout" svg:width="1.632cm" svg:height="1.376cm" svg:x="4.93cm" svg:y="12.17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2" draw:text-style-name="P13" draw:layer="layout" svg:width="1.631cm" svg:height="1.376cm" svg:x="6.562cm" svg:y="12.17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3" draw:text-style-name="P13" draw:layer="layout" svg:width="1.632cm" svg:height="1.376cm" svg:x="8.184cm" svg:y="12.17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4" draw:text-style-name="P13" draw:layer="layout" svg:width="1.631cm" svg:height="1.376cm" svg:x="9.843cm" svg:y="12.17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912cm" svg:height="9.684cm" svg:x="3.153cm" svg:y="2.006cm" draw:page-number="30" presentation:class="page"/>
          <draw:frame presentation:style-name="pr2" draw:text-style-name="P3" draw:layer="layout" svg:width="14.094cm" svg:height="11.707cm" svg:x="2.562cm" svg:y="12.373cm">
            <draw:text-box>
              <text:p/>
            </draw:text-box>
          </draw:frame>
        </presentation:notes>
      </draw:page>
      <draw:page draw:name="page31" draw:style-name="dp1" draw:master-page-name="Default" presentation:use-date-time-name="dtd1">
        <draw:custom-shape draw:style-name="gr745" draw:text-style-name="P13" draw:layer="layout" svg:width="1.632cm" svg:height="1.376cm" svg:x="14.336cm" svg:y="1.66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6" draw:text-style-name="P13" draw:layer="layout" svg:width="1.632cm" svg:height="1.376cm" svg:x="9.441cm" svg:y="1.66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7" draw:text-style-name="P13" draw:layer="layout" svg:width="1.631cm" svg:height="1.376cm" svg:x="7.81cm" svg:y="1.66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8" draw:text-style-name="P13" draw:layer="layout" svg:width="1.631cm" svg:height="1.376cm" svg:x="11.073cm" svg:y="1.66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9" draw:text-style-name="P16" draw:layer="layout" svg:width="1.632cm" svg:height="1.376cm" svg:x="12.704cm" svg:y="1.66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0" draw:text-style-name="P13" draw:layer="layout" svg:width="1.631cm" svg:height="1.376cm" svg:x="15.968cm" svg:y="1.66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1" draw:text-style-name="P13" draw:layer="layout" svg:width="1.632cm" svg:height="1.376cm" svg:x="6.178cm" svg:y="1.66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2" draw:text-style-name="P13" draw:layer="layout" svg:width="1.632cm" svg:height="1.376cm" svg:x="17.599cm" svg:y="1.66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3" draw:text-style-name="P13" draw:layer="layout" svg:width="1.631cm" svg:height="1.376cm" svg:x="15.214cm" svg:y="3.81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4" draw:text-style-name="P13" draw:layer="layout" svg:width="1.631cm" svg:height="1.376cm" svg:x="8.555cm" svg:y="3.8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5" draw:text-style-name="P13" draw:layer="layout" svg:width="1.632cm" svg:height="1.376cm" svg:x="6.923cm" svg:y="3.8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6" draw:text-style-name="P13" draw:layer="layout" svg:width="1.632cm" svg:height="1.376cm" svg:x="10.186cm" svg:y="3.8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7" draw:text-style-name="P16" draw:layer="layout" svg:width="1.632cm" svg:height="1.376cm" svg:x="13.582cm" svg:y="3.81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8" draw:text-style-name="P13" draw:layer="layout" svg:width="1.632cm" svg:height="1.376cm" svg:x="16.845cm" svg:y="3.81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9" draw:text-style-name="P13" draw:layer="layout" svg:width="1.631cm" svg:height="1.376cm" svg:x="5.292cm" svg:y="3.8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0" draw:text-style-name="P13" draw:layer="layout" svg:width="1.631cm" svg:height="1.376cm" svg:x="18.477cm" svg:y="3.81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1" draw:text-style-name="P13" draw:layer="layout" svg:width="1.632cm" svg:height="1.376cm" svg:x="9.013cm" svg:y="5.92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2" draw:text-style-name="P13" draw:layer="layout" svg:width="1.632cm" svg:height="1.376cm" svg:x="6.2cm" svg:y="5.92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3" draw:text-style-name="P13" draw:layer="layout" svg:width="1.632cm" svg:height="1.376cm" svg:x="10.645cm" svg:y="5.92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4" draw:text-style-name="P13" draw:layer="layout" svg:width="1.632cm" svg:height="1.376cm" svg:x="4.568cm" svg:y="5.92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5" draw:text-style-name="P13" draw:layer="layout" svg:width="1.631cm" svg:height="1.376cm" svg:x="6.412cm" svg:y="8.043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6" draw:text-style-name="P13" draw:layer="layout" svg:width="1.632cm" svg:height="1.376cm" svg:x="4.233cm" svg:y="8.043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7" draw:text-style-name="P13" draw:layer="layout" svg:width="1.632cm" svg:height="1.376cm" svg:x="8.678cm" svg:y="8.043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8" draw:text-style-name="P13" draw:layer="layout" svg:width="1.632cm" svg:height="1.376cm" svg:x="11.068cm" svg:y="8.043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9" draw:text-style-name="P13" draw:layer="layout" svg:width="1.632cm" svg:height="1.376cm" svg:x="15.09cm" svg:y="5.92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0" draw:text-style-name="P16" draw:layer="layout" svg:width="1.632cm" svg:height="1.376cm" svg:x="13.458cm" svg:y="5.92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1" draw:text-style-name="P13" draw:layer="layout" svg:width="1.632cm" svg:height="1.376cm" svg:x="17.903cm" svg:y="5.92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2" draw:text-style-name="P13" draw:layer="layout" svg:width="1.632cm" svg:height="1.376cm" svg:x="19.535cm" svg:y="5.92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3" draw:text-style-name="P13" draw:layer="layout" svg:width="1.632cm" svg:height="1.376cm" svg:x="15.513cm" svg:y="8.043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4" draw:text-style-name="P16" draw:layer="layout" svg:width="1.631cm" svg:height="1.376cm" svg:x="13.397cm" svg:y="8.043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5" draw:text-style-name="P13" draw:layer="layout" svg:width="1.631cm" svg:height="1.376cm" svg:x="17.992cm" svg:y="8.043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6" draw:text-style-name="P13" draw:layer="layout" svg:width="1.632cm" svg:height="1.376cm" svg:x="20.32cm" svg:y="8.043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7" draw:text-style-name="P6" draw:layer="layout" svg:width="2.995cm" svg:height="1.277cm" svg:x="18.474cm" svg:y="12.065cm">
          <text:list text:style-name="L6">
            <text:list-header>
              <text:p text:style-name="P1"><text:span text:style-name="T10">Mer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8" draw:text-style-name="P13" draw:layer="layout" svg:width="1.631cm" svg:height="1.376cm" svg:x="19.897cm" svg:y="10.16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9" draw:text-style-name="P13" draw:layer="layout" svg:width="1.631cm" svg:height="1.376cm" svg:x="4.507cm" svg:y="10.16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0" draw:text-style-name="P13" draw:layer="layout" svg:width="1.632cm" svg:height="1.376cm" svg:x="6.138cm" svg:y="10.16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1" draw:text-style-name="P13" draw:layer="layout" svg:width="1.632cm" svg:height="1.376cm" svg:x="10.583cm" svg:y="10.16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2" draw:text-style-name="P13" draw:layer="layout" svg:width="1.631cm" svg:height="1.376cm" svg:x="8.952cm" svg:y="10.16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3" draw:text-style-name="P13" draw:layer="layout" svg:width="1.632cm" svg:height="1.376cm" svg:x="15.24cm" svg:y="10.16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4" draw:text-style-name="P16" draw:layer="layout" svg:width="1.632cm" svg:height="1.376cm" svg:x="13.608cm" svg:y="10.16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5" draw:text-style-name="P13" draw:layer="layout" svg:width="1.632cm" svg:height="1.376cm" svg:x="18.265cm" svg:y="10.16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6" draw:text-style-name="P13" draw:layer="layout" svg:width="1.632cm" svg:height="1.376cm" svg:x="4.93cm" svg:y="12.17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7" draw:text-style-name="P13" draw:layer="layout" svg:width="1.631cm" svg:height="1.376cm" svg:x="6.562cm" svg:y="12.17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8" draw:text-style-name="P13" draw:layer="layout" svg:width="1.632cm" svg:height="1.376cm" svg:x="8.184cm" svg:y="12.17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9" draw:text-style-name="P13" draw:layer="layout" svg:width="1.631cm" svg:height="1.376cm" svg:x="9.843cm" svg:y="12.17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912cm" svg:height="9.684cm" svg:x="3.153cm" svg:y="2.006cm" draw:page-number="31" presentation:class="page"/>
          <draw:frame presentation:style-name="pr2" draw:text-style-name="P3" draw:layer="layout" svg:width="14.094cm" svg:height="11.707cm" svg:x="2.562cm" svg:y="12.373cm">
            <draw:text-box>
              <text:p/>
            </draw:text-box>
          </draw:frame>
        </presentation:notes>
      </draw:page>
      <draw:page draw:name="page32" draw:style-name="dp1" draw:master-page-name="Default" presentation:use-date-time-name="dtd1">
        <draw:custom-shape draw:style-name="gr790" draw:text-style-name="P13" draw:layer="layout" svg:width="1.632cm" svg:height="1.376cm" svg:x="14.336cm" svg:y="1.66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1" draw:text-style-name="P13" draw:layer="layout" svg:width="1.632cm" svg:height="1.376cm" svg:x="9.441cm" svg:y="1.66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2" draw:text-style-name="P13" draw:layer="layout" svg:width="1.631cm" svg:height="1.376cm" svg:x="7.81cm" svg:y="1.66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3" draw:text-style-name="P13" draw:layer="layout" svg:width="1.631cm" svg:height="1.376cm" svg:x="11.073cm" svg:y="1.66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4" draw:text-style-name="P16" draw:layer="layout" svg:width="1.632cm" svg:height="1.376cm" svg:x="12.704cm" svg:y="1.66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5" draw:text-style-name="P13" draw:layer="layout" svg:width="1.631cm" svg:height="1.376cm" svg:x="15.968cm" svg:y="1.66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6" draw:text-style-name="P13" draw:layer="layout" svg:width="1.632cm" svg:height="1.376cm" svg:x="6.178cm" svg:y="1.66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7" draw:text-style-name="P13" draw:layer="layout" svg:width="1.632cm" svg:height="1.376cm" svg:x="17.599cm" svg:y="1.66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8" draw:text-style-name="P13" draw:layer="layout" svg:width="1.631cm" svg:height="1.376cm" svg:x="15.214cm" svg:y="3.81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9" draw:text-style-name="P13" draw:layer="layout" svg:width="1.631cm" svg:height="1.376cm" svg:x="8.555cm" svg:y="3.8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0" draw:text-style-name="P13" draw:layer="layout" svg:width="1.632cm" svg:height="1.376cm" svg:x="6.923cm" svg:y="3.8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1" draw:text-style-name="P13" draw:layer="layout" svg:width="1.632cm" svg:height="1.376cm" svg:x="10.186cm" svg:y="3.8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2" draw:text-style-name="P16" draw:layer="layout" svg:width="1.632cm" svg:height="1.376cm" svg:x="13.582cm" svg:y="3.81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3" draw:text-style-name="P13" draw:layer="layout" svg:width="1.632cm" svg:height="1.376cm" svg:x="16.845cm" svg:y="3.81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4" draw:text-style-name="P13" draw:layer="layout" svg:width="1.631cm" svg:height="1.376cm" svg:x="5.292cm" svg:y="3.8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5" draw:text-style-name="P13" draw:layer="layout" svg:width="1.631cm" svg:height="1.376cm" svg:x="18.477cm" svg:y="3.81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6" draw:text-style-name="P13" draw:layer="layout" svg:width="1.632cm" svg:height="1.376cm" svg:x="9.013cm" svg:y="5.92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7" draw:text-style-name="P13" draw:layer="layout" svg:width="1.632cm" svg:height="1.376cm" svg:x="6.2cm" svg:y="5.92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8" draw:text-style-name="P13" draw:layer="layout" svg:width="1.632cm" svg:height="1.376cm" svg:x="10.645cm" svg:y="5.92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9" draw:text-style-name="P13" draw:layer="layout" svg:width="1.632cm" svg:height="1.376cm" svg:x="4.568cm" svg:y="5.92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0" draw:text-style-name="P13" draw:layer="layout" svg:width="1.631cm" svg:height="1.376cm" svg:x="6.412cm" svg:y="8.043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1" draw:text-style-name="P13" draw:layer="layout" svg:width="1.632cm" svg:height="1.376cm" svg:x="4.233cm" svg:y="8.043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2" draw:text-style-name="P13" draw:layer="layout" svg:width="1.632cm" svg:height="1.376cm" svg:x="8.678cm" svg:y="8.043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3" draw:text-style-name="P13" draw:layer="layout" svg:width="1.632cm" svg:height="1.376cm" svg:x="11.068cm" svg:y="8.043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4" draw:text-style-name="P13" draw:layer="layout" svg:width="1.632cm" svg:height="1.376cm" svg:x="15.09cm" svg:y="5.92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5" draw:text-style-name="P16" draw:layer="layout" svg:width="1.632cm" svg:height="1.376cm" svg:x="13.458cm" svg:y="5.92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6" draw:text-style-name="P13" draw:layer="layout" svg:width="1.632cm" svg:height="1.376cm" svg:x="17.903cm" svg:y="5.92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7" draw:text-style-name="P13" draw:layer="layout" svg:width="1.632cm" svg:height="1.376cm" svg:x="19.535cm" svg:y="5.92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8" draw:text-style-name="P13" draw:layer="layout" svg:width="1.632cm" svg:height="1.376cm" svg:x="15.513cm" svg:y="8.043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9" draw:text-style-name="P16" draw:layer="layout" svg:width="1.631cm" svg:height="1.376cm" svg:x="13.397cm" svg:y="8.043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0" draw:text-style-name="P13" draw:layer="layout" svg:width="1.631cm" svg:height="1.376cm" svg:x="17.992cm" svg:y="8.043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1" draw:text-style-name="P13" draw:layer="layout" svg:width="1.632cm" svg:height="1.376cm" svg:x="20.32cm" svg:y="8.043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2" draw:text-style-name="P18" draw:layer="layout" svg:width="7.408cm" svg:height="1.277cm" svg:x="14.12cm" svg:y="13.97cm">
          <text:list text:style-name="L6">
            <text:list-header>
              <text:p text:style-name="P17"><text:span text:style-name="T10">Mer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3" draw:text-style-name="P13" draw:layer="layout" svg:width="1.631cm" svg:height="1.376cm" svg:x="4.507cm" svg:y="10.16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4" draw:text-style-name="P13" draw:layer="layout" svg:width="1.632cm" svg:height="1.376cm" svg:x="6.138cm" svg:y="10.16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5" draw:text-style-name="P13" draw:layer="layout" svg:width="1.632cm" svg:height="1.376cm" svg:x="10.583cm" svg:y="10.16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6" draw:text-style-name="P13" draw:layer="layout" svg:width="1.631cm" svg:height="1.376cm" svg:x="8.952cm" svg:y="10.16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7" draw:text-style-name="P13" draw:layer="layout" svg:width="1.632cm" svg:height="1.376cm" svg:x="15.24cm" svg:y="10.16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8" draw:text-style-name="P16" draw:layer="layout" svg:width="1.632cm" svg:height="1.376cm" svg:x="13.608cm" svg:y="10.16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9" draw:text-style-name="P13" draw:layer="layout" svg:width="1.631cm" svg:height="1.376cm" svg:x="19.897cm" svg:y="10.16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0" draw:text-style-name="P13" draw:layer="layout" svg:width="1.632cm" svg:height="1.376cm" svg:x="18.265cm" svg:y="10.16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1" draw:text-style-name="P13" draw:layer="layout" svg:width="1.632cm" svg:height="1.376cm" svg:x="4.93cm" svg:y="12.17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2" draw:text-style-name="P13" draw:layer="layout" svg:width="1.631cm" svg:height="1.376cm" svg:x="6.562cm" svg:y="12.17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3" draw:text-style-name="P13" draw:layer="layout" svg:width="1.632cm" svg:height="1.376cm" svg:x="8.184cm" svg:y="12.17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4" draw:text-style-name="P13" draw:layer="layout" svg:width="1.631cm" svg:height="1.376cm" svg:x="9.843cm" svg:y="12.17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912cm" svg:height="9.684cm" svg:x="3.153cm" svg:y="2.006cm" draw:page-number="32" presentation:class="page"/>
          <draw:frame presentation:style-name="pr2" draw:text-style-name="P3" draw:layer="layout" svg:width="14.094cm" svg:height="11.707cm" svg:x="2.562cm" svg:y="12.373cm">
            <draw:text-box>
              <text:p/>
            </draw:text-box>
          </draw:frame>
        </presentation:notes>
      </draw:page>
      <draw:page draw:name="page33" draw:style-name="dp1" draw:master-page-name="Default" presentation:use-date-time-name="dtd1">
        <draw:custom-shape draw:style-name="gr835" draw:text-style-name="P13" draw:layer="layout" svg:width="1.632cm" svg:height="1.376cm" svg:x="14.336cm" svg:y="1.66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6" draw:text-style-name="P13" draw:layer="layout" svg:width="1.632cm" svg:height="1.376cm" svg:x="9.441cm" svg:y="1.66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7" draw:text-style-name="P13" draw:layer="layout" svg:width="1.631cm" svg:height="1.376cm" svg:x="7.81cm" svg:y="1.66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8" draw:text-style-name="P13" draw:layer="layout" svg:width="1.631cm" svg:height="1.376cm" svg:x="11.073cm" svg:y="1.66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9" draw:text-style-name="P16" draw:layer="layout" svg:width="1.632cm" svg:height="1.376cm" svg:x="12.704cm" svg:y="1.66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0" draw:text-style-name="P13" draw:layer="layout" svg:width="1.631cm" svg:height="1.376cm" svg:x="15.968cm" svg:y="1.66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1" draw:text-style-name="P13" draw:layer="layout" svg:width="1.632cm" svg:height="1.376cm" svg:x="6.178cm" svg:y="1.66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2" draw:text-style-name="P13" draw:layer="layout" svg:width="1.632cm" svg:height="1.376cm" svg:x="17.599cm" svg:y="1.66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3" draw:text-style-name="P13" draw:layer="layout" svg:width="1.631cm" svg:height="1.376cm" svg:x="15.214cm" svg:y="3.81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4" draw:text-style-name="P13" draw:layer="layout" svg:width="1.631cm" svg:height="1.376cm" svg:x="8.555cm" svg:y="3.8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5" draw:text-style-name="P13" draw:layer="layout" svg:width="1.632cm" svg:height="1.376cm" svg:x="6.923cm" svg:y="3.8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6" draw:text-style-name="P13" draw:layer="layout" svg:width="1.632cm" svg:height="1.376cm" svg:x="10.186cm" svg:y="3.8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7" draw:text-style-name="P16" draw:layer="layout" svg:width="1.632cm" svg:height="1.376cm" svg:x="13.582cm" svg:y="3.81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8" draw:text-style-name="P13" draw:layer="layout" svg:width="1.632cm" svg:height="1.376cm" svg:x="16.845cm" svg:y="3.81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9" draw:text-style-name="P13" draw:layer="layout" svg:width="1.631cm" svg:height="1.376cm" svg:x="5.292cm" svg:y="3.8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0" draw:text-style-name="P13" draw:layer="layout" svg:width="1.631cm" svg:height="1.376cm" svg:x="18.477cm" svg:y="3.81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1" draw:text-style-name="P13" draw:layer="layout" svg:width="1.632cm" svg:height="1.376cm" svg:x="9.013cm" svg:y="5.92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2" draw:text-style-name="P13" draw:layer="layout" svg:width="1.632cm" svg:height="1.376cm" svg:x="6.2cm" svg:y="5.92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3" draw:text-style-name="P13" draw:layer="layout" svg:width="1.632cm" svg:height="1.376cm" svg:x="10.645cm" svg:y="5.92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4" draw:text-style-name="P13" draw:layer="layout" svg:width="1.632cm" svg:height="1.376cm" svg:x="4.568cm" svg:y="5.92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5" draw:text-style-name="P13" draw:layer="layout" svg:width="1.631cm" svg:height="1.376cm" svg:x="6.412cm" svg:y="8.043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6" draw:text-style-name="P13" draw:layer="layout" svg:width="1.632cm" svg:height="1.376cm" svg:x="4.233cm" svg:y="8.043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7" draw:text-style-name="P13" draw:layer="layout" svg:width="1.632cm" svg:height="1.376cm" svg:x="8.678cm" svg:y="8.043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8" draw:text-style-name="P13" draw:layer="layout" svg:width="1.632cm" svg:height="1.376cm" svg:x="11.068cm" svg:y="8.043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9" draw:text-style-name="P13" draw:layer="layout" svg:width="1.632cm" svg:height="1.376cm" svg:x="15.09cm" svg:y="5.92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60" draw:text-style-name="P16" draw:layer="layout" svg:width="1.632cm" svg:height="1.376cm" svg:x="13.458cm" svg:y="5.92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61" draw:text-style-name="P13" draw:layer="layout" svg:width="1.632cm" svg:height="1.376cm" svg:x="17.903cm" svg:y="5.92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62" draw:text-style-name="P13" draw:layer="layout" svg:width="1.632cm" svg:height="1.376cm" svg:x="19.535cm" svg:y="5.92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63" draw:text-style-name="P13" draw:layer="layout" svg:width="1.632cm" svg:height="1.376cm" svg:x="15.513cm" svg:y="8.043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64" draw:text-style-name="P16" draw:layer="layout" svg:width="1.631cm" svg:height="1.376cm" svg:x="13.397cm" svg:y="8.043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65" draw:text-style-name="P13" draw:layer="layout" svg:width="1.631cm" svg:height="1.376cm" svg:x="17.992cm" svg:y="8.043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66" draw:text-style-name="P13" draw:layer="layout" svg:width="1.632cm" svg:height="1.376cm" svg:x="20.32cm" svg:y="8.043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67" draw:text-style-name="P18" draw:layer="layout" svg:width="7.408cm" svg:height="1.277cm" svg:x="14.12cm" svg:y="13.97cm">
          <text:list text:style-name="L6">
            <text:list-header>
              <text:p text:style-name="P17"><text:span text:style-name="T10">Mer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68" draw:text-style-name="P13" draw:layer="layout" svg:width="1.631cm" svg:height="1.376cm" svg:x="4.507cm" svg:y="10.16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69" draw:text-style-name="P13" draw:layer="layout" svg:width="1.632cm" svg:height="1.376cm" svg:x="6.138cm" svg:y="10.16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0" draw:text-style-name="P13" draw:layer="layout" svg:width="1.632cm" svg:height="1.376cm" svg:x="10.583cm" svg:y="10.16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1" draw:text-style-name="P13" draw:layer="layout" svg:width="1.631cm" svg:height="1.376cm" svg:x="8.952cm" svg:y="10.16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2" draw:text-style-name="P16" draw:layer="layout" svg:width="1.632cm" svg:height="1.376cm" svg:x="13.608cm" svg:y="10.16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3" draw:text-style-name="P13" draw:layer="layout" svg:width="1.631cm" svg:height="1.376cm" svg:x="19.897cm" svg:y="10.16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4" draw:text-style-name="P13" draw:layer="layout" svg:width="1.632cm" svg:height="1.376cm" svg:x="18.265cm" svg:y="10.16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5" draw:text-style-name="P13" draw:layer="layout" svg:width="1.632cm" svg:height="1.376cm" svg:x="4.93cm" svg:y="12.17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6" draw:text-style-name="P13" draw:layer="layout" svg:width="1.631cm" svg:height="1.376cm" svg:x="6.562cm" svg:y="12.17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7" draw:text-style-name="P13" draw:layer="layout" svg:width="1.632cm" svg:height="1.376cm" svg:x="8.184cm" svg:y="12.17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8" draw:text-style-name="P13" draw:layer="layout" svg:width="1.631cm" svg:height="1.376cm" svg:x="9.843cm" svg:y="12.17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9" draw:text-style-name="P16" draw:layer="layout" svg:width="1.632cm" svg:height="1.375cm" svg:x="13.855cm" svg:y="12.136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0" draw:text-style-name="P13" draw:layer="layout" svg:width="1.632cm" svg:height="1.376cm" svg:x="15.24cm" svg:y="10.16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912cm" svg:height="9.684cm" svg:x="3.153cm" svg:y="2.006cm" draw:page-number="33" presentation:class="page"/>
          <draw:frame presentation:style-name="pr2" draw:text-style-name="P3" draw:layer="layout" svg:width="14.094cm" svg:height="11.707cm" svg:x="2.562cm" svg:y="12.373cm">
            <draw:text-box>
              <text:p/>
            </draw:text-box>
          </draw:frame>
        </presentation:notes>
      </draw:page>
      <draw:page draw:name="page34" draw:style-name="dp1" draw:master-page-name="Default" presentation:use-date-time-name="dtd1">
        <draw:custom-shape draw:style-name="gr881" draw:text-style-name="P13" draw:layer="layout" svg:width="1.632cm" svg:height="1.376cm" svg:x="14.336cm" svg:y="1.66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2" draw:text-style-name="P13" draw:layer="layout" svg:width="1.632cm" svg:height="1.376cm" svg:x="9.441cm" svg:y="1.66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3" draw:text-style-name="P13" draw:layer="layout" svg:width="1.631cm" svg:height="1.376cm" svg:x="7.81cm" svg:y="1.66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4" draw:text-style-name="P13" draw:layer="layout" svg:width="1.631cm" svg:height="1.376cm" svg:x="11.073cm" svg:y="1.66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5" draw:text-style-name="P16" draw:layer="layout" svg:width="1.632cm" svg:height="1.376cm" svg:x="12.704cm" svg:y="1.66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6" draw:text-style-name="P13" draw:layer="layout" svg:width="1.631cm" svg:height="1.376cm" svg:x="15.968cm" svg:y="1.66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7" draw:text-style-name="P13" draw:layer="layout" svg:width="1.632cm" svg:height="1.376cm" svg:x="6.178cm" svg:y="1.66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8" draw:text-style-name="P13" draw:layer="layout" svg:width="1.632cm" svg:height="1.376cm" svg:x="17.599cm" svg:y="1.66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9" draw:text-style-name="P13" draw:layer="layout" svg:width="1.631cm" svg:height="1.376cm" svg:x="15.214cm" svg:y="3.81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0" draw:text-style-name="P13" draw:layer="layout" svg:width="1.631cm" svg:height="1.376cm" svg:x="8.555cm" svg:y="3.8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1" draw:text-style-name="P13" draw:layer="layout" svg:width="1.632cm" svg:height="1.376cm" svg:x="6.923cm" svg:y="3.8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2" draw:text-style-name="P13" draw:layer="layout" svg:width="1.632cm" svg:height="1.376cm" svg:x="10.186cm" svg:y="3.8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3" draw:text-style-name="P16" draw:layer="layout" svg:width="1.632cm" svg:height="1.376cm" svg:x="13.582cm" svg:y="3.81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4" draw:text-style-name="P13" draw:layer="layout" svg:width="1.632cm" svg:height="1.376cm" svg:x="16.845cm" svg:y="3.81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5" draw:text-style-name="P13" draw:layer="layout" svg:width="1.631cm" svg:height="1.376cm" svg:x="5.292cm" svg:y="3.8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6" draw:text-style-name="P13" draw:layer="layout" svg:width="1.631cm" svg:height="1.376cm" svg:x="18.477cm" svg:y="3.81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7" draw:text-style-name="P13" draw:layer="layout" svg:width="1.632cm" svg:height="1.376cm" svg:x="9.013cm" svg:y="5.92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8" draw:text-style-name="P13" draw:layer="layout" svg:width="1.632cm" svg:height="1.376cm" svg:x="6.2cm" svg:y="5.92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9" draw:text-style-name="P13" draw:layer="layout" svg:width="1.632cm" svg:height="1.376cm" svg:x="10.645cm" svg:y="5.92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0" draw:text-style-name="P13" draw:layer="layout" svg:width="1.632cm" svg:height="1.376cm" svg:x="4.568cm" svg:y="5.92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1" draw:text-style-name="P13" draw:layer="layout" svg:width="1.631cm" svg:height="1.376cm" svg:x="6.412cm" svg:y="8.043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2" draw:text-style-name="P13" draw:layer="layout" svg:width="1.632cm" svg:height="1.376cm" svg:x="4.233cm" svg:y="8.043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3" draw:text-style-name="P13" draw:layer="layout" svg:width="1.632cm" svg:height="1.376cm" svg:x="8.678cm" svg:y="8.043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4" draw:text-style-name="P13" draw:layer="layout" svg:width="1.632cm" svg:height="1.376cm" svg:x="11.068cm" svg:y="8.043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5" draw:text-style-name="P13" draw:layer="layout" svg:width="1.632cm" svg:height="1.376cm" svg:x="15.09cm" svg:y="5.92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6" draw:text-style-name="P16" draw:layer="layout" svg:width="1.632cm" svg:height="1.376cm" svg:x="13.458cm" svg:y="5.92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7" draw:text-style-name="P13" draw:layer="layout" svg:width="1.632cm" svg:height="1.376cm" svg:x="17.903cm" svg:y="5.92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8" draw:text-style-name="P13" draw:layer="layout" svg:width="1.632cm" svg:height="1.376cm" svg:x="19.535cm" svg:y="5.92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9" draw:text-style-name="P13" draw:layer="layout" svg:width="1.632cm" svg:height="1.376cm" svg:x="15.513cm" svg:y="8.043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0" draw:text-style-name="P16" draw:layer="layout" svg:width="1.631cm" svg:height="1.376cm" svg:x="13.397cm" svg:y="8.043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1" draw:text-style-name="P13" draw:layer="layout" svg:width="1.631cm" svg:height="1.376cm" svg:x="17.992cm" svg:y="8.043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2" draw:text-style-name="P13" draw:layer="layout" svg:width="1.632cm" svg:height="1.376cm" svg:x="20.32cm" svg:y="8.043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3" draw:text-style-name="P18" draw:layer="layout" svg:width="7.408cm" svg:height="1.277cm" svg:x="14.12cm" svg:y="13.97cm">
          <text:list text:style-name="L6">
            <text:list-header>
              <text:p text:style-name="P17"><text:span text:style-name="T10">Mer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4" draw:text-style-name="P13" draw:layer="layout" svg:width="1.631cm" svg:height="1.376cm" svg:x="4.507cm" svg:y="10.16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5" draw:text-style-name="P13" draw:layer="layout" svg:width="1.632cm" svg:height="1.376cm" svg:x="6.138cm" svg:y="10.16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6" draw:text-style-name="P13" draw:layer="layout" svg:width="1.632cm" svg:height="1.376cm" svg:x="10.583cm" svg:y="10.16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7" draw:text-style-name="P13" draw:layer="layout" svg:width="1.631cm" svg:height="1.376cm" svg:x="8.952cm" svg:y="10.16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8" draw:text-style-name="P16" draw:layer="layout" svg:width="1.632cm" svg:height="1.376cm" svg:x="13.608cm" svg:y="10.16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9" draw:text-style-name="P13" draw:layer="layout" svg:width="1.632cm" svg:height="1.376cm" svg:x="18.265cm" svg:y="10.16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0" draw:text-style-name="P13" draw:layer="layout" svg:width="1.632cm" svg:height="1.376cm" svg:x="4.93cm" svg:y="12.17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1" draw:text-style-name="P13" draw:layer="layout" svg:width="1.631cm" svg:height="1.376cm" svg:x="6.562cm" svg:y="12.17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2" draw:text-style-name="P13" draw:layer="layout" svg:width="1.632cm" svg:height="1.376cm" svg:x="8.184cm" svg:y="12.17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3" draw:text-style-name="P13" draw:layer="layout" svg:width="1.631cm" svg:height="1.376cm" svg:x="9.843cm" svg:y="12.17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4" draw:text-style-name="P16" draw:layer="layout" svg:width="1.632cm" svg:height="1.375cm" svg:x="13.855cm" svg:y="12.136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5" draw:text-style-name="P13" draw:layer="layout" svg:width="1.632cm" svg:height="1.375cm" svg:x="15.487cm" svg:y="12.136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6" draw:text-style-name="P13" draw:layer="layout" svg:width="1.632cm" svg:height="1.376cm" svg:x="15.24cm" svg:y="10.16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7" draw:text-style-name="P13" draw:layer="layout" svg:width="1.631cm" svg:height="1.376cm" svg:x="19.897cm" svg:y="10.16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912cm" svg:height="9.684cm" svg:x="3.153cm" svg:y="2.006cm" draw:page-number="34" presentation:class="page"/>
          <draw:frame presentation:style-name="pr2" draw:text-style-name="P3" draw:layer="layout" svg:width="14.094cm" svg:height="11.707cm" svg:x="2.562cm" svg:y="12.373cm">
            <draw:text-box>
              <text:p/>
            </draw:text-box>
          </draw:frame>
        </presentation:notes>
      </draw:page>
      <draw:page draw:name="page35" draw:style-name="dp1" draw:master-page-name="Default" presentation:use-date-time-name="dtd1">
        <draw:custom-shape draw:style-name="gr928" draw:text-style-name="P13" draw:layer="layout" svg:width="1.632cm" svg:height="1.376cm" svg:x="14.336cm" svg:y="1.66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9" draw:text-style-name="P13" draw:layer="layout" svg:width="1.632cm" svg:height="1.376cm" svg:x="9.441cm" svg:y="1.66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0" draw:text-style-name="P13" draw:layer="layout" svg:width="1.631cm" svg:height="1.376cm" svg:x="7.81cm" svg:y="1.66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1" draw:text-style-name="P13" draw:layer="layout" svg:width="1.631cm" svg:height="1.376cm" svg:x="11.073cm" svg:y="1.66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2" draw:text-style-name="P16" draw:layer="layout" svg:width="1.632cm" svg:height="1.376cm" svg:x="12.704cm" svg:y="1.66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3" draw:text-style-name="P13" draw:layer="layout" svg:width="1.631cm" svg:height="1.376cm" svg:x="15.968cm" svg:y="1.66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4" draw:text-style-name="P13" draw:layer="layout" svg:width="1.632cm" svg:height="1.376cm" svg:x="6.178cm" svg:y="1.66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5" draw:text-style-name="P13" draw:layer="layout" svg:width="1.632cm" svg:height="1.376cm" svg:x="17.599cm" svg:y="1.66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6" draw:text-style-name="P13" draw:layer="layout" svg:width="1.631cm" svg:height="1.376cm" svg:x="15.214cm" svg:y="3.81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7" draw:text-style-name="P13" draw:layer="layout" svg:width="1.631cm" svg:height="1.376cm" svg:x="8.555cm" svg:y="3.8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8" draw:text-style-name="P13" draw:layer="layout" svg:width="1.632cm" svg:height="1.376cm" svg:x="6.923cm" svg:y="3.8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9" draw:text-style-name="P13" draw:layer="layout" svg:width="1.632cm" svg:height="1.376cm" svg:x="10.186cm" svg:y="3.8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40" draw:text-style-name="P16" draw:layer="layout" svg:width="1.632cm" svg:height="1.376cm" svg:x="13.582cm" svg:y="3.81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41" draw:text-style-name="P13" draw:layer="layout" svg:width="1.632cm" svg:height="1.376cm" svg:x="16.845cm" svg:y="3.81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42" draw:text-style-name="P13" draw:layer="layout" svg:width="1.631cm" svg:height="1.376cm" svg:x="5.292cm" svg:y="3.8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43" draw:text-style-name="P13" draw:layer="layout" svg:width="1.631cm" svg:height="1.376cm" svg:x="18.477cm" svg:y="3.81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44" draw:text-style-name="P13" draw:layer="layout" svg:width="1.632cm" svg:height="1.376cm" svg:x="9.013cm" svg:y="5.92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45" draw:text-style-name="P13" draw:layer="layout" svg:width="1.632cm" svg:height="1.376cm" svg:x="6.2cm" svg:y="5.92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46" draw:text-style-name="P13" draw:layer="layout" svg:width="1.632cm" svg:height="1.376cm" svg:x="10.645cm" svg:y="5.92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47" draw:text-style-name="P13" draw:layer="layout" svg:width="1.632cm" svg:height="1.376cm" svg:x="4.568cm" svg:y="5.92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48" draw:text-style-name="P13" draw:layer="layout" svg:width="1.631cm" svg:height="1.376cm" svg:x="6.412cm" svg:y="8.043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49" draw:text-style-name="P13" draw:layer="layout" svg:width="1.632cm" svg:height="1.376cm" svg:x="4.233cm" svg:y="8.043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50" draw:text-style-name="P13" draw:layer="layout" svg:width="1.632cm" svg:height="1.376cm" svg:x="8.678cm" svg:y="8.043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51" draw:text-style-name="P13" draw:layer="layout" svg:width="1.632cm" svg:height="1.376cm" svg:x="11.068cm" svg:y="8.043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52" draw:text-style-name="P13" draw:layer="layout" svg:width="1.632cm" svg:height="1.376cm" svg:x="15.09cm" svg:y="5.92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53" draw:text-style-name="P16" draw:layer="layout" svg:width="1.632cm" svg:height="1.376cm" svg:x="13.458cm" svg:y="5.92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54" draw:text-style-name="P13" draw:layer="layout" svg:width="1.632cm" svg:height="1.376cm" svg:x="17.903cm" svg:y="5.92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55" draw:text-style-name="P13" draw:layer="layout" svg:width="1.632cm" svg:height="1.376cm" svg:x="19.535cm" svg:y="5.92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56" draw:text-style-name="P13" draw:layer="layout" svg:width="1.632cm" svg:height="1.376cm" svg:x="15.513cm" svg:y="8.043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57" draw:text-style-name="P16" draw:layer="layout" svg:width="1.631cm" svg:height="1.376cm" svg:x="13.397cm" svg:y="8.043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58" draw:text-style-name="P13" draw:layer="layout" svg:width="1.631cm" svg:height="1.376cm" svg:x="17.992cm" svg:y="8.043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59" draw:text-style-name="P13" draw:layer="layout" svg:width="1.632cm" svg:height="1.376cm" svg:x="20.32cm" svg:y="8.043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60" draw:text-style-name="P18" draw:layer="layout" svg:width="7.408cm" svg:height="1.277cm" svg:x="14.12cm" svg:y="13.97cm">
          <text:list text:style-name="L6">
            <text:list-header>
              <text:p text:style-name="P17"><text:span text:style-name="T10">Mer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61" draw:text-style-name="P13" draw:layer="layout" svg:width="1.631cm" svg:height="1.376cm" svg:x="4.507cm" svg:y="10.16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62" draw:text-style-name="P13" draw:layer="layout" svg:width="1.632cm" svg:height="1.376cm" svg:x="6.138cm" svg:y="10.16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63" draw:text-style-name="P13" draw:layer="layout" svg:width="1.632cm" svg:height="1.376cm" svg:x="10.583cm" svg:y="10.16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64" draw:text-style-name="P13" draw:layer="layout" svg:width="1.631cm" svg:height="1.376cm" svg:x="8.952cm" svg:y="10.16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65" draw:text-style-name="P16" draw:layer="layout" svg:width="1.632cm" svg:height="1.376cm" svg:x="13.608cm" svg:y="10.16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66" draw:text-style-name="P13" draw:layer="layout" svg:width="1.631cm" svg:height="1.376cm" svg:x="19.897cm" svg:y="10.16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67" draw:text-style-name="P13" draw:layer="layout" svg:width="1.632cm" svg:height="1.376cm" svg:x="18.265cm" svg:y="10.16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68" draw:text-style-name="P13" draw:layer="layout" svg:width="1.632cm" svg:height="1.376cm" svg:x="4.93cm" svg:y="12.17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69" draw:text-style-name="P13" draw:layer="layout" svg:width="1.631cm" svg:height="1.376cm" svg:x="6.562cm" svg:y="12.17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0" draw:text-style-name="P13" draw:layer="layout" svg:width="1.632cm" svg:height="1.376cm" svg:x="8.184cm" svg:y="12.17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1" draw:text-style-name="P13" draw:layer="layout" svg:width="1.631cm" svg:height="1.376cm" svg:x="9.843cm" svg:y="12.17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2" draw:text-style-name="P16" draw:layer="layout" svg:width="1.632cm" svg:height="1.375cm" svg:x="13.855cm" svg:y="12.136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3" draw:text-style-name="P13" draw:layer="layout" svg:width="1.632cm" svg:height="1.375cm" svg:x="15.487cm" svg:y="12.136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4" draw:text-style-name="P13" draw:layer="layout" svg:width="1.631cm" svg:height="1.375cm" svg:x="17.119cm" svg:y="12.136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5" draw:text-style-name="P13" draw:layer="layout" svg:width="1.632cm" svg:height="1.376cm" svg:x="15.24cm" svg:y="10.16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912cm" svg:height="9.684cm" svg:x="3.153cm" svg:y="2.006cm" draw:page-number="35" presentation:class="page"/>
          <draw:frame presentation:style-name="pr2" draw:text-style-name="P3" draw:layer="layout" svg:width="14.094cm" svg:height="11.707cm" svg:x="2.562cm" svg:y="12.373cm">
            <draw:text-box>
              <text:p/>
            </draw:text-box>
          </draw:frame>
        </presentation:notes>
      </draw:page>
      <draw:page draw:name="page36" draw:style-name="dp1" draw:master-page-name="Default" presentation:use-date-time-name="dtd1">
        <draw:custom-shape draw:style-name="gr976" draw:text-style-name="P13" draw:layer="layout" svg:width="1.632cm" svg:height="1.376cm" svg:x="14.336cm" svg:y="1.66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7" draw:text-style-name="P13" draw:layer="layout" svg:width="1.632cm" svg:height="1.376cm" svg:x="9.441cm" svg:y="1.66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8" draw:text-style-name="P13" draw:layer="layout" svg:width="1.631cm" svg:height="1.376cm" svg:x="7.81cm" svg:y="1.66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9" draw:text-style-name="P13" draw:layer="layout" svg:width="1.631cm" svg:height="1.376cm" svg:x="11.073cm" svg:y="1.66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0" draw:text-style-name="P16" draw:layer="layout" svg:width="1.632cm" svg:height="1.376cm" svg:x="12.704cm" svg:y="1.66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1" draw:text-style-name="P13" draw:layer="layout" svg:width="1.631cm" svg:height="1.376cm" svg:x="15.968cm" svg:y="1.66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2" draw:text-style-name="P13" draw:layer="layout" svg:width="1.632cm" svg:height="1.376cm" svg:x="6.178cm" svg:y="1.66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3" draw:text-style-name="P13" draw:layer="layout" svg:width="1.632cm" svg:height="1.376cm" svg:x="17.599cm" svg:y="1.66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4" draw:text-style-name="P13" draw:layer="layout" svg:width="1.631cm" svg:height="1.376cm" svg:x="15.214cm" svg:y="3.81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5" draw:text-style-name="P13" draw:layer="layout" svg:width="1.631cm" svg:height="1.376cm" svg:x="8.555cm" svg:y="3.8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6" draw:text-style-name="P13" draw:layer="layout" svg:width="1.632cm" svg:height="1.376cm" svg:x="6.923cm" svg:y="3.8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7" draw:text-style-name="P13" draw:layer="layout" svg:width="1.632cm" svg:height="1.376cm" svg:x="10.186cm" svg:y="3.8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8" draw:text-style-name="P16" draw:layer="layout" svg:width="1.632cm" svg:height="1.376cm" svg:x="13.582cm" svg:y="3.81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9" draw:text-style-name="P13" draw:layer="layout" svg:width="1.632cm" svg:height="1.376cm" svg:x="16.845cm" svg:y="3.81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0" draw:text-style-name="P13" draw:layer="layout" svg:width="1.631cm" svg:height="1.376cm" svg:x="5.292cm" svg:y="3.8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1" draw:text-style-name="P13" draw:layer="layout" svg:width="1.631cm" svg:height="1.376cm" svg:x="18.477cm" svg:y="3.81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2" draw:text-style-name="P13" draw:layer="layout" svg:width="1.632cm" svg:height="1.376cm" svg:x="9.013cm" svg:y="5.92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3" draw:text-style-name="P13" draw:layer="layout" svg:width="1.632cm" svg:height="1.376cm" svg:x="6.2cm" svg:y="5.92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4" draw:text-style-name="P13" draw:layer="layout" svg:width="1.632cm" svg:height="1.376cm" svg:x="10.645cm" svg:y="5.92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5" draw:text-style-name="P13" draw:layer="layout" svg:width="1.632cm" svg:height="1.376cm" svg:x="4.568cm" svg:y="5.92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6" draw:text-style-name="P13" draw:layer="layout" svg:width="1.631cm" svg:height="1.376cm" svg:x="6.412cm" svg:y="8.043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7" draw:text-style-name="P13" draw:layer="layout" svg:width="1.632cm" svg:height="1.376cm" svg:x="4.233cm" svg:y="8.043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8" draw:text-style-name="P13" draw:layer="layout" svg:width="1.632cm" svg:height="1.376cm" svg:x="8.678cm" svg:y="8.043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9" draw:text-style-name="P13" draw:layer="layout" svg:width="1.632cm" svg:height="1.376cm" svg:x="11.068cm" svg:y="8.043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0" draw:text-style-name="P13" draw:layer="layout" svg:width="1.632cm" svg:height="1.376cm" svg:x="15.09cm" svg:y="5.92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1" draw:text-style-name="P16" draw:layer="layout" svg:width="1.632cm" svg:height="1.376cm" svg:x="13.458cm" svg:y="5.92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2" draw:text-style-name="P13" draw:layer="layout" svg:width="1.632cm" svg:height="1.376cm" svg:x="17.903cm" svg:y="5.92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3" draw:text-style-name="P13" draw:layer="layout" svg:width="1.632cm" svg:height="1.376cm" svg:x="19.535cm" svg:y="5.92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4" draw:text-style-name="P13" draw:layer="layout" svg:width="1.632cm" svg:height="1.376cm" svg:x="15.513cm" svg:y="8.043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5" draw:text-style-name="P16" draw:layer="layout" svg:width="1.631cm" svg:height="1.376cm" svg:x="13.397cm" svg:y="8.043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6" draw:text-style-name="P13" draw:layer="layout" svg:width="1.631cm" svg:height="1.376cm" svg:x="17.992cm" svg:y="8.043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7" draw:text-style-name="P13" draw:layer="layout" svg:width="1.632cm" svg:height="1.376cm" svg:x="20.32cm" svg:y="8.043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8" draw:text-style-name="P18" draw:layer="layout" svg:width="7.408cm" svg:height="1.277cm" svg:x="14.12cm" svg:y="13.97cm">
          <text:list text:style-name="L6">
            <text:list-header>
              <text:p text:style-name="P17"><text:span text:style-name="T10">Mer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9" draw:text-style-name="P13" draw:layer="layout" svg:width="1.631cm" svg:height="1.376cm" svg:x="4.507cm" svg:y="10.16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0" draw:text-style-name="P13" draw:layer="layout" svg:width="1.632cm" svg:height="1.376cm" svg:x="6.138cm" svg:y="10.16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1" draw:text-style-name="P13" draw:layer="layout" svg:width="1.632cm" svg:height="1.376cm" svg:x="10.583cm" svg:y="10.16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2" draw:text-style-name="P13" draw:layer="layout" svg:width="1.631cm" svg:height="1.376cm" svg:x="8.952cm" svg:y="10.16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3" draw:text-style-name="P13" draw:layer="layout" svg:width="1.632cm" svg:height="1.376cm" svg:x="15.24cm" svg:y="10.16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4" draw:text-style-name="P16" draw:layer="layout" svg:width="1.632cm" svg:height="1.376cm" svg:x="13.608cm" svg:y="10.16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5" draw:text-style-name="P13" draw:layer="layout" svg:width="1.631cm" svg:height="1.376cm" svg:x="19.897cm" svg:y="10.16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6" draw:text-style-name="P13" draw:layer="layout" svg:width="1.632cm" svg:height="1.376cm" svg:x="18.265cm" svg:y="10.16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7" draw:text-style-name="P13" draw:layer="layout" svg:width="1.632cm" svg:height="1.376cm" svg:x="4.93cm" svg:y="12.17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8" draw:text-style-name="P13" draw:layer="layout" svg:width="1.631cm" svg:height="1.376cm" svg:x="6.562cm" svg:y="12.17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9" draw:text-style-name="P13" draw:layer="layout" svg:width="1.632cm" svg:height="1.376cm" svg:x="8.184cm" svg:y="12.17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0" draw:text-style-name="P13" draw:layer="layout" svg:width="1.631cm" svg:height="1.376cm" svg:x="9.843cm" svg:y="12.17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1" draw:text-style-name="P16" draw:layer="layout" svg:width="1.632cm" svg:height="1.375cm" svg:x="13.855cm" svg:y="12.136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2" draw:text-style-name="P13" draw:layer="layout" svg:width="1.632cm" svg:height="1.375cm" svg:x="15.487cm" svg:y="12.136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3" draw:text-style-name="P13" draw:layer="layout" svg:width="1.631cm" svg:height="1.375cm" svg:x="17.119cm" svg:y="12.136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4" draw:text-style-name="P13" draw:layer="layout" svg:width="1.632cm" svg:height="1.375cm" svg:x="18.75cm" svg:y="12.136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912cm" svg:height="9.684cm" svg:x="3.153cm" svg:y="2.006cm" draw:page-number="36" presentation:class="page"/>
          <draw:frame presentation:style-name="pr2" draw:text-style-name="P3" draw:layer="layout" svg:width="14.094cm" svg:height="11.707cm" svg:x="2.562cm" svg:y="12.373cm">
            <draw:text-box>
              <text:p/>
            </draw:text-box>
          </draw:frame>
        </presentation:notes>
      </draw:page>
      <draw:page draw:name="page37" draw:style-name="dp1" draw:master-page-name="Default" presentation:use-date-time-name="dtd1">
        <draw:custom-shape draw:style-name="gr1025" draw:text-style-name="P13" draw:layer="layout" svg:width="1.632cm" svg:height="1.376cm" svg:x="14.336cm" svg:y="1.66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6" draw:text-style-name="P13" draw:layer="layout" svg:width="1.632cm" svg:height="1.376cm" svg:x="9.441cm" svg:y="1.66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7" draw:text-style-name="P13" draw:layer="layout" svg:width="1.631cm" svg:height="1.376cm" svg:x="7.81cm" svg:y="1.66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8" draw:text-style-name="P13" draw:layer="layout" svg:width="1.631cm" svg:height="1.376cm" svg:x="11.073cm" svg:y="1.66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9" draw:text-style-name="P16" draw:layer="layout" svg:width="1.632cm" svg:height="1.376cm" svg:x="12.704cm" svg:y="1.66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0" draw:text-style-name="P13" draw:layer="layout" svg:width="1.631cm" svg:height="1.376cm" svg:x="15.968cm" svg:y="1.66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1" draw:text-style-name="P13" draw:layer="layout" svg:width="1.632cm" svg:height="1.376cm" svg:x="6.178cm" svg:y="1.66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2" draw:text-style-name="P13" draw:layer="layout" svg:width="1.632cm" svg:height="1.376cm" svg:x="17.599cm" svg:y="1.66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3" draw:text-style-name="P13" draw:layer="layout" svg:width="1.631cm" svg:height="1.376cm" svg:x="15.214cm" svg:y="3.81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4" draw:text-style-name="P13" draw:layer="layout" svg:width="1.631cm" svg:height="1.376cm" svg:x="8.555cm" svg:y="3.8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5" draw:text-style-name="P13" draw:layer="layout" svg:width="1.632cm" svg:height="1.376cm" svg:x="6.923cm" svg:y="3.8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6" draw:text-style-name="P13" draw:layer="layout" svg:width="1.632cm" svg:height="1.376cm" svg:x="10.186cm" svg:y="3.8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7" draw:text-style-name="P16" draw:layer="layout" svg:width="1.632cm" svg:height="1.376cm" svg:x="13.582cm" svg:y="3.81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8" draw:text-style-name="P13" draw:layer="layout" svg:width="1.632cm" svg:height="1.376cm" svg:x="16.845cm" svg:y="3.81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9" draw:text-style-name="P13" draw:layer="layout" svg:width="1.631cm" svg:height="1.376cm" svg:x="5.292cm" svg:y="3.8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0" draw:text-style-name="P13" draw:layer="layout" svg:width="1.631cm" svg:height="1.376cm" svg:x="18.477cm" svg:y="3.81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1" draw:text-style-name="P13" draw:layer="layout" svg:width="1.632cm" svg:height="1.376cm" svg:x="9.013cm" svg:y="5.92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2" draw:text-style-name="P13" draw:layer="layout" svg:width="1.632cm" svg:height="1.376cm" svg:x="6.2cm" svg:y="5.92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3" draw:text-style-name="P13" draw:layer="layout" svg:width="1.632cm" svg:height="1.376cm" svg:x="10.645cm" svg:y="5.92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4" draw:text-style-name="P13" draw:layer="layout" svg:width="1.632cm" svg:height="1.376cm" svg:x="4.568cm" svg:y="5.92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5" draw:text-style-name="P13" draw:layer="layout" svg:width="1.631cm" svg:height="1.376cm" svg:x="6.412cm" svg:y="8.043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6" draw:text-style-name="P13" draw:layer="layout" svg:width="1.632cm" svg:height="1.376cm" svg:x="4.233cm" svg:y="8.043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7" draw:text-style-name="P13" draw:layer="layout" svg:width="1.632cm" svg:height="1.376cm" svg:x="8.678cm" svg:y="8.043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8" draw:text-style-name="P13" draw:layer="layout" svg:width="1.632cm" svg:height="1.376cm" svg:x="11.068cm" svg:y="8.043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9" draw:text-style-name="P13" draw:layer="layout" svg:width="1.632cm" svg:height="1.376cm" svg:x="15.09cm" svg:y="5.92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0" draw:text-style-name="P16" draw:layer="layout" svg:width="1.632cm" svg:height="1.376cm" svg:x="13.458cm" svg:y="5.92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1" draw:text-style-name="P13" draw:layer="layout" svg:width="1.632cm" svg:height="1.376cm" svg:x="17.903cm" svg:y="5.92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2" draw:text-style-name="P13" draw:layer="layout" svg:width="1.632cm" svg:height="1.376cm" svg:x="19.535cm" svg:y="5.92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3" draw:text-style-name="P13" draw:layer="layout" svg:width="1.632cm" svg:height="1.376cm" svg:x="15.513cm" svg:y="8.043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4" draw:text-style-name="P16" draw:layer="layout" svg:width="1.631cm" svg:height="1.376cm" svg:x="13.397cm" svg:y="8.043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5" draw:text-style-name="P13" draw:layer="layout" svg:width="1.631cm" svg:height="1.376cm" svg:x="17.992cm" svg:y="8.043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6" draw:text-style-name="P13" draw:layer="layout" svg:width="1.632cm" svg:height="1.376cm" svg:x="20.32cm" svg:y="8.043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7" draw:text-style-name="P18" draw:layer="layout" svg:width="16.36cm" svg:height="1.277cm" svg:x="4.701cm" svg:y="16.404cm">
          <text:list text:style-name="L6">
            <text:list-header>
              <text:p text:style-name="P17"><text:span text:style-name="T10">Mer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8" draw:text-style-name="P13" draw:layer="layout" svg:width="1.631cm" svg:height="1.376cm" svg:x="4.507cm" svg:y="10.16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9" draw:text-style-name="P13" draw:layer="layout" svg:width="1.632cm" svg:height="1.376cm" svg:x="6.138cm" svg:y="10.16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60" draw:text-style-name="P13" draw:layer="layout" svg:width="1.632cm" svg:height="1.376cm" svg:x="10.583cm" svg:y="10.16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61" draw:text-style-name="P13" draw:layer="layout" svg:width="1.631cm" svg:height="1.376cm" svg:x="8.952cm" svg:y="10.16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62" draw:text-style-name="P13" draw:layer="layout" svg:width="1.632cm" svg:height="1.376cm" svg:x="15.24cm" svg:y="10.16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63" draw:text-style-name="P16" draw:layer="layout" svg:width="1.632cm" svg:height="1.376cm" svg:x="13.608cm" svg:y="10.16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64" draw:text-style-name="P13" draw:layer="layout" svg:width="1.631cm" svg:height="1.376cm" svg:x="19.897cm" svg:y="10.16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65" draw:text-style-name="P13" draw:layer="layout" svg:width="1.632cm" svg:height="1.376cm" svg:x="18.265cm" svg:y="10.16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66" draw:text-style-name="P13" draw:layer="layout" svg:width="1.631cm" svg:height="1.376cm" svg:x="6.562cm" svg:y="12.17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67" draw:text-style-name="P13" draw:layer="layout" svg:width="1.632cm" svg:height="1.376cm" svg:x="8.184cm" svg:y="12.17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68" draw:text-style-name="P13" draw:layer="layout" svg:width="1.631cm" svg:height="1.376cm" svg:x="9.843cm" svg:y="12.17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69" draw:text-style-name="P13" draw:layer="layout" svg:width="1.632cm" svg:height="1.375cm" svg:x="15.487cm" svg:y="12.136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0" draw:text-style-name="P13" draw:layer="layout" svg:width="1.631cm" svg:height="1.375cm" svg:x="17.119cm" svg:y="12.136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1" draw:text-style-name="P13" draw:layer="layout" svg:width="1.632cm" svg:height="1.375cm" svg:x="18.75cm" svg:y="12.136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2" draw:text-style-name="P13" draw:layer="layout" svg:width="1.632cm" svg:height="1.376cm" svg:x="4.93cm" svg:y="12.17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3" draw:text-style-name="P16" draw:layer="layout" svg:width="1.632cm" svg:height="1.375cm" svg:x="13.855cm" svg:y="12.136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912cm" svg:height="9.684cm" svg:x="3.153cm" svg:y="2.006cm" draw:page-number="37" presentation:class="page"/>
          <draw:frame presentation:style-name="pr2" draw:text-style-name="P3" draw:layer="layout" svg:width="14.094cm" svg:height="11.707cm" svg:x="2.562cm" svg:y="12.373cm">
            <draw:text-box>
              <text:p/>
            </draw:text-box>
          </draw:frame>
        </presentation:notes>
      </draw:page>
      <draw:page draw:name="page38" draw:style-name="dp1" draw:master-page-name="Default" presentation:use-date-time-name="dtd1">
        <draw:custom-shape draw:style-name="gr1074" draw:text-style-name="P13" draw:layer="layout" svg:width="1.632cm" svg:height="1.376cm" svg:x="14.336cm" svg:y="1.66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5" draw:text-style-name="P13" draw:layer="layout" svg:width="1.632cm" svg:height="1.376cm" svg:x="9.441cm" svg:y="1.66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6" draw:text-style-name="P13" draw:layer="layout" svg:width="1.631cm" svg:height="1.376cm" svg:x="7.81cm" svg:y="1.66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7" draw:text-style-name="P13" draw:layer="layout" svg:width="1.631cm" svg:height="1.376cm" svg:x="11.073cm" svg:y="1.66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8" draw:text-style-name="P16" draw:layer="layout" svg:width="1.632cm" svg:height="1.376cm" svg:x="12.704cm" svg:y="1.66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9" draw:text-style-name="P13" draw:layer="layout" svg:width="1.631cm" svg:height="1.376cm" svg:x="15.968cm" svg:y="1.66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0" draw:text-style-name="P13" draw:layer="layout" svg:width="1.632cm" svg:height="1.376cm" svg:x="6.178cm" svg:y="1.66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1" draw:text-style-name="P13" draw:layer="layout" svg:width="1.632cm" svg:height="1.376cm" svg:x="17.599cm" svg:y="1.66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2" draw:text-style-name="P13" draw:layer="layout" svg:width="1.631cm" svg:height="1.376cm" svg:x="15.214cm" svg:y="3.81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3" draw:text-style-name="P13" draw:layer="layout" svg:width="1.631cm" svg:height="1.376cm" svg:x="8.555cm" svg:y="3.8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4" draw:text-style-name="P13" draw:layer="layout" svg:width="1.632cm" svg:height="1.376cm" svg:x="6.923cm" svg:y="3.8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5" draw:text-style-name="P13" draw:layer="layout" svg:width="1.632cm" svg:height="1.376cm" svg:x="10.186cm" svg:y="3.8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6" draw:text-style-name="P16" draw:layer="layout" svg:width="1.632cm" svg:height="1.376cm" svg:x="13.582cm" svg:y="3.81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7" draw:text-style-name="P13" draw:layer="layout" svg:width="1.632cm" svg:height="1.376cm" svg:x="16.845cm" svg:y="3.81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8" draw:text-style-name="P13" draw:layer="layout" svg:width="1.631cm" svg:height="1.376cm" svg:x="5.292cm" svg:y="3.8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9" draw:text-style-name="P13" draw:layer="layout" svg:width="1.631cm" svg:height="1.376cm" svg:x="18.477cm" svg:y="3.81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0" draw:text-style-name="P13" draw:layer="layout" svg:width="1.632cm" svg:height="1.376cm" svg:x="9.013cm" svg:y="5.92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1" draw:text-style-name="P13" draw:layer="layout" svg:width="1.632cm" svg:height="1.376cm" svg:x="6.2cm" svg:y="5.92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2" draw:text-style-name="P13" draw:layer="layout" svg:width="1.632cm" svg:height="1.376cm" svg:x="10.645cm" svg:y="5.92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3" draw:text-style-name="P13" draw:layer="layout" svg:width="1.632cm" svg:height="1.376cm" svg:x="4.568cm" svg:y="5.92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4" draw:text-style-name="P13" draw:layer="layout" svg:width="1.631cm" svg:height="1.376cm" svg:x="6.412cm" svg:y="8.043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5" draw:text-style-name="P13" draw:layer="layout" svg:width="1.632cm" svg:height="1.376cm" svg:x="4.233cm" svg:y="8.043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6" draw:text-style-name="P13" draw:layer="layout" svg:width="1.632cm" svg:height="1.376cm" svg:x="8.678cm" svg:y="8.043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7" draw:text-style-name="P13" draw:layer="layout" svg:width="1.632cm" svg:height="1.376cm" svg:x="11.068cm" svg:y="8.043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8" draw:text-style-name="P13" draw:layer="layout" svg:width="1.632cm" svg:height="1.376cm" svg:x="15.09cm" svg:y="5.92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9" draw:text-style-name="P16" draw:layer="layout" svg:width="1.632cm" svg:height="1.376cm" svg:x="13.458cm" svg:y="5.92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00" draw:text-style-name="P13" draw:layer="layout" svg:width="1.632cm" svg:height="1.376cm" svg:x="17.903cm" svg:y="5.92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01" draw:text-style-name="P13" draw:layer="layout" svg:width="1.632cm" svg:height="1.376cm" svg:x="19.535cm" svg:y="5.92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02" draw:text-style-name="P13" draw:layer="layout" svg:width="1.632cm" svg:height="1.376cm" svg:x="15.513cm" svg:y="8.043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03" draw:text-style-name="P16" draw:layer="layout" svg:width="1.631cm" svg:height="1.376cm" svg:x="13.397cm" svg:y="8.043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04" draw:text-style-name="P13" draw:layer="layout" svg:width="1.631cm" svg:height="1.376cm" svg:x="17.992cm" svg:y="8.043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05" draw:text-style-name="P13" draw:layer="layout" svg:width="1.632cm" svg:height="1.376cm" svg:x="20.32cm" svg:y="8.043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06" draw:text-style-name="P18" draw:layer="layout" svg:width="16.36cm" svg:height="1.277cm" svg:x="4.701cm" svg:y="16.404cm">
          <text:list text:style-name="L6">
            <text:list-header>
              <text:p text:style-name="P17"><text:span text:style-name="T10">Mer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07" draw:text-style-name="P13" draw:layer="layout" svg:width="1.631cm" svg:height="1.376cm" svg:x="4.507cm" svg:y="10.16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08" draw:text-style-name="P13" draw:layer="layout" svg:width="1.632cm" svg:height="1.376cm" svg:x="6.138cm" svg:y="10.16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09" draw:text-style-name="P13" draw:layer="layout" svg:width="1.632cm" svg:height="1.376cm" svg:x="10.583cm" svg:y="10.16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0" draw:text-style-name="P13" draw:layer="layout" svg:width="1.631cm" svg:height="1.376cm" svg:x="8.952cm" svg:y="10.16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1" draw:text-style-name="P13" draw:layer="layout" svg:width="1.632cm" svg:height="1.376cm" svg:x="15.24cm" svg:y="10.16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2" draw:text-style-name="P16" draw:layer="layout" svg:width="1.632cm" svg:height="1.376cm" svg:x="13.608cm" svg:y="10.16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3" draw:text-style-name="P13" draw:layer="layout" svg:width="1.631cm" svg:height="1.376cm" svg:x="19.897cm" svg:y="10.16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4" draw:text-style-name="P13" draw:layer="layout" svg:width="1.632cm" svg:height="1.376cm" svg:x="18.265cm" svg:y="10.16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5" draw:text-style-name="P13" draw:layer="layout" svg:width="1.631cm" svg:height="1.376cm" svg:x="6.562cm" svg:y="12.17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6" draw:text-style-name="P13" draw:layer="layout" svg:width="1.632cm" svg:height="1.376cm" svg:x="8.184cm" svg:y="12.17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7" draw:text-style-name="P13" draw:layer="layout" svg:width="1.631cm" svg:height="1.376cm" svg:x="9.843cm" svg:y="12.17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8" draw:text-style-name="P16" draw:layer="layout" svg:width="1.632cm" svg:height="1.375cm" svg:x="13.855cm" svg:y="12.136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9" draw:text-style-name="P13" draw:layer="layout" svg:width="1.631cm" svg:height="1.375cm" svg:x="17.119cm" svg:y="12.136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20" draw:text-style-name="P13" draw:layer="layout" svg:width="1.632cm" svg:height="1.375cm" svg:x="18.75cm" svg:y="12.136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21" draw:text-style-name="P16" draw:layer="layout" svg:width="1.632cm" svg:height="1.376cm" svg:x="6.2cm" svg:y="14.21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22" draw:text-style-name="P13" draw:layer="layout" svg:width="1.632cm" svg:height="1.376cm" svg:x="4.93cm" svg:y="12.17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23" draw:text-style-name="P13" draw:layer="layout" svg:width="1.632cm" svg:height="1.375cm" svg:x="15.487cm" svg:y="12.136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912cm" svg:height="9.684cm" svg:x="3.153cm" svg:y="2.006cm" draw:page-number="38" presentation:class="page"/>
          <draw:frame presentation:style-name="pr2" draw:text-style-name="P3" draw:layer="layout" svg:width="14.094cm" svg:height="11.707cm" svg:x="2.562cm" svg:y="12.373cm">
            <draw:text-box>
              <text:p/>
            </draw:text-box>
          </draw:frame>
        </presentation:notes>
      </draw:page>
      <draw:page draw:name="page39" draw:style-name="dp1" draw:master-page-name="Default" presentation:use-date-time-name="dtd1">
        <draw:custom-shape draw:style-name="gr1124" draw:text-style-name="P13" draw:layer="layout" svg:width="1.632cm" svg:height="1.376cm" svg:x="14.336cm" svg:y="1.66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25" draw:text-style-name="P13" draw:layer="layout" svg:width="1.632cm" svg:height="1.376cm" svg:x="9.441cm" svg:y="1.66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26" draw:text-style-name="P13" draw:layer="layout" svg:width="1.631cm" svg:height="1.376cm" svg:x="7.81cm" svg:y="1.66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27" draw:text-style-name="P13" draw:layer="layout" svg:width="1.631cm" svg:height="1.376cm" svg:x="11.073cm" svg:y="1.66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28" draw:text-style-name="P16" draw:layer="layout" svg:width="1.632cm" svg:height="1.376cm" svg:x="12.704cm" svg:y="1.66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29" draw:text-style-name="P13" draw:layer="layout" svg:width="1.631cm" svg:height="1.376cm" svg:x="15.968cm" svg:y="1.66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30" draw:text-style-name="P13" draw:layer="layout" svg:width="1.632cm" svg:height="1.376cm" svg:x="6.178cm" svg:y="1.66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31" draw:text-style-name="P13" draw:layer="layout" svg:width="1.632cm" svg:height="1.376cm" svg:x="17.599cm" svg:y="1.66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32" draw:text-style-name="P13" draw:layer="layout" svg:width="1.631cm" svg:height="1.376cm" svg:x="15.214cm" svg:y="3.81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33" draw:text-style-name="P13" draw:layer="layout" svg:width="1.631cm" svg:height="1.376cm" svg:x="8.555cm" svg:y="3.8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34" draw:text-style-name="P13" draw:layer="layout" svg:width="1.632cm" svg:height="1.376cm" svg:x="6.923cm" svg:y="3.8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35" draw:text-style-name="P13" draw:layer="layout" svg:width="1.632cm" svg:height="1.376cm" svg:x="10.186cm" svg:y="3.8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36" draw:text-style-name="P16" draw:layer="layout" svg:width="1.632cm" svg:height="1.376cm" svg:x="13.582cm" svg:y="3.81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37" draw:text-style-name="P13" draw:layer="layout" svg:width="1.632cm" svg:height="1.376cm" svg:x="16.845cm" svg:y="3.81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38" draw:text-style-name="P13" draw:layer="layout" svg:width="1.631cm" svg:height="1.376cm" svg:x="5.292cm" svg:y="3.8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39" draw:text-style-name="P13" draw:layer="layout" svg:width="1.631cm" svg:height="1.376cm" svg:x="18.477cm" svg:y="3.81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0" draw:text-style-name="P13" draw:layer="layout" svg:width="1.632cm" svg:height="1.376cm" svg:x="9.013cm" svg:y="5.92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1" draw:text-style-name="P13" draw:layer="layout" svg:width="1.632cm" svg:height="1.376cm" svg:x="6.2cm" svg:y="5.92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2" draw:text-style-name="P13" draw:layer="layout" svg:width="1.632cm" svg:height="1.376cm" svg:x="10.645cm" svg:y="5.92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3" draw:text-style-name="P13" draw:layer="layout" svg:width="1.632cm" svg:height="1.376cm" svg:x="4.568cm" svg:y="5.92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4" draw:text-style-name="P13" draw:layer="layout" svg:width="1.631cm" svg:height="1.376cm" svg:x="6.412cm" svg:y="8.043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5" draw:text-style-name="P13" draw:layer="layout" svg:width="1.632cm" svg:height="1.376cm" svg:x="4.233cm" svg:y="8.043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6" draw:text-style-name="P13" draw:layer="layout" svg:width="1.632cm" svg:height="1.376cm" svg:x="8.678cm" svg:y="8.043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7" draw:text-style-name="P13" draw:layer="layout" svg:width="1.632cm" svg:height="1.376cm" svg:x="11.068cm" svg:y="8.043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8" draw:text-style-name="P13" draw:layer="layout" svg:width="1.632cm" svg:height="1.376cm" svg:x="15.09cm" svg:y="5.92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9" draw:text-style-name="P16" draw:layer="layout" svg:width="1.632cm" svg:height="1.376cm" svg:x="13.458cm" svg:y="5.92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0" draw:text-style-name="P13" draw:layer="layout" svg:width="1.632cm" svg:height="1.376cm" svg:x="17.903cm" svg:y="5.92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1" draw:text-style-name="P13" draw:layer="layout" svg:width="1.632cm" svg:height="1.376cm" svg:x="19.535cm" svg:y="5.92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2" draw:text-style-name="P13" draw:layer="layout" svg:width="1.632cm" svg:height="1.376cm" svg:x="15.513cm" svg:y="8.043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3" draw:text-style-name="P16" draw:layer="layout" svg:width="1.631cm" svg:height="1.376cm" svg:x="13.397cm" svg:y="8.043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4" draw:text-style-name="P13" draw:layer="layout" svg:width="1.631cm" svg:height="1.376cm" svg:x="17.992cm" svg:y="8.043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5" draw:text-style-name="P13" draw:layer="layout" svg:width="1.632cm" svg:height="1.376cm" svg:x="20.32cm" svg:y="8.043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6" draw:text-style-name="P18" draw:layer="layout" svg:width="16.36cm" svg:height="1.277cm" svg:x="4.701cm" svg:y="16.404cm">
          <text:list text:style-name="L6">
            <text:list-header>
              <text:p text:style-name="P17"><text:span text:style-name="T10">Mer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7" draw:text-style-name="P13" draw:layer="layout" svg:width="1.631cm" svg:height="1.376cm" svg:x="4.507cm" svg:y="10.16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8" draw:text-style-name="P13" draw:layer="layout" svg:width="1.632cm" svg:height="1.376cm" svg:x="6.138cm" svg:y="10.16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9" draw:text-style-name="P13" draw:layer="layout" svg:width="1.632cm" svg:height="1.376cm" svg:x="10.583cm" svg:y="10.16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0" draw:text-style-name="P13" draw:layer="layout" svg:width="1.631cm" svg:height="1.376cm" svg:x="8.952cm" svg:y="10.16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1" draw:text-style-name="P13" draw:layer="layout" svg:width="1.632cm" svg:height="1.376cm" svg:x="15.24cm" svg:y="10.16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2" draw:text-style-name="P16" draw:layer="layout" svg:width="1.632cm" svg:height="1.376cm" svg:x="13.608cm" svg:y="10.16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3" draw:text-style-name="P13" draw:layer="layout" svg:width="1.631cm" svg:height="1.376cm" svg:x="19.897cm" svg:y="10.16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4" draw:text-style-name="P13" draw:layer="layout" svg:width="1.632cm" svg:height="1.376cm" svg:x="18.265cm" svg:y="10.16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5" draw:text-style-name="P13" draw:layer="layout" svg:width="1.632cm" svg:height="1.376cm" svg:x="4.93cm" svg:y="12.17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6" draw:text-style-name="P13" draw:layer="layout" svg:width="1.632cm" svg:height="1.376cm" svg:x="8.184cm" svg:y="12.17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7" draw:text-style-name="P13" draw:layer="layout" svg:width="1.631cm" svg:height="1.376cm" svg:x="9.843cm" svg:y="12.17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8" draw:text-style-name="P16" draw:layer="layout" svg:width="1.632cm" svg:height="1.375cm" svg:x="13.855cm" svg:y="12.136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9" draw:text-style-name="P13" draw:layer="layout" svg:width="1.631cm" svg:height="1.375cm" svg:x="17.119cm" svg:y="12.136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0" draw:text-style-name="P13" draw:layer="layout" svg:width="1.632cm" svg:height="1.375cm" svg:x="18.75cm" svg:y="12.136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1" draw:text-style-name="P16" draw:layer="layout" svg:width="1.632cm" svg:height="1.376cm" svg:x="6.2cm" svg:y="14.21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2" draw:text-style-name="P13" draw:layer="layout" svg:width="1.632cm" svg:height="1.376cm" svg:x="7.84cm" svg:y="14.21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3" draw:text-style-name="P13" draw:layer="layout" svg:width="1.631cm" svg:height="1.376cm" svg:x="6.562cm" svg:y="12.17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4" draw:text-style-name="P13" draw:layer="layout" svg:width="1.632cm" svg:height="1.375cm" svg:x="15.487cm" svg:y="12.136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912cm" svg:height="9.684cm" svg:x="3.153cm" svg:y="2.006cm" draw:page-number="39" presentation:class="page"/>
          <draw:frame presentation:style-name="pr2" draw:text-style-name="P3" draw:layer="layout" svg:width="14.094cm" svg:height="11.707cm" svg:x="2.562cm" svg:y="12.373cm">
            <draw:text-box>
              <text:p/>
            </draw:text-box>
          </draw:frame>
        </presentation:notes>
      </draw:page>
      <draw:page draw:name="page40" draw:style-name="dp1" draw:master-page-name="Default" presentation:use-date-time-name="dtd1">
        <draw:custom-shape draw:style-name="gr1175" draw:text-style-name="P13" draw:layer="layout" svg:width="1.632cm" svg:height="1.376cm" svg:x="14.336cm" svg:y="1.66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6" draw:text-style-name="P13" draw:layer="layout" svg:width="1.632cm" svg:height="1.376cm" svg:x="9.441cm" svg:y="1.66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7" draw:text-style-name="P13" draw:layer="layout" svg:width="1.631cm" svg:height="1.376cm" svg:x="7.81cm" svg:y="1.66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8" draw:text-style-name="P13" draw:layer="layout" svg:width="1.631cm" svg:height="1.376cm" svg:x="11.073cm" svg:y="1.66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9" draw:text-style-name="P16" draw:layer="layout" svg:width="1.632cm" svg:height="1.376cm" svg:x="12.704cm" svg:y="1.66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80" draw:text-style-name="P13" draw:layer="layout" svg:width="1.631cm" svg:height="1.376cm" svg:x="15.968cm" svg:y="1.66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81" draw:text-style-name="P13" draw:layer="layout" svg:width="1.632cm" svg:height="1.376cm" svg:x="6.178cm" svg:y="1.66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82" draw:text-style-name="P13" draw:layer="layout" svg:width="1.632cm" svg:height="1.376cm" svg:x="17.599cm" svg:y="1.66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83" draw:text-style-name="P13" draw:layer="layout" svg:width="1.631cm" svg:height="1.376cm" svg:x="15.214cm" svg:y="3.81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84" draw:text-style-name="P13" draw:layer="layout" svg:width="1.631cm" svg:height="1.376cm" svg:x="8.555cm" svg:y="3.8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85" draw:text-style-name="P13" draw:layer="layout" svg:width="1.632cm" svg:height="1.376cm" svg:x="6.923cm" svg:y="3.8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86" draw:text-style-name="P13" draw:layer="layout" svg:width="1.632cm" svg:height="1.376cm" svg:x="10.186cm" svg:y="3.8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87" draw:text-style-name="P16" draw:layer="layout" svg:width="1.632cm" svg:height="1.376cm" svg:x="13.582cm" svg:y="3.81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88" draw:text-style-name="P13" draw:layer="layout" svg:width="1.632cm" svg:height="1.376cm" svg:x="16.845cm" svg:y="3.81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89" draw:text-style-name="P13" draw:layer="layout" svg:width="1.631cm" svg:height="1.376cm" svg:x="5.292cm" svg:y="3.8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0" draw:text-style-name="P13" draw:layer="layout" svg:width="1.631cm" svg:height="1.376cm" svg:x="18.477cm" svg:y="3.81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1" draw:text-style-name="P13" draw:layer="layout" svg:width="1.632cm" svg:height="1.376cm" svg:x="9.013cm" svg:y="5.92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2" draw:text-style-name="P13" draw:layer="layout" svg:width="1.632cm" svg:height="1.376cm" svg:x="6.2cm" svg:y="5.92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3" draw:text-style-name="P13" draw:layer="layout" svg:width="1.632cm" svg:height="1.376cm" svg:x="10.645cm" svg:y="5.92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4" draw:text-style-name="P13" draw:layer="layout" svg:width="1.632cm" svg:height="1.376cm" svg:x="4.568cm" svg:y="5.92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5" draw:text-style-name="P13" draw:layer="layout" svg:width="1.631cm" svg:height="1.376cm" svg:x="6.412cm" svg:y="8.043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6" draw:text-style-name="P13" draw:layer="layout" svg:width="1.632cm" svg:height="1.376cm" svg:x="4.233cm" svg:y="8.043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7" draw:text-style-name="P13" draw:layer="layout" svg:width="1.632cm" svg:height="1.376cm" svg:x="8.678cm" svg:y="8.043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8" draw:text-style-name="P13" draw:layer="layout" svg:width="1.632cm" svg:height="1.376cm" svg:x="11.068cm" svg:y="8.043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9" draw:text-style-name="P13" draw:layer="layout" svg:width="1.632cm" svg:height="1.376cm" svg:x="15.09cm" svg:y="5.92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0" draw:text-style-name="P16" draw:layer="layout" svg:width="1.632cm" svg:height="1.376cm" svg:x="13.458cm" svg:y="5.92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1" draw:text-style-name="P13" draw:layer="layout" svg:width="1.632cm" svg:height="1.376cm" svg:x="17.903cm" svg:y="5.92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2" draw:text-style-name="P13" draw:layer="layout" svg:width="1.632cm" svg:height="1.376cm" svg:x="19.535cm" svg:y="5.92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3" draw:text-style-name="P13" draw:layer="layout" svg:width="1.632cm" svg:height="1.376cm" svg:x="15.513cm" svg:y="8.043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4" draw:text-style-name="P16" draw:layer="layout" svg:width="1.631cm" svg:height="1.376cm" svg:x="13.397cm" svg:y="8.043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5" draw:text-style-name="P13" draw:layer="layout" svg:width="1.631cm" svg:height="1.376cm" svg:x="17.992cm" svg:y="8.043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6" draw:text-style-name="P13" draw:layer="layout" svg:width="1.632cm" svg:height="1.376cm" svg:x="20.32cm" svg:y="8.043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7" draw:text-style-name="P18" draw:layer="layout" svg:width="16.36cm" svg:height="1.277cm" svg:x="4.701cm" svg:y="16.404cm">
          <text:list text:style-name="L6">
            <text:list-header>
              <text:p text:style-name="P17"><text:span text:style-name="T10">Mer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8" draw:text-style-name="P13" draw:layer="layout" svg:width="1.631cm" svg:height="1.376cm" svg:x="4.507cm" svg:y="10.16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9" draw:text-style-name="P13" draw:layer="layout" svg:width="1.632cm" svg:height="1.376cm" svg:x="6.138cm" svg:y="10.16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10" draw:text-style-name="P13" draw:layer="layout" svg:width="1.632cm" svg:height="1.376cm" svg:x="10.583cm" svg:y="10.16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11" draw:text-style-name="P13" draw:layer="layout" svg:width="1.631cm" svg:height="1.376cm" svg:x="8.952cm" svg:y="10.16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12" draw:text-style-name="P13" draw:layer="layout" svg:width="1.632cm" svg:height="1.376cm" svg:x="15.24cm" svg:y="10.16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13" draw:text-style-name="P16" draw:layer="layout" svg:width="1.632cm" svg:height="1.376cm" svg:x="13.608cm" svg:y="10.16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14" draw:text-style-name="P13" draw:layer="layout" svg:width="1.631cm" svg:height="1.376cm" svg:x="19.897cm" svg:y="10.16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15" draw:text-style-name="P13" draw:layer="layout" svg:width="1.632cm" svg:height="1.376cm" svg:x="18.265cm" svg:y="10.16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16" draw:text-style-name="P13" draw:layer="layout" svg:width="1.632cm" svg:height="1.376cm" svg:x="4.93cm" svg:y="12.17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17" draw:text-style-name="P13" draw:layer="layout" svg:width="1.631cm" svg:height="1.376cm" svg:x="6.562cm" svg:y="12.17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18" draw:text-style-name="P13" draw:layer="layout" svg:width="1.631cm" svg:height="1.376cm" svg:x="9.843cm" svg:y="12.17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19" draw:text-style-name="P16" draw:layer="layout" svg:width="1.632cm" svg:height="1.375cm" svg:x="13.855cm" svg:y="12.136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0" draw:text-style-name="P13" draw:layer="layout" svg:width="1.631cm" svg:height="1.375cm" svg:x="17.119cm" svg:y="12.136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1" draw:text-style-name="P13" draw:layer="layout" svg:width="1.632cm" svg:height="1.375cm" svg:x="18.75cm" svg:y="12.136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2" draw:text-style-name="P16" draw:layer="layout" svg:width="1.632cm" svg:height="1.376cm" svg:x="6.2cm" svg:y="14.21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3" draw:text-style-name="P13" draw:layer="layout" svg:width="1.632cm" svg:height="1.376cm" svg:x="7.84cm" svg:y="14.21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4" draw:text-style-name="P13" draw:layer="layout" svg:width="1.632cm" svg:height="1.376cm" svg:x="9.472cm" svg:y="14.21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5" draw:text-style-name="P13" draw:layer="layout" svg:width="1.632cm" svg:height="1.376cm" svg:x="8.184cm" svg:y="12.17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6" draw:text-style-name="P13" draw:layer="layout" svg:width="1.632cm" svg:height="1.375cm" svg:x="15.487cm" svg:y="12.136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912cm" svg:height="9.684cm" svg:x="3.153cm" svg:y="2.006cm" draw:page-number="40" presentation:class="page"/>
          <draw:frame presentation:style-name="pr2" draw:text-style-name="P3" draw:layer="layout" svg:width="14.094cm" svg:height="11.707cm" svg:x="2.562cm" svg:y="12.373cm">
            <draw:text-box>
              <text:p/>
            </draw:text-box>
          </draw:frame>
        </presentation:notes>
      </draw:page>
      <draw:page draw:name="page41" draw:style-name="dp1" draw:master-page-name="Default" presentation:use-date-time-name="dtd1">
        <draw:custom-shape draw:style-name="gr1227" draw:text-style-name="P13" draw:layer="layout" svg:width="1.632cm" svg:height="1.376cm" svg:x="14.336cm" svg:y="1.66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8" draw:text-style-name="P13" draw:layer="layout" svg:width="1.632cm" svg:height="1.376cm" svg:x="9.441cm" svg:y="1.66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9" draw:text-style-name="P13" draw:layer="layout" svg:width="1.631cm" svg:height="1.376cm" svg:x="7.81cm" svg:y="1.66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0" draw:text-style-name="P13" draw:layer="layout" svg:width="1.631cm" svg:height="1.376cm" svg:x="11.073cm" svg:y="1.66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1" draw:text-style-name="P16" draw:layer="layout" svg:width="1.632cm" svg:height="1.376cm" svg:x="12.704cm" svg:y="1.66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2" draw:text-style-name="P13" draw:layer="layout" svg:width="1.631cm" svg:height="1.376cm" svg:x="15.968cm" svg:y="1.66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3" draw:text-style-name="P13" draw:layer="layout" svg:width="1.632cm" svg:height="1.376cm" svg:x="6.178cm" svg:y="1.66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4" draw:text-style-name="P13" draw:layer="layout" svg:width="1.632cm" svg:height="1.376cm" svg:x="17.599cm" svg:y="1.66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5" draw:text-style-name="P13" draw:layer="layout" svg:width="1.631cm" svg:height="1.376cm" svg:x="15.214cm" svg:y="3.81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6" draw:text-style-name="P13" draw:layer="layout" svg:width="1.631cm" svg:height="1.376cm" svg:x="8.555cm" svg:y="3.8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7" draw:text-style-name="P13" draw:layer="layout" svg:width="1.632cm" svg:height="1.376cm" svg:x="6.923cm" svg:y="3.8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8" draw:text-style-name="P13" draw:layer="layout" svg:width="1.632cm" svg:height="1.376cm" svg:x="10.186cm" svg:y="3.8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9" draw:text-style-name="P16" draw:layer="layout" svg:width="1.632cm" svg:height="1.376cm" svg:x="13.582cm" svg:y="3.81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40" draw:text-style-name="P13" draw:layer="layout" svg:width="1.632cm" svg:height="1.376cm" svg:x="16.845cm" svg:y="3.81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41" draw:text-style-name="P13" draw:layer="layout" svg:width="1.631cm" svg:height="1.376cm" svg:x="5.292cm" svg:y="3.8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42" draw:text-style-name="P13" draw:layer="layout" svg:width="1.631cm" svg:height="1.376cm" svg:x="18.477cm" svg:y="3.81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43" draw:text-style-name="P13" draw:layer="layout" svg:width="1.632cm" svg:height="1.376cm" svg:x="9.013cm" svg:y="5.92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44" draw:text-style-name="P13" draw:layer="layout" svg:width="1.632cm" svg:height="1.376cm" svg:x="6.2cm" svg:y="5.92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45" draw:text-style-name="P13" draw:layer="layout" svg:width="1.632cm" svg:height="1.376cm" svg:x="10.645cm" svg:y="5.92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46" draw:text-style-name="P13" draw:layer="layout" svg:width="1.632cm" svg:height="1.376cm" svg:x="4.568cm" svg:y="5.92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47" draw:text-style-name="P13" draw:layer="layout" svg:width="1.631cm" svg:height="1.376cm" svg:x="6.412cm" svg:y="8.043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48" draw:text-style-name="P13" draw:layer="layout" svg:width="1.632cm" svg:height="1.376cm" svg:x="4.233cm" svg:y="8.043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49" draw:text-style-name="P13" draw:layer="layout" svg:width="1.632cm" svg:height="1.376cm" svg:x="8.678cm" svg:y="8.043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0" draw:text-style-name="P13" draw:layer="layout" svg:width="1.632cm" svg:height="1.376cm" svg:x="11.068cm" svg:y="8.043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1" draw:text-style-name="P13" draw:layer="layout" svg:width="1.632cm" svg:height="1.376cm" svg:x="15.09cm" svg:y="5.92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2" draw:text-style-name="P16" draw:layer="layout" svg:width="1.632cm" svg:height="1.376cm" svg:x="13.458cm" svg:y="5.92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3" draw:text-style-name="P13" draw:layer="layout" svg:width="1.632cm" svg:height="1.376cm" svg:x="17.903cm" svg:y="5.92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4" draw:text-style-name="P13" draw:layer="layout" svg:width="1.632cm" svg:height="1.376cm" svg:x="19.535cm" svg:y="5.92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5" draw:text-style-name="P13" draw:layer="layout" svg:width="1.632cm" svg:height="1.376cm" svg:x="15.513cm" svg:y="8.043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6" draw:text-style-name="P16" draw:layer="layout" svg:width="1.631cm" svg:height="1.376cm" svg:x="13.397cm" svg:y="8.043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7" draw:text-style-name="P13" draw:layer="layout" svg:width="1.631cm" svg:height="1.376cm" svg:x="17.992cm" svg:y="8.043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8" draw:text-style-name="P13" draw:layer="layout" svg:width="1.632cm" svg:height="1.376cm" svg:x="20.32cm" svg:y="8.043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9" draw:text-style-name="P18" draw:layer="layout" svg:width="16.36cm" svg:height="1.277cm" svg:x="4.701cm" svg:y="16.404cm">
          <text:list text:style-name="L6">
            <text:list-header>
              <text:p text:style-name="P17"><text:span text:style-name="T10">Mer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60" draw:text-style-name="P13" draw:layer="layout" svg:width="1.631cm" svg:height="1.376cm" svg:x="4.507cm" svg:y="10.16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61" draw:text-style-name="P13" draw:layer="layout" svg:width="1.632cm" svg:height="1.376cm" svg:x="6.138cm" svg:y="10.16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62" draw:text-style-name="P13" draw:layer="layout" svg:width="1.632cm" svg:height="1.376cm" svg:x="10.583cm" svg:y="10.16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63" draw:text-style-name="P13" draw:layer="layout" svg:width="1.631cm" svg:height="1.376cm" svg:x="8.952cm" svg:y="10.16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64" draw:text-style-name="P13" draw:layer="layout" svg:width="1.632cm" svg:height="1.376cm" svg:x="15.24cm" svg:y="10.16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65" draw:text-style-name="P16" draw:layer="layout" svg:width="1.632cm" svg:height="1.376cm" svg:x="13.608cm" svg:y="10.16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66" draw:text-style-name="P13" draw:layer="layout" svg:width="1.631cm" svg:height="1.376cm" svg:x="19.897cm" svg:y="10.16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67" draw:text-style-name="P13" draw:layer="layout" svg:width="1.632cm" svg:height="1.376cm" svg:x="18.265cm" svg:y="10.16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68" draw:text-style-name="P13" draw:layer="layout" svg:width="1.632cm" svg:height="1.376cm" svg:x="4.93cm" svg:y="12.17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69" draw:text-style-name="P13" draw:layer="layout" svg:width="1.631cm" svg:height="1.376cm" svg:x="6.562cm" svg:y="12.17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70" draw:text-style-name="P13" draw:layer="layout" svg:width="1.631cm" svg:height="1.376cm" svg:x="9.843cm" svg:y="12.17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71" draw:text-style-name="P16" draw:layer="layout" svg:width="1.632cm" svg:height="1.375cm" svg:x="13.855cm" svg:y="12.136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72" draw:text-style-name="P13" draw:layer="layout" svg:width="1.632cm" svg:height="1.375cm" svg:x="15.487cm" svg:y="12.136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73" draw:text-style-name="P13" draw:layer="layout" svg:width="1.632cm" svg:height="1.375cm" svg:x="18.75cm" svg:y="12.136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74" draw:text-style-name="P16" draw:layer="layout" svg:width="1.632cm" svg:height="1.376cm" svg:x="6.2cm" svg:y="14.21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75" draw:text-style-name="P13" draw:layer="layout" svg:width="1.632cm" svg:height="1.376cm" svg:x="7.84cm" svg:y="14.21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76" draw:text-style-name="P13" draw:layer="layout" svg:width="1.632cm" svg:height="1.376cm" svg:x="9.472cm" svg:y="14.21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77" draw:text-style-name="P13" draw:layer="layout" svg:width="1.631cm" svg:height="1.376cm" svg:x="11.104cm" svg:y="14.21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78" draw:text-style-name="P13" draw:layer="layout" svg:width="1.632cm" svg:height="1.376cm" svg:x="8.184cm" svg:y="12.17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79" draw:text-style-name="P13" draw:layer="layout" svg:width="1.631cm" svg:height="1.375cm" svg:x="17.119cm" svg:y="12.136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912cm" svg:height="9.684cm" svg:x="3.153cm" svg:y="2.006cm" draw:page-number="41" presentation:class="page"/>
          <draw:frame presentation:style-name="pr2" draw:text-style-name="P3" draw:layer="layout" svg:width="14.094cm" svg:height="11.707cm" svg:x="2.562cm" svg:y="12.373cm">
            <draw:text-box>
              <text:p/>
            </draw:text-box>
          </draw:frame>
        </presentation:notes>
      </draw:page>
      <draw:page draw:name="page42" draw:style-name="dp1" draw:master-page-name="Default" presentation:use-date-time-name="dtd1">
        <draw:custom-shape draw:style-name="gr1280" draw:text-style-name="P13" draw:layer="layout" svg:width="1.632cm" svg:height="1.376cm" svg:x="14.336cm" svg:y="1.66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1" draw:text-style-name="P13" draw:layer="layout" svg:width="1.632cm" svg:height="1.376cm" svg:x="9.441cm" svg:y="1.66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2" draw:text-style-name="P13" draw:layer="layout" svg:width="1.631cm" svg:height="1.376cm" svg:x="7.81cm" svg:y="1.66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3" draw:text-style-name="P13" draw:layer="layout" svg:width="1.631cm" svg:height="1.376cm" svg:x="11.073cm" svg:y="1.66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4" draw:text-style-name="P16" draw:layer="layout" svg:width="1.632cm" svg:height="1.376cm" svg:x="12.704cm" svg:y="1.66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5" draw:text-style-name="P13" draw:layer="layout" svg:width="1.631cm" svg:height="1.376cm" svg:x="15.968cm" svg:y="1.66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6" draw:text-style-name="P13" draw:layer="layout" svg:width="1.632cm" svg:height="1.376cm" svg:x="6.178cm" svg:y="1.66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7" draw:text-style-name="P13" draw:layer="layout" svg:width="1.632cm" svg:height="1.376cm" svg:x="17.599cm" svg:y="1.66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8" draw:text-style-name="P13" draw:layer="layout" svg:width="1.631cm" svg:height="1.376cm" svg:x="15.214cm" svg:y="3.81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9" draw:text-style-name="P13" draw:layer="layout" svg:width="1.631cm" svg:height="1.376cm" svg:x="8.555cm" svg:y="3.8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90" draw:text-style-name="P13" draw:layer="layout" svg:width="1.632cm" svg:height="1.376cm" svg:x="6.923cm" svg:y="3.8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91" draw:text-style-name="P13" draw:layer="layout" svg:width="1.632cm" svg:height="1.376cm" svg:x="10.186cm" svg:y="3.8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92" draw:text-style-name="P16" draw:layer="layout" svg:width="1.632cm" svg:height="1.376cm" svg:x="13.582cm" svg:y="3.81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93" draw:text-style-name="P13" draw:layer="layout" svg:width="1.632cm" svg:height="1.376cm" svg:x="16.845cm" svg:y="3.81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94" draw:text-style-name="P13" draw:layer="layout" svg:width="1.631cm" svg:height="1.376cm" svg:x="5.292cm" svg:y="3.8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95" draw:text-style-name="P13" draw:layer="layout" svg:width="1.631cm" svg:height="1.376cm" svg:x="18.477cm" svg:y="3.81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96" draw:text-style-name="P13" draw:layer="layout" svg:width="1.632cm" svg:height="1.376cm" svg:x="9.013cm" svg:y="5.92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97" draw:text-style-name="P13" draw:layer="layout" svg:width="1.632cm" svg:height="1.376cm" svg:x="6.2cm" svg:y="5.92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98" draw:text-style-name="P13" draw:layer="layout" svg:width="1.632cm" svg:height="1.376cm" svg:x="10.645cm" svg:y="5.92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99" draw:text-style-name="P13" draw:layer="layout" svg:width="1.632cm" svg:height="1.376cm" svg:x="4.568cm" svg:y="5.92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0" draw:text-style-name="P13" draw:layer="layout" svg:width="1.631cm" svg:height="1.376cm" svg:x="6.412cm" svg:y="8.043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1" draw:text-style-name="P13" draw:layer="layout" svg:width="1.632cm" svg:height="1.376cm" svg:x="4.233cm" svg:y="8.043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2" draw:text-style-name="P13" draw:layer="layout" svg:width="1.632cm" svg:height="1.376cm" svg:x="8.678cm" svg:y="8.043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3" draw:text-style-name="P13" draw:layer="layout" svg:width="1.632cm" svg:height="1.376cm" svg:x="11.068cm" svg:y="8.043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4" draw:text-style-name="P13" draw:layer="layout" svg:width="1.632cm" svg:height="1.376cm" svg:x="15.09cm" svg:y="5.92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5" draw:text-style-name="P16" draw:layer="layout" svg:width="1.632cm" svg:height="1.376cm" svg:x="13.458cm" svg:y="5.92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6" draw:text-style-name="P13" draw:layer="layout" svg:width="1.632cm" svg:height="1.376cm" svg:x="17.903cm" svg:y="5.92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7" draw:text-style-name="P13" draw:layer="layout" svg:width="1.632cm" svg:height="1.376cm" svg:x="19.535cm" svg:y="5.92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8" draw:text-style-name="P13" draw:layer="layout" svg:width="1.632cm" svg:height="1.376cm" svg:x="15.513cm" svg:y="8.043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9" draw:text-style-name="P16" draw:layer="layout" svg:width="1.631cm" svg:height="1.376cm" svg:x="13.397cm" svg:y="8.043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10" draw:text-style-name="P13" draw:layer="layout" svg:width="1.631cm" svg:height="1.376cm" svg:x="17.992cm" svg:y="8.043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11" draw:text-style-name="P13" draw:layer="layout" svg:width="1.632cm" svg:height="1.376cm" svg:x="20.32cm" svg:y="8.043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12" draw:text-style-name="P18" draw:layer="layout" svg:width="16.36cm" svg:height="1.277cm" svg:x="4.701cm" svg:y="16.404cm">
          <text:list text:style-name="L6">
            <text:list-header>
              <text:p text:style-name="P17"><text:span text:style-name="T10">Mer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13" draw:text-style-name="P13" draw:layer="layout" svg:width="1.631cm" svg:height="1.376cm" svg:x="4.507cm" svg:y="10.16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14" draw:text-style-name="P13" draw:layer="layout" svg:width="1.632cm" svg:height="1.376cm" svg:x="6.138cm" svg:y="10.16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15" draw:text-style-name="P13" draw:layer="layout" svg:width="1.632cm" svg:height="1.376cm" svg:x="10.583cm" svg:y="10.16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16" draw:text-style-name="P13" draw:layer="layout" svg:width="1.631cm" svg:height="1.376cm" svg:x="8.952cm" svg:y="10.16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17" draw:text-style-name="P13" draw:layer="layout" svg:width="1.632cm" svg:height="1.376cm" svg:x="15.24cm" svg:y="10.16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18" draw:text-style-name="P16" draw:layer="layout" svg:width="1.632cm" svg:height="1.376cm" svg:x="13.608cm" svg:y="10.16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19" draw:text-style-name="P13" draw:layer="layout" svg:width="1.631cm" svg:height="1.376cm" svg:x="19.897cm" svg:y="10.16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20" draw:text-style-name="P13" draw:layer="layout" svg:width="1.632cm" svg:height="1.376cm" svg:x="18.265cm" svg:y="10.16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21" draw:text-style-name="P13" draw:layer="layout" svg:width="1.632cm" svg:height="1.376cm" svg:x="4.93cm" svg:y="12.17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22" draw:text-style-name="P13" draw:layer="layout" svg:width="1.631cm" svg:height="1.376cm" svg:x="6.562cm" svg:y="12.17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23" draw:text-style-name="P13" draw:layer="layout" svg:width="1.631cm" svg:height="1.376cm" svg:x="9.843cm" svg:y="12.17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24" draw:text-style-name="P16" draw:layer="layout" svg:width="1.632cm" svg:height="1.375cm" svg:x="13.855cm" svg:y="12.136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25" draw:text-style-name="P13" draw:layer="layout" svg:width="1.632cm" svg:height="1.375cm" svg:x="15.487cm" svg:y="12.136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26" draw:text-style-name="P13" draw:layer="layout" svg:width="1.631cm" svg:height="1.375cm" svg:x="17.119cm" svg:y="12.136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27" draw:text-style-name="P16" draw:layer="layout" svg:width="1.632cm" svg:height="1.376cm" svg:x="6.2cm" svg:y="14.21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28" draw:text-style-name="P13" draw:layer="layout" svg:width="1.632cm" svg:height="1.376cm" svg:x="7.84cm" svg:y="14.21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29" draw:text-style-name="P13" draw:layer="layout" svg:width="1.632cm" svg:height="1.376cm" svg:x="9.472cm" svg:y="14.21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30" draw:text-style-name="P13" draw:layer="layout" svg:width="1.631cm" svg:height="1.376cm" svg:x="11.104cm" svg:y="14.21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31" draw:text-style-name="P13" draw:layer="layout" svg:width="1.632cm" svg:height="1.376cm" svg:x="12.735cm" svg:y="14.21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32" draw:text-style-name="P13" draw:layer="layout" svg:width="1.632cm" svg:height="1.376cm" svg:x="8.184cm" svg:y="12.17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33" draw:text-style-name="P13" draw:layer="layout" svg:width="1.632cm" svg:height="1.375cm" svg:x="18.75cm" svg:y="12.136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912cm" svg:height="9.684cm" svg:x="3.153cm" svg:y="2.006cm" draw:page-number="42" presentation:class="page"/>
          <draw:frame presentation:style-name="pr2" draw:text-style-name="P3" draw:layer="layout" svg:width="14.094cm" svg:height="11.707cm" svg:x="2.562cm" svg:y="12.373cm">
            <draw:text-box>
              <text:p/>
            </draw:text-box>
          </draw:frame>
        </presentation:notes>
      </draw:page>
      <draw:page draw:name="page43" draw:style-name="dp1" draw:master-page-name="Default" presentation:use-date-time-name="dtd1">
        <draw:custom-shape draw:style-name="gr1334" draw:text-style-name="P13" draw:layer="layout" svg:width="1.632cm" svg:height="1.376cm" svg:x="14.336cm" svg:y="1.66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35" draw:text-style-name="P13" draw:layer="layout" svg:width="1.632cm" svg:height="1.376cm" svg:x="9.441cm" svg:y="1.66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36" draw:text-style-name="P13" draw:layer="layout" svg:width="1.631cm" svg:height="1.376cm" svg:x="7.81cm" svg:y="1.66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37" draw:text-style-name="P13" draw:layer="layout" svg:width="1.631cm" svg:height="1.376cm" svg:x="11.073cm" svg:y="1.66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38" draw:text-style-name="P16" draw:layer="layout" svg:width="1.632cm" svg:height="1.376cm" svg:x="12.704cm" svg:y="1.66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39" draw:text-style-name="P13" draw:layer="layout" svg:width="1.631cm" svg:height="1.376cm" svg:x="15.968cm" svg:y="1.66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0" draw:text-style-name="P13" draw:layer="layout" svg:width="1.632cm" svg:height="1.376cm" svg:x="6.178cm" svg:y="1.66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1" draw:text-style-name="P13" draw:layer="layout" svg:width="1.632cm" svg:height="1.376cm" svg:x="17.599cm" svg:y="1.66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2" draw:text-style-name="P13" draw:layer="layout" svg:width="1.631cm" svg:height="1.376cm" svg:x="15.214cm" svg:y="3.81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3" draw:text-style-name="P13" draw:layer="layout" svg:width="1.631cm" svg:height="1.376cm" svg:x="8.555cm" svg:y="3.8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4" draw:text-style-name="P13" draw:layer="layout" svg:width="1.632cm" svg:height="1.376cm" svg:x="6.923cm" svg:y="3.8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5" draw:text-style-name="P13" draw:layer="layout" svg:width="1.632cm" svg:height="1.376cm" svg:x="10.186cm" svg:y="3.8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6" draw:text-style-name="P16" draw:layer="layout" svg:width="1.632cm" svg:height="1.376cm" svg:x="13.582cm" svg:y="3.81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7" draw:text-style-name="P13" draw:layer="layout" svg:width="1.632cm" svg:height="1.376cm" svg:x="16.845cm" svg:y="3.81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8" draw:text-style-name="P13" draw:layer="layout" svg:width="1.631cm" svg:height="1.376cm" svg:x="5.292cm" svg:y="3.8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9" draw:text-style-name="P13" draw:layer="layout" svg:width="1.631cm" svg:height="1.376cm" svg:x="18.477cm" svg:y="3.81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50" draw:text-style-name="P13" draw:layer="layout" svg:width="1.632cm" svg:height="1.376cm" svg:x="9.013cm" svg:y="5.92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51" draw:text-style-name="P13" draw:layer="layout" svg:width="1.632cm" svg:height="1.376cm" svg:x="6.2cm" svg:y="5.92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52" draw:text-style-name="P13" draw:layer="layout" svg:width="1.632cm" svg:height="1.376cm" svg:x="10.645cm" svg:y="5.92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53" draw:text-style-name="P13" draw:layer="layout" svg:width="1.632cm" svg:height="1.376cm" svg:x="4.568cm" svg:y="5.92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54" draw:text-style-name="P13" draw:layer="layout" svg:width="1.631cm" svg:height="1.376cm" svg:x="6.412cm" svg:y="8.043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55" draw:text-style-name="P13" draw:layer="layout" svg:width="1.632cm" svg:height="1.376cm" svg:x="4.233cm" svg:y="8.043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56" draw:text-style-name="P13" draw:layer="layout" svg:width="1.632cm" svg:height="1.376cm" svg:x="8.678cm" svg:y="8.043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57" draw:text-style-name="P13" draw:layer="layout" svg:width="1.632cm" svg:height="1.376cm" svg:x="11.068cm" svg:y="8.043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58" draw:text-style-name="P13" draw:layer="layout" svg:width="1.632cm" svg:height="1.376cm" svg:x="15.09cm" svg:y="5.92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59" draw:text-style-name="P16" draw:layer="layout" svg:width="1.632cm" svg:height="1.376cm" svg:x="13.458cm" svg:y="5.92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0" draw:text-style-name="P13" draw:layer="layout" svg:width="1.632cm" svg:height="1.376cm" svg:x="17.903cm" svg:y="5.92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1" draw:text-style-name="P13" draw:layer="layout" svg:width="1.632cm" svg:height="1.376cm" svg:x="19.535cm" svg:y="5.92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2" draw:text-style-name="P13" draw:layer="layout" svg:width="1.632cm" svg:height="1.376cm" svg:x="15.513cm" svg:y="8.043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3" draw:text-style-name="P16" draw:layer="layout" svg:width="1.631cm" svg:height="1.376cm" svg:x="13.397cm" svg:y="8.043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4" draw:text-style-name="P13" draw:layer="layout" svg:width="1.631cm" svg:height="1.376cm" svg:x="17.992cm" svg:y="8.043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5" draw:text-style-name="P13" draw:layer="layout" svg:width="1.632cm" svg:height="1.376cm" svg:x="20.32cm" svg:y="8.043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6" draw:text-style-name="P18" draw:layer="layout" svg:width="16.36cm" svg:height="1.277cm" svg:x="4.701cm" svg:y="16.404cm">
          <text:list text:style-name="L6">
            <text:list-header>
              <text:p text:style-name="P17"><text:span text:style-name="T10">Mer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7" draw:text-style-name="P13" draw:layer="layout" svg:width="1.631cm" svg:height="1.376cm" svg:x="4.507cm" svg:y="10.16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8" draw:text-style-name="P13" draw:layer="layout" svg:width="1.632cm" svg:height="1.376cm" svg:x="6.138cm" svg:y="10.16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9" draw:text-style-name="P13" draw:layer="layout" svg:width="1.632cm" svg:height="1.376cm" svg:x="10.583cm" svg:y="10.16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70" draw:text-style-name="P13" draw:layer="layout" svg:width="1.631cm" svg:height="1.376cm" svg:x="8.952cm" svg:y="10.16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71" draw:text-style-name="P13" draw:layer="layout" svg:width="1.632cm" svg:height="1.376cm" svg:x="15.24cm" svg:y="10.16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72" draw:text-style-name="P16" draw:layer="layout" svg:width="1.632cm" svg:height="1.376cm" svg:x="13.608cm" svg:y="10.16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73" draw:text-style-name="P13" draw:layer="layout" svg:width="1.631cm" svg:height="1.376cm" svg:x="19.897cm" svg:y="10.16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74" draw:text-style-name="P13" draw:layer="layout" svg:width="1.632cm" svg:height="1.376cm" svg:x="18.265cm" svg:y="10.16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75" draw:text-style-name="P13" draw:layer="layout" svg:width="1.632cm" svg:height="1.376cm" svg:x="4.93cm" svg:y="12.17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76" draw:text-style-name="P13" draw:layer="layout" svg:width="1.631cm" svg:height="1.376cm" svg:x="6.562cm" svg:y="12.17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77" draw:text-style-name="P13" draw:layer="layout" svg:width="1.632cm" svg:height="1.376cm" svg:x="8.184cm" svg:y="12.17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78" draw:text-style-name="P16" draw:layer="layout" svg:width="1.632cm" svg:height="1.375cm" svg:x="13.855cm" svg:y="12.136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79" draw:text-style-name="P13" draw:layer="layout" svg:width="1.632cm" svg:height="1.375cm" svg:x="15.487cm" svg:y="12.136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0" draw:text-style-name="P13" draw:layer="layout" svg:width="1.631cm" svg:height="1.375cm" svg:x="17.119cm" svg:y="12.136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1" draw:text-style-name="P16" draw:layer="layout" svg:width="1.632cm" svg:height="1.376cm" svg:x="6.2cm" svg:y="14.21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2" draw:text-style-name="P13" draw:layer="layout" svg:width="1.632cm" svg:height="1.376cm" svg:x="7.84cm" svg:y="14.21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3" draw:text-style-name="P13" draw:layer="layout" svg:width="1.632cm" svg:height="1.376cm" svg:x="9.472cm" svg:y="14.21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4" draw:text-style-name="P13" draw:layer="layout" svg:width="1.631cm" svg:height="1.376cm" svg:x="11.104cm" svg:y="14.21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5" draw:text-style-name="P13" draw:layer="layout" svg:width="1.632cm" svg:height="1.376cm" svg:x="12.735cm" svg:y="14.21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6" draw:text-style-name="P13" draw:layer="layout" svg:width="1.632cm" svg:height="1.376cm" svg:x="14.371cm" svg:y="14.21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7" draw:text-style-name="P13" draw:layer="layout" svg:width="1.631cm" svg:height="1.376cm" svg:x="9.843cm" svg:y="12.17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8" draw:text-style-name="P13" draw:layer="layout" svg:width="1.632cm" svg:height="1.375cm" svg:x="18.75cm" svg:y="12.136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912cm" svg:height="9.684cm" svg:x="3.153cm" svg:y="2.006cm" draw:page-number="43" presentation:class="page"/>
          <draw:frame presentation:style-name="pr2" draw:text-style-name="P3" draw:layer="layout" svg:width="14.094cm" svg:height="11.707cm" svg:x="2.562cm" svg:y="12.373cm">
            <draw:text-box>
              <text:p/>
            </draw:text-box>
          </draw:frame>
        </presentation:notes>
      </draw:page>
      <draw:page draw:name="page44" draw:style-name="dp1" draw:master-page-name="Default" presentation:use-date-time-name="dtd1">
        <draw:custom-shape draw:style-name="gr1389" draw:text-style-name="P13" draw:layer="layout" svg:width="1.632cm" svg:height="1.376cm" svg:x="14.336cm" svg:y="1.66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90" draw:text-style-name="P13" draw:layer="layout" svg:width="1.632cm" svg:height="1.376cm" svg:x="9.441cm" svg:y="1.66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91" draw:text-style-name="P13" draw:layer="layout" svg:width="1.631cm" svg:height="1.376cm" svg:x="7.81cm" svg:y="1.66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92" draw:text-style-name="P13" draw:layer="layout" svg:width="1.631cm" svg:height="1.376cm" svg:x="11.073cm" svg:y="1.66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93" draw:text-style-name="P16" draw:layer="layout" svg:width="1.632cm" svg:height="1.376cm" svg:x="12.704cm" svg:y="1.66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94" draw:text-style-name="P13" draw:layer="layout" svg:width="1.631cm" svg:height="1.376cm" svg:x="15.968cm" svg:y="1.66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95" draw:text-style-name="P13" draw:layer="layout" svg:width="1.632cm" svg:height="1.376cm" svg:x="6.178cm" svg:y="1.66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96" draw:text-style-name="P13" draw:layer="layout" svg:width="1.632cm" svg:height="1.376cm" svg:x="17.599cm" svg:y="1.66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97" draw:text-style-name="P13" draw:layer="layout" svg:width="1.631cm" svg:height="1.376cm" svg:x="15.214cm" svg:y="3.81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98" draw:text-style-name="P13" draw:layer="layout" svg:width="1.631cm" svg:height="1.376cm" svg:x="8.555cm" svg:y="3.8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99" draw:text-style-name="P13" draw:layer="layout" svg:width="1.632cm" svg:height="1.376cm" svg:x="6.923cm" svg:y="3.8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0" draw:text-style-name="P13" draw:layer="layout" svg:width="1.632cm" svg:height="1.376cm" svg:x="10.186cm" svg:y="3.8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1" draw:text-style-name="P16" draw:layer="layout" svg:width="1.632cm" svg:height="1.376cm" svg:x="13.582cm" svg:y="3.81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2" draw:text-style-name="P13" draw:layer="layout" svg:width="1.632cm" svg:height="1.376cm" svg:x="16.845cm" svg:y="3.81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3" draw:text-style-name="P13" draw:layer="layout" svg:width="1.631cm" svg:height="1.376cm" svg:x="5.292cm" svg:y="3.8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4" draw:text-style-name="P13" draw:layer="layout" svg:width="1.631cm" svg:height="1.376cm" svg:x="18.477cm" svg:y="3.81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5" draw:text-style-name="P13" draw:layer="layout" svg:width="1.632cm" svg:height="1.376cm" svg:x="9.013cm" svg:y="5.92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6" draw:text-style-name="P13" draw:layer="layout" svg:width="1.632cm" svg:height="1.376cm" svg:x="6.2cm" svg:y="5.92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7" draw:text-style-name="P13" draw:layer="layout" svg:width="1.632cm" svg:height="1.376cm" svg:x="10.645cm" svg:y="5.92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8" draw:text-style-name="P13" draw:layer="layout" svg:width="1.632cm" svg:height="1.376cm" svg:x="4.568cm" svg:y="5.92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9" draw:text-style-name="P13" draw:layer="layout" svg:width="1.631cm" svg:height="1.376cm" svg:x="6.412cm" svg:y="8.043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10" draw:text-style-name="P13" draw:layer="layout" svg:width="1.632cm" svg:height="1.376cm" svg:x="4.233cm" svg:y="8.043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11" draw:text-style-name="P13" draw:layer="layout" svg:width="1.632cm" svg:height="1.376cm" svg:x="8.678cm" svg:y="8.043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12" draw:text-style-name="P13" draw:layer="layout" svg:width="1.632cm" svg:height="1.376cm" svg:x="11.068cm" svg:y="8.043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13" draw:text-style-name="P13" draw:layer="layout" svg:width="1.632cm" svg:height="1.376cm" svg:x="15.09cm" svg:y="5.92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14" draw:text-style-name="P16" draw:layer="layout" svg:width="1.632cm" svg:height="1.376cm" svg:x="13.458cm" svg:y="5.92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15" draw:text-style-name="P13" draw:layer="layout" svg:width="1.632cm" svg:height="1.376cm" svg:x="17.903cm" svg:y="5.92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16" draw:text-style-name="P13" draw:layer="layout" svg:width="1.632cm" svg:height="1.376cm" svg:x="19.535cm" svg:y="5.92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17" draw:text-style-name="P13" draw:layer="layout" svg:width="1.632cm" svg:height="1.376cm" svg:x="15.513cm" svg:y="8.043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18" draw:text-style-name="P16" draw:layer="layout" svg:width="1.631cm" svg:height="1.376cm" svg:x="13.397cm" svg:y="8.043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19" draw:text-style-name="P13" draw:layer="layout" svg:width="1.631cm" svg:height="1.376cm" svg:x="17.992cm" svg:y="8.043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20" draw:text-style-name="P13" draw:layer="layout" svg:width="1.632cm" svg:height="1.376cm" svg:x="20.32cm" svg:y="8.043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21" draw:text-style-name="P18" draw:layer="layout" svg:width="16.36cm" svg:height="1.277cm" svg:x="4.701cm" svg:y="16.404cm">
          <text:list text:style-name="L6">
            <text:list-header>
              <text:p text:style-name="P17"><text:span text:style-name="T10">Mer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22" draw:text-style-name="P13" draw:layer="layout" svg:width="1.631cm" svg:height="1.376cm" svg:x="4.507cm" svg:y="10.16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23" draw:text-style-name="P13" draw:layer="layout" svg:width="1.632cm" svg:height="1.376cm" svg:x="6.138cm" svg:y="10.16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24" draw:text-style-name="P13" draw:layer="layout" svg:width="1.632cm" svg:height="1.376cm" svg:x="10.583cm" svg:y="10.16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25" draw:text-style-name="P13" draw:layer="layout" svg:width="1.631cm" svg:height="1.376cm" svg:x="8.952cm" svg:y="10.16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26" draw:text-style-name="P13" draw:layer="layout" svg:width="1.632cm" svg:height="1.376cm" svg:x="15.24cm" svg:y="10.16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27" draw:text-style-name="P16" draw:layer="layout" svg:width="1.632cm" svg:height="1.376cm" svg:x="13.608cm" svg:y="10.16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28" draw:text-style-name="P13" draw:layer="layout" svg:width="1.631cm" svg:height="1.376cm" svg:x="19.897cm" svg:y="10.16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29" draw:text-style-name="P13" draw:layer="layout" svg:width="1.632cm" svg:height="1.376cm" svg:x="18.265cm" svg:y="10.16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30" draw:text-style-name="P13" draw:layer="layout" svg:width="1.632cm" svg:height="1.376cm" svg:x="4.93cm" svg:y="12.17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31" draw:text-style-name="P13" draw:layer="layout" svg:width="1.631cm" svg:height="1.376cm" svg:x="6.562cm" svg:y="12.17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32" draw:text-style-name="P13" draw:layer="layout" svg:width="1.632cm" svg:height="1.376cm" svg:x="8.184cm" svg:y="12.17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33" draw:text-style-name="P13" draw:layer="layout" svg:width="1.631cm" svg:height="1.376cm" svg:x="9.843cm" svg:y="12.17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34" draw:text-style-name="P16" draw:layer="layout" svg:width="1.632cm" svg:height="1.375cm" svg:x="13.855cm" svg:y="12.136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35" draw:text-style-name="P13" draw:layer="layout" svg:width="1.632cm" svg:height="1.375cm" svg:x="15.487cm" svg:y="12.136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36" draw:text-style-name="P13" draw:layer="layout" svg:width="1.631cm" svg:height="1.375cm" svg:x="17.119cm" svg:y="12.136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37" draw:text-style-name="P13" draw:layer="layout" svg:width="1.632cm" svg:height="1.375cm" svg:x="18.75cm" svg:y="12.136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38" draw:text-style-name="P16" draw:layer="layout" svg:width="1.632cm" svg:height="1.376cm" svg:x="6.2cm" svg:y="14.21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39" draw:text-style-name="P13" draw:layer="layout" svg:width="1.632cm" svg:height="1.376cm" svg:x="7.84cm" svg:y="14.21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40" draw:text-style-name="P13" draw:layer="layout" svg:width="1.632cm" svg:height="1.376cm" svg:x="9.472cm" svg:y="14.21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41" draw:text-style-name="P13" draw:layer="layout" svg:width="1.631cm" svg:height="1.376cm" svg:x="11.104cm" svg:y="14.21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42" draw:text-style-name="P13" draw:layer="layout" svg:width="1.632cm" svg:height="1.376cm" svg:x="12.735cm" svg:y="14.21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43" draw:text-style-name="P13" draw:layer="layout" svg:width="1.632cm" svg:height="1.376cm" svg:x="14.371cm" svg:y="14.21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44" draw:text-style-name="P13" draw:layer="layout" svg:width="1.631cm" svg:height="1.376cm" svg:x="16.003cm" svg:y="14.21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912cm" svg:height="9.684cm" svg:x="3.153cm" svg:y="2.006cm" draw:page-number="44" presentation:class="page"/>
          <draw:frame presentation:style-name="pr2" draw:text-style-name="P3" draw:layer="layout" svg:width="14.094cm" svg:height="11.707cm" svg:x="2.562cm" svg:y="12.373cm">
            <draw:text-box>
              <text:p/>
            </draw:text-box>
          </draw:frame>
        </presentation:notes>
      </draw:page>
      <draw:page draw:name="page45" draw:style-name="dp1" draw:master-page-name="Default" presentation:use-date-time-name="dtd1">
        <draw:custom-shape draw:style-name="gr1445" draw:text-style-name="P13" draw:layer="layout" svg:width="1.632cm" svg:height="1.376cm" svg:x="14.336cm" svg:y="1.66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46" draw:text-style-name="P13" draw:layer="layout" svg:width="1.632cm" svg:height="1.376cm" svg:x="9.441cm" svg:y="1.66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47" draw:text-style-name="P13" draw:layer="layout" svg:width="1.631cm" svg:height="1.376cm" svg:x="7.81cm" svg:y="1.66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48" draw:text-style-name="P13" draw:layer="layout" svg:width="1.631cm" svg:height="1.376cm" svg:x="11.073cm" svg:y="1.66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49" draw:text-style-name="P16" draw:layer="layout" svg:width="1.632cm" svg:height="1.376cm" svg:x="12.704cm" svg:y="1.66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50" draw:text-style-name="P13" draw:layer="layout" svg:width="1.631cm" svg:height="1.376cm" svg:x="15.968cm" svg:y="1.66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51" draw:text-style-name="P13" draw:layer="layout" svg:width="1.632cm" svg:height="1.376cm" svg:x="6.178cm" svg:y="1.66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52" draw:text-style-name="P13" draw:layer="layout" svg:width="1.632cm" svg:height="1.376cm" svg:x="17.599cm" svg:y="1.66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53" draw:text-style-name="P13" draw:layer="layout" svg:width="1.631cm" svg:height="1.376cm" svg:x="15.214cm" svg:y="3.81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54" draw:text-style-name="P13" draw:layer="layout" svg:width="1.631cm" svg:height="1.376cm" svg:x="8.555cm" svg:y="3.8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55" draw:text-style-name="P13" draw:layer="layout" svg:width="1.632cm" svg:height="1.376cm" svg:x="6.923cm" svg:y="3.8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56" draw:text-style-name="P13" draw:layer="layout" svg:width="1.632cm" svg:height="1.376cm" svg:x="10.186cm" svg:y="3.8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57" draw:text-style-name="P16" draw:layer="layout" svg:width="1.632cm" svg:height="1.376cm" svg:x="13.582cm" svg:y="3.81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58" draw:text-style-name="P13" draw:layer="layout" svg:width="1.632cm" svg:height="1.376cm" svg:x="16.845cm" svg:y="3.81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59" draw:text-style-name="P13" draw:layer="layout" svg:width="1.631cm" svg:height="1.376cm" svg:x="5.292cm" svg:y="3.8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0" draw:text-style-name="P13" draw:layer="layout" svg:width="1.631cm" svg:height="1.376cm" svg:x="18.477cm" svg:y="3.81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1" draw:text-style-name="P13" draw:layer="layout" svg:width="1.632cm" svg:height="1.376cm" svg:x="9.013cm" svg:y="5.92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2" draw:text-style-name="P13" draw:layer="layout" svg:width="1.632cm" svg:height="1.376cm" svg:x="6.2cm" svg:y="5.92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3" draw:text-style-name="P13" draw:layer="layout" svg:width="1.632cm" svg:height="1.376cm" svg:x="10.645cm" svg:y="5.92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4" draw:text-style-name="P13" draw:layer="layout" svg:width="1.632cm" svg:height="1.376cm" svg:x="4.568cm" svg:y="5.92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5" draw:text-style-name="P13" draw:layer="layout" svg:width="1.631cm" svg:height="1.376cm" svg:x="6.412cm" svg:y="8.043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6" draw:text-style-name="P13" draw:layer="layout" svg:width="1.632cm" svg:height="1.376cm" svg:x="4.233cm" svg:y="8.043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7" draw:text-style-name="P13" draw:layer="layout" svg:width="1.632cm" svg:height="1.376cm" svg:x="8.678cm" svg:y="8.043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8" draw:text-style-name="P13" draw:layer="layout" svg:width="1.632cm" svg:height="1.376cm" svg:x="11.068cm" svg:y="8.043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9" draw:text-style-name="P13" draw:layer="layout" svg:width="1.632cm" svg:height="1.376cm" svg:x="15.09cm" svg:y="5.92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70" draw:text-style-name="P16" draw:layer="layout" svg:width="1.632cm" svg:height="1.376cm" svg:x="13.458cm" svg:y="5.92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71" draw:text-style-name="P13" draw:layer="layout" svg:width="1.632cm" svg:height="1.376cm" svg:x="17.903cm" svg:y="5.92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72" draw:text-style-name="P13" draw:layer="layout" svg:width="1.632cm" svg:height="1.376cm" svg:x="19.535cm" svg:y="5.92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73" draw:text-style-name="P13" draw:layer="layout" svg:width="1.632cm" svg:height="1.376cm" svg:x="15.513cm" svg:y="8.043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74" draw:text-style-name="P16" draw:layer="layout" svg:width="1.631cm" svg:height="1.376cm" svg:x="13.397cm" svg:y="8.043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75" draw:text-style-name="P13" draw:layer="layout" svg:width="1.631cm" svg:height="1.376cm" svg:x="17.992cm" svg:y="8.043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76" draw:text-style-name="P13" draw:layer="layout" svg:width="1.632cm" svg:height="1.376cm" svg:x="20.32cm" svg:y="8.043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77" draw:text-style-name="P18" draw:layer="layout" svg:width="16.36cm" svg:height="1.277cm" svg:x="4.701cm" svg:y="16.404cm">
          <text:list text:style-name="L6">
            <text:list-header>
              <text:p text:style-name="P17"><text:span text:style-name="T10">Mer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78" draw:text-style-name="P13" draw:layer="layout" svg:width="1.631cm" svg:height="1.376cm" svg:x="4.507cm" svg:y="10.16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79" draw:text-style-name="P13" draw:layer="layout" svg:width="1.632cm" svg:height="1.376cm" svg:x="6.138cm" svg:y="10.16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0" draw:text-style-name="P13" draw:layer="layout" svg:width="1.632cm" svg:height="1.376cm" svg:x="10.583cm" svg:y="10.16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1" draw:text-style-name="P13" draw:layer="layout" svg:width="1.631cm" svg:height="1.376cm" svg:x="8.952cm" svg:y="10.16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2" draw:text-style-name="P13" draw:layer="layout" svg:width="1.632cm" svg:height="1.376cm" svg:x="15.24cm" svg:y="10.16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3" draw:text-style-name="P16" draw:layer="layout" svg:width="1.632cm" svg:height="1.376cm" svg:x="13.608cm" svg:y="10.16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4" draw:text-style-name="P13" draw:layer="layout" svg:width="1.631cm" svg:height="1.376cm" svg:x="19.897cm" svg:y="10.16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5" draw:text-style-name="P13" draw:layer="layout" svg:width="1.632cm" svg:height="1.376cm" svg:x="18.265cm" svg:y="10.16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6" draw:text-style-name="P13" draw:layer="layout" svg:width="1.632cm" svg:height="1.376cm" svg:x="4.93cm" svg:y="12.17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7" draw:text-style-name="P13" draw:layer="layout" svg:width="1.631cm" svg:height="1.376cm" svg:x="6.562cm" svg:y="12.17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8" draw:text-style-name="P13" draw:layer="layout" svg:width="1.632cm" svg:height="1.376cm" svg:x="8.184cm" svg:y="12.17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9" draw:text-style-name="P13" draw:layer="layout" svg:width="1.631cm" svg:height="1.376cm" svg:x="9.843cm" svg:y="12.17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90" draw:text-style-name="P16" draw:layer="layout" svg:width="1.632cm" svg:height="1.375cm" svg:x="13.855cm" svg:y="12.136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91" draw:text-style-name="P13" draw:layer="layout" svg:width="1.632cm" svg:height="1.375cm" svg:x="15.487cm" svg:y="12.136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92" draw:text-style-name="P13" draw:layer="layout" svg:width="1.631cm" svg:height="1.375cm" svg:x="17.119cm" svg:y="12.136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93" draw:text-style-name="P13" draw:layer="layout" svg:width="1.632cm" svg:height="1.375cm" svg:x="18.75cm" svg:y="12.136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94" draw:text-style-name="P16" draw:layer="layout" svg:width="1.632cm" svg:height="1.376cm" svg:x="6.2cm" svg:y="14.21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95" draw:text-style-name="P13" draw:layer="layout" svg:width="1.632cm" svg:height="1.376cm" svg:x="7.84cm" svg:y="14.21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96" draw:text-style-name="P13" draw:layer="layout" svg:width="1.632cm" svg:height="1.376cm" svg:x="9.472cm" svg:y="14.21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97" draw:text-style-name="P13" draw:layer="layout" svg:width="1.631cm" svg:height="1.376cm" svg:x="11.104cm" svg:y="14.21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98" draw:text-style-name="P13" draw:layer="layout" svg:width="1.632cm" svg:height="1.376cm" svg:x="12.735cm" svg:y="14.21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99" draw:text-style-name="P13" draw:layer="layout" svg:width="1.632cm" svg:height="1.376cm" svg:x="14.371cm" svg:y="14.21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00" draw:text-style-name="P13" draw:layer="layout" svg:width="1.631cm" svg:height="1.376cm" svg:x="16.003cm" svg:y="14.21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01" draw:text-style-name="P13" draw:layer="layout" svg:width="1.632cm" svg:height="1.376cm" svg:x="17.634cm" svg:y="14.21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912cm" svg:height="9.684cm" svg:x="3.153cm" svg:y="2.006cm" draw:page-number="45" presentation:class="page"/>
          <draw:frame presentation:style-name="pr2" draw:text-style-name="P3" draw:layer="layout" svg:width="14.094cm" svg:height="11.707cm" svg:x="2.562cm" svg:y="12.373cm">
            <draw:text-box>
              <text:p/>
            </draw:text-box>
          </draw:frame>
        </presentation:notes>
      </draw:page>
      <draw:page draw:name="page46" draw:style-name="dp1" draw:master-page-name="Default" presentation:use-date-time-name="dtd1">
        <draw:custom-shape draw:style-name="gr1502" draw:text-style-name="P13" draw:layer="layout" svg:width="1.632cm" svg:height="1.376cm" svg:x="14.336cm" svg:y="1.66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03" draw:text-style-name="P13" draw:layer="layout" svg:width="1.632cm" svg:height="1.376cm" svg:x="9.441cm" svg:y="1.66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04" draw:text-style-name="P13" draw:layer="layout" svg:width="1.631cm" svg:height="1.376cm" svg:x="7.81cm" svg:y="1.66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05" draw:text-style-name="P13" draw:layer="layout" svg:width="1.631cm" svg:height="1.376cm" svg:x="11.073cm" svg:y="1.66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06" draw:text-style-name="P16" draw:layer="layout" svg:width="1.632cm" svg:height="1.376cm" svg:x="12.704cm" svg:y="1.66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07" draw:text-style-name="P13" draw:layer="layout" svg:width="1.631cm" svg:height="1.376cm" svg:x="15.968cm" svg:y="1.66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08" draw:text-style-name="P13" draw:layer="layout" svg:width="1.632cm" svg:height="1.376cm" svg:x="6.178cm" svg:y="1.66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09" draw:text-style-name="P13" draw:layer="layout" svg:width="1.632cm" svg:height="1.376cm" svg:x="17.599cm" svg:y="1.66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10" draw:text-style-name="P13" draw:layer="layout" svg:width="1.631cm" svg:height="1.376cm" svg:x="15.214cm" svg:y="3.81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11" draw:text-style-name="P13" draw:layer="layout" svg:width="1.631cm" svg:height="1.376cm" svg:x="8.555cm" svg:y="3.8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12" draw:text-style-name="P13" draw:layer="layout" svg:width="1.632cm" svg:height="1.376cm" svg:x="6.923cm" svg:y="3.8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13" draw:text-style-name="P13" draw:layer="layout" svg:width="1.632cm" svg:height="1.376cm" svg:x="10.186cm" svg:y="3.8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14" draw:text-style-name="P16" draw:layer="layout" svg:width="1.632cm" svg:height="1.376cm" svg:x="13.582cm" svg:y="3.81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15" draw:text-style-name="P13" draw:layer="layout" svg:width="1.632cm" svg:height="1.376cm" svg:x="16.845cm" svg:y="3.81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16" draw:text-style-name="P13" draw:layer="layout" svg:width="1.631cm" svg:height="1.376cm" svg:x="5.292cm" svg:y="3.8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17" draw:text-style-name="P13" draw:layer="layout" svg:width="1.631cm" svg:height="1.376cm" svg:x="18.477cm" svg:y="3.81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18" draw:text-style-name="P13" draw:layer="layout" svg:width="1.632cm" svg:height="1.376cm" svg:x="9.013cm" svg:y="5.92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19" draw:text-style-name="P13" draw:layer="layout" svg:width="1.632cm" svg:height="1.376cm" svg:x="6.2cm" svg:y="5.92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0" draw:text-style-name="P13" draw:layer="layout" svg:width="1.632cm" svg:height="1.376cm" svg:x="10.645cm" svg:y="5.92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1" draw:text-style-name="P13" draw:layer="layout" svg:width="1.632cm" svg:height="1.376cm" svg:x="4.568cm" svg:y="5.92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2" draw:text-style-name="P13" draw:layer="layout" svg:width="1.631cm" svg:height="1.376cm" svg:x="6.412cm" svg:y="8.043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3" draw:text-style-name="P13" draw:layer="layout" svg:width="1.632cm" svg:height="1.376cm" svg:x="4.233cm" svg:y="8.043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4" draw:text-style-name="P13" draw:layer="layout" svg:width="1.632cm" svg:height="1.376cm" svg:x="8.678cm" svg:y="8.043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5" draw:text-style-name="P13" draw:layer="layout" svg:width="1.632cm" svg:height="1.376cm" svg:x="11.068cm" svg:y="8.043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6" draw:text-style-name="P13" draw:layer="layout" svg:width="1.632cm" svg:height="1.376cm" svg:x="15.09cm" svg:y="5.92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7" draw:text-style-name="P16" draw:layer="layout" svg:width="1.632cm" svg:height="1.376cm" svg:x="13.458cm" svg:y="5.92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8" draw:text-style-name="P13" draw:layer="layout" svg:width="1.632cm" svg:height="1.376cm" svg:x="17.903cm" svg:y="5.92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9" draw:text-style-name="P13" draw:layer="layout" svg:width="1.632cm" svg:height="1.376cm" svg:x="19.535cm" svg:y="5.92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30" draw:text-style-name="P13" draw:layer="layout" svg:width="1.632cm" svg:height="1.376cm" svg:x="15.513cm" svg:y="8.043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31" draw:text-style-name="P16" draw:layer="layout" svg:width="1.631cm" svg:height="1.376cm" svg:x="13.397cm" svg:y="8.043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32" draw:text-style-name="P13" draw:layer="layout" svg:width="1.631cm" svg:height="1.376cm" svg:x="17.992cm" svg:y="8.043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33" draw:text-style-name="P13" draw:layer="layout" svg:width="1.632cm" svg:height="1.376cm" svg:x="20.32cm" svg:y="8.043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34" draw:text-style-name="P13" draw:layer="layout" svg:width="1.631cm" svg:height="1.376cm" svg:x="4.507cm" svg:y="10.16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35" draw:text-style-name="P13" draw:layer="layout" svg:width="1.632cm" svg:height="1.376cm" svg:x="6.138cm" svg:y="10.16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36" draw:text-style-name="P13" draw:layer="layout" svg:width="1.632cm" svg:height="1.376cm" svg:x="10.583cm" svg:y="10.16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37" draw:text-style-name="P13" draw:layer="layout" svg:width="1.631cm" svg:height="1.376cm" svg:x="8.952cm" svg:y="10.16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38" draw:text-style-name="P13" draw:layer="layout" svg:width="1.632cm" svg:height="1.376cm" svg:x="15.24cm" svg:y="10.16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39" draw:text-style-name="P16" draw:layer="layout" svg:width="1.632cm" svg:height="1.376cm" svg:x="13.608cm" svg:y="10.16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40" draw:text-style-name="P13" draw:layer="layout" svg:width="1.631cm" svg:height="1.376cm" svg:x="19.897cm" svg:y="10.16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41" draw:text-style-name="P13" draw:layer="layout" svg:width="1.632cm" svg:height="1.376cm" svg:x="18.265cm" svg:y="10.16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42" draw:text-style-name="P13" draw:layer="layout" svg:width="1.632cm" svg:height="1.376cm" svg:x="4.93cm" svg:y="12.171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43" draw:text-style-name="P13" draw:layer="layout" svg:width="1.631cm" svg:height="1.376cm" svg:x="6.562cm" svg:y="12.171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44" draw:text-style-name="P13" draw:layer="layout" svg:width="1.632cm" svg:height="1.376cm" svg:x="8.184cm" svg:y="12.171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45" draw:text-style-name="P13" draw:layer="layout" svg:width="1.631cm" svg:height="1.376cm" svg:x="9.843cm" svg:y="12.171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46" draw:text-style-name="P16" draw:layer="layout" svg:width="1.632cm" svg:height="1.375cm" svg:x="13.855cm" svg:y="12.136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47" draw:text-style-name="P13" draw:layer="layout" svg:width="1.632cm" svg:height="1.375cm" svg:x="15.487cm" svg:y="12.136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48" draw:text-style-name="P13" draw:layer="layout" svg:width="1.631cm" svg:height="1.375cm" svg:x="17.119cm" svg:y="12.136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49" draw:text-style-name="P13" draw:layer="layout" svg:width="1.632cm" svg:height="1.375cm" svg:x="18.75cm" svg:y="12.136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50" draw:text-style-name="P16" draw:layer="layout" svg:width="1.632cm" svg:height="1.376cm" svg:x="6.2cm" svg:y="14.21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51" draw:text-style-name="P13" draw:layer="layout" svg:width="1.632cm" svg:height="1.376cm" svg:x="7.84cm" svg:y="14.21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52" draw:text-style-name="P13" draw:layer="layout" svg:width="1.632cm" svg:height="1.376cm" svg:x="9.472cm" svg:y="14.21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53" draw:text-style-name="P13" draw:layer="layout" svg:width="1.631cm" svg:height="1.376cm" svg:x="11.104cm" svg:y="14.21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54" draw:text-style-name="P13" draw:layer="layout" svg:width="1.632cm" svg:height="1.376cm" svg:x="12.735cm" svg:y="14.21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55" draw:text-style-name="P13" draw:layer="layout" svg:width="1.632cm" svg:height="1.376cm" svg:x="14.371cm" svg:y="14.21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56" draw:text-style-name="P13" draw:layer="layout" svg:width="1.631cm" svg:height="1.376cm" svg:x="16.003cm" svg:y="14.21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57" draw:text-style-name="P13" draw:layer="layout" svg:width="1.632cm" svg:height="1.376cm" svg:x="17.634cm" svg:y="14.21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912cm" svg:height="9.684cm" svg:x="3.153cm" svg:y="2.006cm" draw:page-number="46" presentation:class="page"/>
          <draw:frame presentation:style-name="pr2" draw:text-style-name="P3" draw:layer="layout" svg:width="14.094cm" svg:height="11.707cm" svg:x="2.562cm" svg:y="12.373cm">
            <draw:text-box>
              <text:p/>
            </draw:text-box>
          </draw:frame>
        </presentation:notes>
      </draw:page>
      <draw:page draw:name="page47" draw:style-name="dp1" draw:master-page-name="Default" presentation:use-date-time-name="dtd1">
        <draw:custom-shape draw:style-name="gr1558" draw:text-style-name="P13" draw:layer="layout" svg:width="1.632cm" svg:height="1.376cm" svg:x="14.336cm" svg:y="1.66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59" draw:text-style-name="P13" draw:layer="layout" svg:width="1.632cm" svg:height="1.376cm" svg:x="9.441cm" svg:y="1.66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0" draw:text-style-name="P13" draw:layer="layout" svg:width="1.631cm" svg:height="1.376cm" svg:x="7.81cm" svg:y="1.66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1" draw:text-style-name="P13" draw:layer="layout" svg:width="1.631cm" svg:height="1.376cm" svg:x="11.073cm" svg:y="1.66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2" draw:text-style-name="P16" draw:layer="layout" svg:width="1.632cm" svg:height="1.376cm" svg:x="12.704cm" svg:y="1.66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3" draw:text-style-name="P13" draw:layer="layout" svg:width="1.631cm" svg:height="1.376cm" svg:x="15.968cm" svg:y="1.66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4" draw:text-style-name="P13" draw:layer="layout" svg:width="1.632cm" svg:height="1.376cm" svg:x="6.178cm" svg:y="1.66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5" draw:text-style-name="P13" draw:layer="layout" svg:width="1.632cm" svg:height="1.376cm" svg:x="17.599cm" svg:y="1.66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6" draw:text-style-name="P16" draw:layer="layout" svg:width="1.632cm" svg:height="1.376cm" svg:x="6.2cm" svg:y="14.217cm">
          <text:list text:style-name="L3">
            <text:list-header>
              <text:p text:style-name="P15"><text:span text:style-name="T9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7" draw:text-style-name="P13" draw:layer="layout" svg:width="1.632cm" svg:height="1.376cm" svg:x="7.84cm" svg:y="14.217cm">
          <text:list text:style-name="L3">
            <text:list-header>
              <text:p text:style-name="P12"><text:span text:style-name="T9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8" draw:text-style-name="P13" draw:layer="layout" svg:width="1.632cm" svg:height="1.376cm" svg:x="9.472cm" svg:y="14.217cm">
          <text:list text:style-name="L3">
            <text:list-header>
              <text:p text:style-name="P12"><text:span text:style-name="T9">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9" draw:text-style-name="P13" draw:layer="layout" svg:width="1.631cm" svg:height="1.376cm" svg:x="11.104cm" svg:y="14.217cm">
          <text:list text:style-name="L3">
            <text:list-header>
              <text:p text:style-name="P12"><text:span text:style-name="T9">3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70" draw:text-style-name="P13" draw:layer="layout" svg:width="1.632cm" svg:height="1.376cm" svg:x="12.735cm" svg:y="14.217cm">
          <text:list text:style-name="L3">
            <text:list-header>
              <text:p text:style-name="P12"><text:span text:style-name="T9">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71" draw:text-style-name="P13" draw:layer="layout" svg:width="1.632cm" svg:height="1.376cm" svg:x="14.371cm" svg:y="14.217cm">
          <text:list text:style-name="L3">
            <text:list-header>
              <text:p text:style-name="P12"><text:span text:style-name="T9">4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72" draw:text-style-name="P13" draw:layer="layout" svg:width="1.631cm" svg:height="1.376cm" svg:x="16.003cm" svg:y="14.217cm">
          <text:list text:style-name="L3">
            <text:list-header>
              <text:p text:style-name="P12"><text:span text:style-name="T9">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73" draw:text-style-name="P13" draw:layer="layout" svg:width="1.632cm" svg:height="1.376cm" svg:x="17.634cm" svg:y="14.217cm">
          <text:list text:style-name="L3">
            <text:list-header>
              <text:p text:style-name="P12"><text:span text:style-name="T9">98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74" draw:text-style-name="P5" draw:layer="layout" svg:x1="12.735cm" svg:y1="4.37cm" svg:x2="12.735cm" svg:y2="12.823cm">
          <text:p/>
        </draw:line>
        <presentation:notes draw:style-name="dp2">
          <draw:page-thumbnail draw:style-name="gr1" draw:layer="layout" svg:width="12.912cm" svg:height="9.684cm" svg:x="3.153cm" svg:y="2.006cm" draw:page-number="47" presentation:class="page"/>
          <draw:frame presentation:style-name="pr2" draw:text-style-name="P3" draw:layer="layout" svg:width="14.094cm" svg:height="11.707cm" svg:x="2.562cm" svg:y="12.373cm">
            <draw:text-box>
              <text:p/>
            </draw:text-box>
          </draw:frame>
        </presentation:notes>
      </draw:page>
      <draw:page draw:name="page48" draw:style-name="dp1" draw:master-page-name="Default" presentation:presentation-page-layout-name="AL2T1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Summary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7">
              <text:list-item>
                <text:p text:style-name="P4"><text:span text:style-name="T11">Divide</text:span><text:span text:style-name="T2"> the unsorted collection </text:span><text:span text:style-name="T11">into two</text:span></text:p>
              </text:list-item>
            </text:list>
            <text:list text:style-name="L1">
              <text:list-header>
                <text:p text:style-name="P19"><text:span text:style-name="T11"><text:s/></text:span></text:p>
              </text:list-header>
            </text:list>
            <text:list text:style-name="L2">
              <text:list-item>
                <text:p text:style-name="P4"><text:span text:style-name="T2">Until the sub-arrays only </text:span><text:span text:style-name="T11">contain one element</text:span></text:p>
              </text:list-item>
            </text:list>
            <text:list text:style-name="L1">
              <text:list-header>
                <text:p text:style-name="P19"><text:span text:style-name="T11"/></text:p>
              </text:list-header>
            </text:list>
            <text:list text:style-name="L2">
              <text:list-item>
                <text:p text:style-name="P4"><text:span text:style-name="T2">Then </text:span><text:span text:style-name="T11">merge the sub-problem solutions</text:span><text:span text:style-name="T2"> together</text:span></text:p>
              </text:list-item>
            </text:list>
          </draw:text-box>
        </draw:frame>
        <presentation:notes draw:style-name="dp4">
          <draw:page-thumbnail draw:style-name="gr1" draw:layer="layout" svg:width="12.912cm" svg:height="9.684cm" svg:x="3.153cm" svg:y="2.006cm" draw:page-number="48" presentation:class="page"/>
          <draw:frame presentation:style-name="pr7" draw:text-style-name="P14" draw:layer="layout" svg:width="14.094cm" svg:height="11.707cm" svg:x="2.562cm" svg:y="12.373cm" presentation:class="notes" presentation:placeholder="true">
            <draw:text-box/>
          </draw:frame>
        </presentation:notes>
      </draw:page>
      <presentation:settings presentation:mouse-visible="false">
        <presentation:show presentation:name="Custom Show 1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 Black" svg:font-family="'Arial Black'" style:font-family-generic="roman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18 318" svg:d="M159 0l159 318h-318z"/>
    <draw:marker draw:name="Arrowheads_20_10" draw:display-name="Arrowheads 10" svg:viewBox="0 0 318 318" svg:d="M159 0l159 318h-318z"/>
    <draw:marker draw:name="Arrowheads_20_100" draw:display-name="Arrowheads 100" svg:viewBox="0 0 318 318" svg:d="M159 0l159 318h-318z"/>
    <draw:marker draw:name="Arrowheads_20_101" draw:display-name="Arrowheads 101" svg:viewBox="0 0 318 318" svg:d="M159 0l159 318h-318z"/>
    <draw:marker draw:name="Arrowheads_20_102" draw:display-name="Arrowheads 102" svg:viewBox="0 0 318 318" svg:d="M159 0l159 318h-318z"/>
    <draw:marker draw:name="Arrowheads_20_103" draw:display-name="Arrowheads 103" svg:viewBox="0 0 318 318" svg:d="M159 0l159 318h-318z"/>
    <draw:marker draw:name="Arrowheads_20_104" draw:display-name="Arrowheads 104" svg:viewBox="0 0 318 318" svg:d="M159 0l159 318h-318z"/>
    <draw:marker draw:name="Arrowheads_20_105" draw:display-name="Arrowheads 105" svg:viewBox="0 0 318 318" svg:d="M159 0l159 318h-318z"/>
    <draw:marker draw:name="Arrowheads_20_106" draw:display-name="Arrowheads 106" svg:viewBox="0 0 318 318" svg:d="M159 0l159 318h-318z"/>
    <draw:marker draw:name="Arrowheads_20_107" draw:display-name="Arrowheads 107" svg:viewBox="0 0 318 318" svg:d="M159 0l159 318h-318z"/>
    <draw:marker draw:name="Arrowheads_20_108" draw:display-name="Arrowheads 108" svg:viewBox="0 0 318 318" svg:d="M159 0l159 318h-318z"/>
    <draw:marker draw:name="Arrowheads_20_109" draw:display-name="Arrowheads 109" svg:viewBox="0 0 318 318" svg:d="M159 0l159 318h-318z"/>
    <draw:marker draw:name="Arrowheads_20_11" draw:display-name="Arrowheads 11" svg:viewBox="0 0 318 318" svg:d="M159 0l159 318h-318z"/>
    <draw:marker draw:name="Arrowheads_20_110" draw:display-name="Arrowheads 110" svg:viewBox="0 0 318 318" svg:d="M159 0l159 318h-318z"/>
    <draw:marker draw:name="Arrowheads_20_111" draw:display-name="Arrowheads 111" svg:viewBox="0 0 318 318" svg:d="M159 0l159 318h-318z"/>
    <draw:marker draw:name="Arrowheads_20_112" draw:display-name="Arrowheads 112" svg:viewBox="0 0 318 318" svg:d="M159 0l159 318h-318z"/>
    <draw:marker draw:name="Arrowheads_20_113" draw:display-name="Arrowheads 113" svg:viewBox="0 0 318 318" svg:d="M159 0l159 318h-318z"/>
    <draw:marker draw:name="Arrowheads_20_114" draw:display-name="Arrowheads 114" svg:viewBox="0 0 318 318" svg:d="M159 0l159 318h-318z"/>
    <draw:marker draw:name="Arrowheads_20_115" draw:display-name="Arrowheads 115" svg:viewBox="0 0 318 318" svg:d="M159 0l159 318h-318z"/>
    <draw:marker draw:name="Arrowheads_20_116" draw:display-name="Arrowheads 116" svg:viewBox="0 0 318 318" svg:d="M159 0l159 318h-318z"/>
    <draw:marker draw:name="Arrowheads_20_117" draw:display-name="Arrowheads 117" svg:viewBox="0 0 318 318" svg:d="M159 0l159 318h-318z"/>
    <draw:marker draw:name="Arrowheads_20_118" draw:display-name="Arrowheads 118" svg:viewBox="0 0 318 318" svg:d="M159 0l159 318h-318z"/>
    <draw:marker draw:name="Arrowheads_20_119" draw:display-name="Arrowheads 119" svg:viewBox="0 0 318 318" svg:d="M159 0l159 318h-318z"/>
    <draw:marker draw:name="Arrowheads_20_12" draw:display-name="Arrowheads 12" svg:viewBox="0 0 318 318" svg:d="M159 0l159 318h-318z"/>
    <draw:marker draw:name="Arrowheads_20_120" draw:display-name="Arrowheads 120" svg:viewBox="0 0 318 318" svg:d="M159 0l159 318h-318z"/>
    <draw:marker draw:name="Arrowheads_20_121" draw:display-name="Arrowheads 121" svg:viewBox="0 0 318 318" svg:d="M159 0l159 318h-318z"/>
    <draw:marker draw:name="Arrowheads_20_122" draw:display-name="Arrowheads 122" svg:viewBox="0 0 318 318" svg:d="M159 0l159 318h-318z"/>
    <draw:marker draw:name="Arrowheads_20_123" draw:display-name="Arrowheads 123" svg:viewBox="0 0 318 318" svg:d="M159 0l159 318h-318z"/>
    <draw:marker draw:name="Arrowheads_20_124" draw:display-name="Arrowheads 124" svg:viewBox="0 0 318 318" svg:d="M159 0l159 318h-318z"/>
    <draw:marker draw:name="Arrowheads_20_125" draw:display-name="Arrowheads 125" svg:viewBox="0 0 318 318" svg:d="M159 0l159 318h-318z"/>
    <draw:marker draw:name="Arrowheads_20_126" draw:display-name="Arrowheads 126" svg:viewBox="0 0 318 318" svg:d="M159 0l159 318h-318z"/>
    <draw:marker draw:name="Arrowheads_20_127" draw:display-name="Arrowheads 127" svg:viewBox="0 0 318 318" svg:d="M159 0l159 318h-318z"/>
    <draw:marker draw:name="Arrowheads_20_128" draw:display-name="Arrowheads 128" svg:viewBox="0 0 318 318" svg:d="M159 0l159 318h-318z"/>
    <draw:marker draw:name="Arrowheads_20_129" draw:display-name="Arrowheads 129" svg:viewBox="0 0 318 318" svg:d="M159 0l159 318h-318z"/>
    <draw:marker draw:name="Arrowheads_20_13" draw:display-name="Arrowheads 13" svg:viewBox="0 0 318 318" svg:d="M159 0l159 318h-318z"/>
    <draw:marker draw:name="Arrowheads_20_130" draw:display-name="Arrowheads 130" svg:viewBox="0 0 318 318" svg:d="M159 0l159 318h-318z"/>
    <draw:marker draw:name="Arrowheads_20_131" draw:display-name="Arrowheads 131" svg:viewBox="0 0 318 318" svg:d="M159 0l159 318h-318z"/>
    <draw:marker draw:name="Arrowheads_20_132" draw:display-name="Arrowheads 132" svg:viewBox="0 0 318 318" svg:d="M159 0l159 318h-318z"/>
    <draw:marker draw:name="Arrowheads_20_133" draw:display-name="Arrowheads 133" svg:viewBox="0 0 318 318" svg:d="M159 0l159 318h-318z"/>
    <draw:marker draw:name="Arrowheads_20_134" draw:display-name="Arrowheads 134" svg:viewBox="0 0 318 318" svg:d="M159 0l159 318h-318z"/>
    <draw:marker draw:name="Arrowheads_20_135" draw:display-name="Arrowheads 135" svg:viewBox="0 0 318 318" svg:d="M159 0l159 318h-318z"/>
    <draw:marker draw:name="Arrowheads_20_136" draw:display-name="Arrowheads 136" svg:viewBox="0 0 318 318" svg:d="M159 0l159 318h-318z"/>
    <draw:marker draw:name="Arrowheads_20_137" draw:display-name="Arrowheads 137" svg:viewBox="0 0 318 318" svg:d="M159 0l159 318h-318z"/>
    <draw:marker draw:name="Arrowheads_20_138" draw:display-name="Arrowheads 138" svg:viewBox="0 0 318 318" svg:d="M159 0l159 318h-318z"/>
    <draw:marker draw:name="Arrowheads_20_139" draw:display-name="Arrowheads 139" svg:viewBox="0 0 318 318" svg:d="M159 0l159 318h-318z"/>
    <draw:marker draw:name="Arrowheads_20_14" draw:display-name="Arrowheads 14" svg:viewBox="0 0 318 318" svg:d="M159 0l159 318h-318z"/>
    <draw:marker draw:name="Arrowheads_20_140" draw:display-name="Arrowheads 140" svg:viewBox="0 0 318 318" svg:d="M159 0l159 318h-318z"/>
    <draw:marker draw:name="Arrowheads_20_141" draw:display-name="Arrowheads 141" svg:viewBox="0 0 318 318" svg:d="M159 0l159 318h-318z"/>
    <draw:marker draw:name="Arrowheads_20_142" draw:display-name="Arrowheads 142" svg:viewBox="0 0 318 318" svg:d="M159 0l159 318h-318z"/>
    <draw:marker draw:name="Arrowheads_20_143" draw:display-name="Arrowheads 143" svg:viewBox="0 0 318 318" svg:d="M159 0l159 318h-318z"/>
    <draw:marker draw:name="Arrowheads_20_144" draw:display-name="Arrowheads 144" svg:viewBox="0 0 318 318" svg:d="M159 0l159 318h-318z"/>
    <draw:marker draw:name="Arrowheads_20_145" draw:display-name="Arrowheads 145" svg:viewBox="0 0 318 318" svg:d="M159 0l159 318h-318z"/>
    <draw:marker draw:name="Arrowheads_20_146" draw:display-name="Arrowheads 146" svg:viewBox="0 0 318 318" svg:d="M159 0l159 318h-318z"/>
    <draw:marker draw:name="Arrowheads_20_147" draw:display-name="Arrowheads 147" svg:viewBox="0 0 318 318" svg:d="M159 0l159 318h-318z"/>
    <draw:marker draw:name="Arrowheads_20_148" draw:display-name="Arrowheads 148" svg:viewBox="0 0 318 318" svg:d="M159 0l159 318h-318z"/>
    <draw:marker draw:name="Arrowheads_20_149" draw:display-name="Arrowheads 149" svg:viewBox="0 0 318 318" svg:d="M159 0l159 318h-318z"/>
    <draw:marker draw:name="Arrowheads_20_15" draw:display-name="Arrowheads 15" svg:viewBox="0 0 318 318" svg:d="M159 0l159 318h-318z"/>
    <draw:marker draw:name="Arrowheads_20_150" draw:display-name="Arrowheads 150" svg:viewBox="0 0 318 318" svg:d="M159 0l159 318h-318z"/>
    <draw:marker draw:name="Arrowheads_20_151" draw:display-name="Arrowheads 151" svg:viewBox="0 0 318 318" svg:d="M159 0l159 318h-318z"/>
    <draw:marker draw:name="Arrowheads_20_152" draw:display-name="Arrowheads 152" svg:viewBox="0 0 318 318" svg:d="M159 0l159 318h-318z"/>
    <draw:marker draw:name="Arrowheads_20_153" draw:display-name="Arrowheads 153" svg:viewBox="0 0 318 318" svg:d="M159 0l159 318h-318z"/>
    <draw:marker draw:name="Arrowheads_20_16" draw:display-name="Arrowheads 16" svg:viewBox="0 0 318 318" svg:d="M159 0l159 318h-318z"/>
    <draw:marker draw:name="Arrowheads_20_17" draw:display-name="Arrowheads 17" svg:viewBox="0 0 318 318" svg:d="M159 0l159 318h-318z"/>
    <draw:marker draw:name="Arrowheads_20_18" draw:display-name="Arrowheads 18" svg:viewBox="0 0 318 318" svg:d="M159 0l159 318h-318z"/>
    <draw:marker draw:name="Arrowheads_20_19" draw:display-name="Arrowheads 19" svg:viewBox="0 0 318 318" svg:d="M159 0l159 318h-318z"/>
    <draw:marker draw:name="Arrowheads_20_2" draw:display-name="Arrowheads 2" svg:viewBox="0 0 318 318" svg:d="M159 0l159 318h-318z"/>
    <draw:marker draw:name="Arrowheads_20_20" draw:display-name="Arrowheads 20" svg:viewBox="0 0 318 318" svg:d="M159 0l159 318h-318z"/>
    <draw:marker draw:name="Arrowheads_20_21" draw:display-name="Arrowheads 21" svg:viewBox="0 0 318 318" svg:d="M159 0l159 318h-318z"/>
    <draw:marker draw:name="Arrowheads_20_22" draw:display-name="Arrowheads 22" svg:viewBox="0 0 318 318" svg:d="M159 0l159 318h-318z"/>
    <draw:marker draw:name="Arrowheads_20_23" draw:display-name="Arrowheads 23" svg:viewBox="0 0 318 318" svg:d="M159 0l159 318h-318z"/>
    <draw:marker draw:name="Arrowheads_20_24" draw:display-name="Arrowheads 24" svg:viewBox="0 0 318 318" svg:d="M159 0l159 318h-318z"/>
    <draw:marker draw:name="Arrowheads_20_25" draw:display-name="Arrowheads 25" svg:viewBox="0 0 318 318" svg:d="M159 0l159 318h-318z"/>
    <draw:marker draw:name="Arrowheads_20_26" draw:display-name="Arrowheads 26" svg:viewBox="0 0 318 318" svg:d="M159 0l159 318h-318z"/>
    <draw:marker draw:name="Arrowheads_20_27" draw:display-name="Arrowheads 27" svg:viewBox="0 0 318 318" svg:d="M159 0l159 318h-318z"/>
    <draw:marker draw:name="Arrowheads_20_28" draw:display-name="Arrowheads 28" svg:viewBox="0 0 318 318" svg:d="M159 0l159 318h-318z"/>
    <draw:marker draw:name="Arrowheads_20_29" draw:display-name="Arrowheads 29" svg:viewBox="0 0 318 318" svg:d="M159 0l159 318h-318z"/>
    <draw:marker draw:name="Arrowheads_20_3" draw:display-name="Arrowheads 3" svg:viewBox="0 0 318 318" svg:d="M159 0l159 318h-318z"/>
    <draw:marker draw:name="Arrowheads_20_30" draw:display-name="Arrowheads 30" svg:viewBox="0 0 318 318" svg:d="M159 0l159 318h-318z"/>
    <draw:marker draw:name="Arrowheads_20_31" draw:display-name="Arrowheads 31" svg:viewBox="0 0 318 318" svg:d="M159 0l159 318h-318z"/>
    <draw:marker draw:name="Arrowheads_20_32" draw:display-name="Arrowheads 32" svg:viewBox="0 0 318 318" svg:d="M159 0l159 318h-318z"/>
    <draw:marker draw:name="Arrowheads_20_33" draw:display-name="Arrowheads 33" svg:viewBox="0 0 318 318" svg:d="M159 0l159 318h-318z"/>
    <draw:marker draw:name="Arrowheads_20_34" draw:display-name="Arrowheads 34" svg:viewBox="0 0 318 318" svg:d="M159 0l159 318h-318z"/>
    <draw:marker draw:name="Arrowheads_20_35" draw:display-name="Arrowheads 35" svg:viewBox="0 0 318 318" svg:d="M159 0l159 318h-318z"/>
    <draw:marker draw:name="Arrowheads_20_36" draw:display-name="Arrowheads 36" svg:viewBox="0 0 318 318" svg:d="M159 0l159 318h-318z"/>
    <draw:marker draw:name="Arrowheads_20_37" draw:display-name="Arrowheads 37" svg:viewBox="0 0 318 318" svg:d="M159 0l159 318h-318z"/>
    <draw:marker draw:name="Arrowheads_20_38" draw:display-name="Arrowheads 38" svg:viewBox="0 0 318 318" svg:d="M159 0l159 318h-318z"/>
    <draw:marker draw:name="Arrowheads_20_39" draw:display-name="Arrowheads 39" svg:viewBox="0 0 318 318" svg:d="M159 0l159 318h-318z"/>
    <draw:marker draw:name="Arrowheads_20_4" draw:display-name="Arrowheads 4" svg:viewBox="0 0 318 318" svg:d="M159 0l159 318h-318z"/>
    <draw:marker draw:name="Arrowheads_20_40" draw:display-name="Arrowheads 40" svg:viewBox="0 0 318 318" svg:d="M159 0l159 318h-318z"/>
    <draw:marker draw:name="Arrowheads_20_41" draw:display-name="Arrowheads 41" svg:viewBox="0 0 318 318" svg:d="M159 0l159 318h-318z"/>
    <draw:marker draw:name="Arrowheads_20_42" draw:display-name="Arrowheads 42" svg:viewBox="0 0 318 318" svg:d="M159 0l159 318h-318z"/>
    <draw:marker draw:name="Arrowheads_20_43" draw:display-name="Arrowheads 43" svg:viewBox="0 0 318 318" svg:d="M159 0l159 318h-318z"/>
    <draw:marker draw:name="Arrowheads_20_44" draw:display-name="Arrowheads 44" svg:viewBox="0 0 318 318" svg:d="M159 0l159 318h-318z"/>
    <draw:marker draw:name="Arrowheads_20_45" draw:display-name="Arrowheads 45" svg:viewBox="0 0 318 318" svg:d="M159 0l159 318h-318z"/>
    <draw:marker draw:name="Arrowheads_20_46" draw:display-name="Arrowheads 46" svg:viewBox="0 0 318 318" svg:d="M159 0l159 318h-318z"/>
    <draw:marker draw:name="Arrowheads_20_47" draw:display-name="Arrowheads 47" svg:viewBox="0 0 318 318" svg:d="M159 0l159 318h-318z"/>
    <draw:marker draw:name="Arrowheads_20_48" draw:display-name="Arrowheads 48" svg:viewBox="0 0 318 318" svg:d="M159 0l159 318h-318z"/>
    <draw:marker draw:name="Arrowheads_20_49" draw:display-name="Arrowheads 49" svg:viewBox="0 0 318 318" svg:d="M159 0l159 318h-318z"/>
    <draw:marker draw:name="Arrowheads_20_5" draw:display-name="Arrowheads 5" svg:viewBox="0 0 318 318" svg:d="M159 0l159 318h-318z"/>
    <draw:marker draw:name="Arrowheads_20_50" draw:display-name="Arrowheads 50" svg:viewBox="0 0 318 318" svg:d="M159 0l159 318h-318z"/>
    <draw:marker draw:name="Arrowheads_20_51" draw:display-name="Arrowheads 51" svg:viewBox="0 0 318 318" svg:d="M159 0l159 318h-318z"/>
    <draw:marker draw:name="Arrowheads_20_52" draw:display-name="Arrowheads 52" svg:viewBox="0 0 318 318" svg:d="M159 0l159 318h-318z"/>
    <draw:marker draw:name="Arrowheads_20_53" draw:display-name="Arrowheads 53" svg:viewBox="0 0 318 318" svg:d="M159 0l159 318h-318z"/>
    <draw:marker draw:name="Arrowheads_20_54" draw:display-name="Arrowheads 54" svg:viewBox="0 0 318 318" svg:d="M159 0l159 318h-318z"/>
    <draw:marker draw:name="Arrowheads_20_55" draw:display-name="Arrowheads 55" svg:viewBox="0 0 318 318" svg:d="M159 0l159 318h-318z"/>
    <draw:marker draw:name="Arrowheads_20_56" draw:display-name="Arrowheads 56" svg:viewBox="0 0 318 318" svg:d="M159 0l159 318h-318z"/>
    <draw:marker draw:name="Arrowheads_20_57" draw:display-name="Arrowheads 57" svg:viewBox="0 0 318 318" svg:d="M159 0l159 318h-318z"/>
    <draw:marker draw:name="Arrowheads_20_58" draw:display-name="Arrowheads 58" svg:viewBox="0 0 318 318" svg:d="M159 0l159 318h-318z"/>
    <draw:marker draw:name="Arrowheads_20_59" draw:display-name="Arrowheads 59" svg:viewBox="0 0 318 318" svg:d="M159 0l159 318h-318z"/>
    <draw:marker draw:name="Arrowheads_20_6" draw:display-name="Arrowheads 6" svg:viewBox="0 0 318 318" svg:d="M159 0l159 318h-318z"/>
    <draw:marker draw:name="Arrowheads_20_60" draw:display-name="Arrowheads 60" svg:viewBox="0 0 318 318" svg:d="M159 0l159 318h-318z"/>
    <draw:marker draw:name="Arrowheads_20_61" draw:display-name="Arrowheads 61" svg:viewBox="0 0 318 318" svg:d="M159 0l159 318h-318z"/>
    <draw:marker draw:name="Arrowheads_20_62" draw:display-name="Arrowheads 62" svg:viewBox="0 0 318 318" svg:d="M159 0l159 318h-318z"/>
    <draw:marker draw:name="Arrowheads_20_63" draw:display-name="Arrowheads 63" svg:viewBox="0 0 318 318" svg:d="M159 0l159 318h-318z"/>
    <draw:marker draw:name="Arrowheads_20_64" draw:display-name="Arrowheads 64" svg:viewBox="0 0 318 318" svg:d="M159 0l159 318h-318z"/>
    <draw:marker draw:name="Arrowheads_20_65" draw:display-name="Arrowheads 65" svg:viewBox="0 0 318 318" svg:d="M159 0l159 318h-318z"/>
    <draw:marker draw:name="Arrowheads_20_66" draw:display-name="Arrowheads 66" svg:viewBox="0 0 318 318" svg:d="M159 0l159 318h-318z"/>
    <draw:marker draw:name="Arrowheads_20_67" draw:display-name="Arrowheads 67" svg:viewBox="0 0 318 318" svg:d="M159 0l159 318h-318z"/>
    <draw:marker draw:name="Arrowheads_20_68" draw:display-name="Arrowheads 68" svg:viewBox="0 0 318 318" svg:d="M159 0l159 318h-318z"/>
    <draw:marker draw:name="Arrowheads_20_69" draw:display-name="Arrowheads 69" svg:viewBox="0 0 318 318" svg:d="M159 0l159 318h-318z"/>
    <draw:marker draw:name="Arrowheads_20_7" draw:display-name="Arrowheads 7" svg:viewBox="0 0 318 318" svg:d="M159 0l159 318h-318z"/>
    <draw:marker draw:name="Arrowheads_20_70" draw:display-name="Arrowheads 70" svg:viewBox="0 0 318 318" svg:d="M159 0l159 318h-318z"/>
    <draw:marker draw:name="Arrowheads_20_71" draw:display-name="Arrowheads 71" svg:viewBox="0 0 318 318" svg:d="M159 0l159 318h-318z"/>
    <draw:marker draw:name="Arrowheads_20_72" draw:display-name="Arrowheads 72" svg:viewBox="0 0 318 318" svg:d="M159 0l159 318h-318z"/>
    <draw:marker draw:name="Arrowheads_20_73" draw:display-name="Arrowheads 73" svg:viewBox="0 0 318 318" svg:d="M159 0l159 318h-318z"/>
    <draw:marker draw:name="Arrowheads_20_74" draw:display-name="Arrowheads 74" svg:viewBox="0 0 318 318" svg:d="M159 0l159 318h-318z"/>
    <draw:marker draw:name="Arrowheads_20_75" draw:display-name="Arrowheads 75" svg:viewBox="0 0 318 318" svg:d="M159 0l159 318h-318z"/>
    <draw:marker draw:name="Arrowheads_20_76" draw:display-name="Arrowheads 76" svg:viewBox="0 0 318 318" svg:d="M159 0l159 318h-318z"/>
    <draw:marker draw:name="Arrowheads_20_77" draw:display-name="Arrowheads 77" svg:viewBox="0 0 318 318" svg:d="M159 0l159 318h-318z"/>
    <draw:marker draw:name="Arrowheads_20_78" draw:display-name="Arrowheads 78" svg:viewBox="0 0 318 318" svg:d="M159 0l159 318h-318z"/>
    <draw:marker draw:name="Arrowheads_20_79" draw:display-name="Arrowheads 79" svg:viewBox="0 0 318 318" svg:d="M159 0l159 318h-318z"/>
    <draw:marker draw:name="Arrowheads_20_8" draw:display-name="Arrowheads 8" svg:viewBox="0 0 318 318" svg:d="M159 0l159 318h-318z"/>
    <draw:marker draw:name="Arrowheads_20_80" draw:display-name="Arrowheads 80" svg:viewBox="0 0 318 318" svg:d="M159 0l159 318h-318z"/>
    <draw:marker draw:name="Arrowheads_20_81" draw:display-name="Arrowheads 81" svg:viewBox="0 0 318 318" svg:d="M159 0l159 318h-318z"/>
    <draw:marker draw:name="Arrowheads_20_82" draw:display-name="Arrowheads 82" svg:viewBox="0 0 318 318" svg:d="M159 0l159 318h-318z"/>
    <draw:marker draw:name="Arrowheads_20_83" draw:display-name="Arrowheads 83" svg:viewBox="0 0 318 318" svg:d="M159 0l159 318h-318z"/>
    <draw:marker draw:name="Arrowheads_20_84" draw:display-name="Arrowheads 84" svg:viewBox="0 0 318 318" svg:d="M159 0l159 318h-318z"/>
    <draw:marker draw:name="Arrowheads_20_85" draw:display-name="Arrowheads 85" svg:viewBox="0 0 318 318" svg:d="M159 0l159 318h-318z"/>
    <draw:marker draw:name="Arrowheads_20_86" draw:display-name="Arrowheads 86" svg:viewBox="0 0 318 318" svg:d="M159 0l159 318h-318z"/>
    <draw:marker draw:name="Arrowheads_20_87" draw:display-name="Arrowheads 87" svg:viewBox="0 0 318 318" svg:d="M159 0l159 318h-318z"/>
    <draw:marker draw:name="Arrowheads_20_88" draw:display-name="Arrowheads 88" svg:viewBox="0 0 318 318" svg:d="M159 0l159 318h-318z"/>
    <draw:marker draw:name="Arrowheads_20_89" draw:display-name="Arrowheads 89" svg:viewBox="0 0 318 318" svg:d="M159 0l159 318h-318z"/>
    <draw:marker draw:name="Arrowheads_20_9" draw:display-name="Arrowheads 9" svg:viewBox="0 0 318 318" svg:d="M159 0l159 318h-318z"/>
    <draw:marker draw:name="Arrowheads_20_90" draw:display-name="Arrowheads 90" svg:viewBox="0 0 318 318" svg:d="M159 0l159 318h-318z"/>
    <draw:marker draw:name="Arrowheads_20_91" draw:display-name="Arrowheads 91" svg:viewBox="0 0 318 318" svg:d="M159 0l159 318h-318z"/>
    <draw:marker draw:name="Arrowheads_20_92" draw:display-name="Arrowheads 92" svg:viewBox="0 0 318 318" svg:d="M159 0l159 318h-318z"/>
    <draw:marker draw:name="Arrowheads_20_93" draw:display-name="Arrowheads 93" svg:viewBox="0 0 318 318" svg:d="M159 0l159 318h-318z"/>
    <draw:marker draw:name="Arrowheads_20_94" draw:display-name="Arrowheads 94" svg:viewBox="0 0 318 318" svg:d="M159 0l159 318h-318z"/>
    <draw:marker draw:name="Arrowheads_20_95" draw:display-name="Arrowheads 95" svg:viewBox="0 0 318 318" svg:d="M159 0l159 318h-318z"/>
    <draw:marker draw:name="Arrowheads_20_96" draw:display-name="Arrowheads 96" svg:viewBox="0 0 318 318" svg:d="M159 0l159 318h-318z"/>
    <draw:marker draw:name="Arrowheads_20_97" draw:display-name="Arrowheads 97" svg:viewBox="0 0 318 318" svg:d="M159 0l159 318h-318z"/>
    <draw:marker draw:name="Arrowheads_20_98" draw:display-name="Arrowheads 98" svg:viewBox="0 0 318 318" svg:d="M159 0l159 318h-318z"/>
    <draw:marker draw:name="Arrowheads_20_99" draw:display-name="Arrowheads 99" svg:viewBox="0 0 318 318" svg:d="M159 0l159 318h-318z"/>
    <draw:marker draw:name="msArrowEnd_20_5" draw:display-name="msArrowEnd 5" svg:viewBox="0 0 636 636" svg:d="M318 0l318 636h-636z"/>
    <draw:stroke-dash draw:name="Dashed_20__28_var_29__20_4" draw:display-name="Dashed (var) 4" draw:style="rect" draw:dots2="1" draw:dots2-length="0.846cm" draw:distance="0.317cm"/>
    <draw:stroke-dash draw:name="Dashed_20__28_var_29__20_5" draw:display-name="Dashed (var) 5" draw:style="rect" draw:dots2="1" draw:dots2-length="0.423cm" draw:distance="0.31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affd9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28cm" fo:padding-bottom="0.128cm" fo:padding-left="0.256cm" fo:padding-right="0.256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fo:background-color="transparent" style:font-name-asian="WenQuanYi Zen Hei Sharp" style:font-family-asian="'WenQuanYi Zen Hei Sharp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8cm" fo:padding-bottom="0.128cm" fo:padding-left="0.256cm" fo:padding-right="0.256cm">
        <text:list-style style:name="Default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WenQuanYi Zen Hei Sharp" style:font-family-asian="'WenQuanYi Zen Hei Sharp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WenQuanYi Zen Hei Sharp" style:font-family-asian="'WenQuanYi Zen Hei Sharp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Default-title">
          <text:list-level-style-number text:level="1" style:num-format="">
            <style:list-level-properties/>
            <style:text-properties fo:color="#3333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ff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bold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22cm" fo:page-height="26.0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affd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auto-grow-height="false" fo:min-height="1.303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03cm"/>
    </style:style>
    <style:style style:name="Mgr4" style:family="graphic" style:parent-style-name="standard">
      <style:graphic-properties draw:stroke="none" draw:fill="none" draw:fill-color="#ff9900" draw:textarea-horizontal-align="justify" draw:textarea-vertical-align="middle" draw:auto-grow-height="false" draw:auto-grow-width="false" fo:min-height="1.271cm" fo:min-width="0cm" fo:padding-top="0.128cm" fo:padding-bottom="0.128cm" fo:padding-left="0.256cm" fo:padding-right="0.256cm" fo:wrap-option="no-wrap" draw:shadow-color="#000000"/>
    </style:style>
    <style:style style:name="Mgr5" style:family="graphic" style:parent-style-name="standard">
      <style:graphic-properties draw:stroke="solid" svg:stroke-width="0.132cm" svg:stroke-color="#000000" draw:stroke-linejoin="miter" svg:stroke-linecap="square" draw:fill="none" draw:fill-color="#ff9900" draw:textarea-horizontal-align="left" draw:textarea-vertical-align="middle" draw:auto-grow-height="false" fo:min-height="18.653cm" fo:min-width="24.763cm" fo:padding-top="0.13cm" fo:padding-bottom="0.13cm" fo:padding-left="0.25cm" fo:padding-right="0.25cm" fo:wrap-option="no-wrap" draw:shadow-color="#000000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328cm" fo:min-width="0cm" fo:padding-top="0cm" fo:padding-bottom="0cm" fo:padding-left="0.054cm" fo:padding-right="0.054cm" fo:wrap-option="wrap" draw:shadow-color="#969696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328cm" fo:min-width="0cm" fo:padding-top="0cm" fo:padding-bottom="0cm" fo:padding-left="0.054cm" fo:padding-right="0.054cm" fo:wrap-option="wrap" draw:shadow-color="#969696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text-properties fo:font-size="14pt" style:font-size-asian="14pt" style:font-size-complex="14pt"/>
    </style:style>
    <style:style style:name="MP3" style:family="paragraph">
      <loext:graphic-properties draw:fill="none" draw:fill-color="#ffffff"/>
      <style:text-properties fo:font-size="14pt" style:font-size-asian="14pt" style:font-size-complex="14pt"/>
    </style:style>
    <style:style style:name="MP4" style:family="paragraph"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loext:graphic-properties draw:fill="none" draw:fill-color="#ff9900"/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center" fo:text-indent="0cm" style:writing-mode="lr-tb"/>
    </style:style>
    <style:style style:name="MP9" style:family="paragraph">
      <loext:graphic-properties draw:fill="none" draw:fill-color="#ff9900"/>
      <style:paragraph-properties fo:margin-left="0cm" fo:margin-right="0cm" fo:text-align="center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loext:graphic-properties draw:fill="none" draw:fill-color="#ff9900"/>
      <style:paragraph-properties fo:margin-left="0cm" fo:margin-right="0cm" fo:text-align="end" fo:text-indent="0cm" style:writing-mode="lr-tb" style:font-independent-line-spacing="true"/>
    </style:style>
    <style:style style:name="MP12" style:family="paragraph">
      <loext:graphic-properties draw:fill="none" draw:fill-color="#ff9900"/>
      <style:paragraph-properties style:writing-mode="lr-tb" style:font-independent-line-spacing="true"/>
    </style:style>
    <style:style style:name="MP13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4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language="en" fo:country="US" fo:font-style="italic" style:font-size-asian="10pt" style:language-asian="en" style:country-asian="US" style:font-style-asian="italic" style:font-size-complex="10pt" style:language-complex="en" style:country-complex="US" style:font-style-complex="italic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22cm" svg:height="26.07cm" svg:x="0cm" svg:y="0cm">
        <text:p/>
      </draw:rect>
      <draw:page-thumbnail draw:layer="backgroundobjects" svg:width="8.109cm" svg:height="6.081cm" svg:x="1cm" svg:y="2.506cm"/>
      <draw:page-thumbnail draw:layer="backgroundobjects" svg:width="8.109cm" svg:height="6.081cm" svg:x="1cm" svg:y="9.994cm"/>
      <draw:page-thumbnail draw:layer="backgroundobjects" svg:width="8.109cm" svg:height="6.081cm" svg:x="1cm" svg:y="17.482cm"/>
      <draw:page-thumbnail draw:layer="backgroundobjects" svg:width="8.109cm" svg:height="6.081cm" svg:x="10.11cm" svg:y="2.506cm"/>
      <draw:page-thumbnail draw:layer="backgroundobjects" svg:width="8.109cm" svg:height="6.081cm" svg:x="10.11cm" svg:y="9.994cm"/>
      <draw:page-thumbnail draw:layer="backgroundobjects" svg:width="8.109cm" svg:height="6.081cm" svg:x="10.11cm" svg:y="17.482cm"/>
      <draw:frame draw:style-name="Mgr2" draw:text-style-name="MP3" draw:layer="backgroundobjects" svg:width="8.34cm" svg:height="1.302cm" svg:x="0cm" svg:y="0cm" presentation:class="header">
        <draw:text-box>
          <text:p text:style-name="MP2"><text:span text:style-name="MT1"><presentation:header/></text:span></text:p>
        </draw:text-box>
      </draw:frame>
      <draw:frame draw:style-name="Mgr2" draw:text-style-name="MP5" draw:layer="backgroundobjects" svg:width="8.34cm" svg:height="1.302cm" svg:x="10.879cm" svg:y="0cm" presentation:class="date-time">
        <draw:text-box>
          <text:p text:style-name="MP4"><text:span text:style-name="MT1"><presentation:date-time/></text:span></text:p>
        </draw:text-box>
      </draw:frame>
      <draw:frame draw:style-name="Mgr3" draw:text-style-name="MP3" draw:layer="backgroundobjects" svg:width="8.34cm" svg:height="1.302cm" svg:x="0cm" svg:y="24.767cm" presentation:class="footer">
        <draw:text-box>
          <text:p text:style-name="MP2"><text:span text:style-name="MT1"><presentation:footer/></text:span></text:p>
        </draw:text-box>
      </draw:frame>
      <draw:frame draw:style-name="Mgr3" draw:text-style-name="MP5" draw:layer="backgroundobjects" svg:width="8.34cm" svg:height="1.302cm" svg:x="10.879cm" svg:y="24.767cm" presentation:class="page-number">
        <draw:text-box>
          <text:p text:style-name="MP4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9cm" svg:height="3.175cm" svg:x="1.905cm" svg:y="1.692cm" presentation:class="title" presentation:placeholder="true">
        <draw:text-box/>
      </draw:frame>
      <draw:frame presentation:style-name="Default-outline1" draw:layer="backgroundobjects" svg:width="21.59cm" svg:height="11.43cm" svg:x="1.905cm" svg:y="5.503cm" presentation:class="outline" presentation:placeholder="true">
        <draw:text-box/>
      </draw:frame>
      <draw:frame draw:style-name="Mgr4" draw:text-style-name="MP7" draw:layer="backgroundobjects" svg:width="5.292cm" svg:height="1.27cm" svg:x="1.905cm" svg:y="17.357cm" presentation:class="date-time">
        <draw:text-box>
          <text:list text:style-name="ML1">
            <text:list-header>
              <text:p text:style-name="MP6"><text:span text:style-name="MT1"><text:date style:data-style-name="D3" text:date-value="2020-10-26">10/26/20</text:date></text:span></text:p>
            </text:list-header>
          </text:list>
        </draw:text-box>
      </draw:frame>
      <draw:frame draw:style-name="Mgr4" draw:text-style-name="MP9" draw:layer="backgroundobjects" svg:width="8.044cm" svg:height="1.27cm" svg:x="8.678cm" svg:y="17.357cm" presentation:class="footer">
        <draw:text-box>
          <text:list text:style-name="ML1">
            <text:list-header>
              <text:p text:style-name="MP8"><text:span text:style-name="MT1"><presentation:footer/></text:span></text:p>
            </text:list-header>
          </text:list>
        </draw:text-box>
      </draw:frame>
      <draw:frame draw:style-name="Mgr4" draw:text-style-name="MP11" draw:layer="backgroundobjects" svg:width="5.292cm" svg:height="1.27cm" svg:x="18.203cm" svg:y="17.357cm" presentation:class="page-number">
        <draw:text-box>
          <text:list text:style-name="ML1">
            <text:list-header>
              <text:p text:style-name="MP10"><text:span text:style-name="MT1">Slid</text:span><text:span text:style-name="MT1">e </text:span><text:span text:style-name="MT1"><text:page-number>&lt;number&gt;</text:page-number></text:span></text:p>
            </text:list-header>
          </text:list>
        </draw:text-box>
      </draw:frame>
      <draw:custom-shape draw:style-name="Mgr5" draw:text-style-name="MP12" draw:layer="backgroundobjects" svg:width="25.263cm" svg:height="18.913cm" svg:x="0.066cm" svg:y="0.066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1" draw:text-style-name="MP1" draw:layer="backgroundobjects" svg:width="19.22cm" svg:height="26.07cm" svg:x="0cm" svg:y="0cm">
          <text:p/>
        </draw:rect>
        <draw:frame draw:style-name="Mgr6" draw:text-style-name="MP13" draw:layer="backgroundobjects" svg:width="8.326cm" svg:height="1.327cm" svg:x="0cm" svg:y="-0.001cm" presentation:class="header">
          <draw:text-box>
            <text:list text:style-name="ML1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draw:style-name="Mgr6" draw:text-style-name="MP14" draw:layer="backgroundobjects" svg:width="8.326cm" svg:height="1.327cm" svg:x="10.892cm" svg:y="-0.001cm" presentation:class="date-time">
          <draw:text-box>
            <text:list text:style-name="ML1">
              <text:list-header>
                <text:p text:style-name="MP10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912cm" svg:height="9.684cm" svg:x="3.153cm" svg:y="2.006cm" presentation:class="page"/>
        <draw:frame presentation:style-name="Default-notes" draw:layer="backgroundobjects" svg:width="14.094cm" svg:height="11.707cm" svg:x="2.562cm" svg:y="12.373cm" presentation:class="notes" presentation:placeholder="true">
          <draw:text-box/>
        </draw:frame>
        <draw:frame draw:style-name="Mgr7" draw:text-style-name="MP13" draw:layer="backgroundobjects" svg:width="8.326cm" svg:height="1.327cm" svg:x="0cm" svg:y="24.742cm" presentation:class="footer">
          <draw:text-box>
            <text:list text:style-name="ML1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draw:style-name="Mgr7" draw:text-style-name="MP14" draw:layer="backgroundobjects" svg:width="8.326cm" svg:height="1.327cm" svg:x="10.892cm" svg:y="24.742cm" presentation:class="page-number">
          <draw:text-box>
            <text:list text:style-name="ML1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ubble Sort</dc:title>
    <meta:creation-date>1999-07-26T15:29:53.770000000</meta:creation-date>
    <dc:date>2020-10-26T09:16:01.042769934</dc:date>
    <meta:print-date>1998-09-15T11:57:57.724000000</meta:print-date>
    <meta:editing-cycles>21</meta:editing-cycles>
    <meta:editing-duration>PT4H15M18S</meta:editing-duration>
    <meta:generator>LibreOffice/5.3.6.1$Linux_X86_64 LibreOffice_project/30$Build-1</meta:generator>
    <meta:document-statistic meta:object-count="1747"/>
    <meta:user-defined meta:name="Disposition" meta:value-type="float">1</meta:user-defined>
  </office:meta>
</office:document-meta>
</file>